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41.99pt"/>
    </style:style>
    <style:style style:name="co9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"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text-position=""/>
    </style:style>
    <style:style style:name="ce14" style:family="table-cell" style:parent-style-name="Default" style:data-style-name="N11">
      <style:table-cell-properties fo:border="none"/>
      <style:text-properties style:text-position="" style:font-name="Liberation Sans" style:font-name-asian="Noto Sans CJK SC Regular" style:font-name-complex="FreeSans"/>
    </style:style>
    <style:style style:name="ce15" style:family="table-cell" style:parent-style-name="Default" style:data-style-name="N11">
      <style:table-cell-properties fo:border="none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  <style:text-properties style:text-position=""/>
    </style:style>
    <style:style style:name="ce1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2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 style:data-style-name="N11">
      <style:text-properties style:text-position="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1"/>
    <style:style style:name="ce40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 style:data-style-name="N11">
      <style:table-cell-properties fo:border="none"/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order="none"/>
    </style:style>
    <style:style style:name="ce4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</style:style>
    <style:style style:name="ce5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order-bottom="none" fo:border-left="none" fo:border-right="2.24pt double-thin #000000" style:border-line-width-right="0.51pt 1.25pt 0.51pt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ce9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998" table:default-cell-style-name="Default"/>
        <table:table-row table:style-name="ro1">
          <table:table-cell table:number-columns-repeated="2"/>
          <table:table-cell table:style-name="ce5"/>
          <table:table-cell/>
          <table:table-cell table:style-name="ce1" office:value-type="string" calcext:value-type="string">
            <text:p>Custom Desktop</text:p>
          </table:table-cell>
          <table:table-cell table:style-name="ce1"/>
          <table:table-cell table:style-name="ce11"/>
          <table:table-cell table:style-name="ce15"/>
          <table:table-cell table:style-name="ce18"/>
          <table:table-cell/>
          <table:table-cell table:style-name="ce1" office:value-type="string" calcext:value-type="string">
            <text:p>Dell Poweredge 19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Dell Vostro 35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Intel NUC7i5BNH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 table:style-name="ce1"/>
          <table:table-cell table:style-name="ce1" office:value-type="string" calcext:value-type="string">
            <text:p>Total received</text:p>
          </table:table-cell>
          <table:table-cell table:style-name="ce1" table:number-columns-repeated="995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2" table:number-columns-repeated="3"/>
          <table:table-cell table:style-name="ce12"/>
          <table:table-cell table:style-name="ce16"/>
          <table:table-cell table:style-name="ce19"/>
          <table:table-cell table:style-name="ce2" table:number-columns-repeated="3"/>
          <table:table-cell table:style-name="ce12"/>
          <table:table-cell table:style-name="ce16"/>
          <table:table-cell table:style-name="ce4"/>
          <table:table-cell table:style-name="ce2" table:number-columns-repeated="3"/>
          <table:table-cell table:style-name="ce12"/>
          <table:table-cell table:style-name="ce16"/>
          <table:table-cell table:style-name="ce4"/>
          <table:table-cell table:style-name="ce2" table:number-columns-repeated="3"/>
          <table:table-cell table:style-name="ce12"/>
          <table:table-cell table:style-name="ce16"/>
          <table:table-cell table:style-name="ce4"/>
          <table:table-cell table:style-name="ce2" table:number-columns-repeated="997"/>
        </table:table-row>
        <table:table-row table:style-name="ro1">
          <table:table-cell office:value-type="string" calcext:value-type="string">
            <text:p>Carrier Freq.</text:p>
          </table:table-cell>
          <table:table-cell office:value-type="string" calcext:value-type="string">
            <text:p>Baud rate</text:p>
          </table:table-cell>
          <table:table-cell table:style-name="ce3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4]; &quot; Baud @ &quot;;[.A4]; &quot; Hz&quot;)" office:value-type="string" office:string-value="6 Baud @ 12 Hz" calcext:value-type="string">
            <text:p>6 Baud @ 12 Hz</text:p>
          </table:table-cell>
          <table:table-cell table:style-name="ce8" table:formula="of:=CONCATENATE([.E$1];&quot;_&quot;;[.$A4];&quot;_&quot;;[.$B4])" office:value-type="string" office:string-value="Custom Desktop_12_6" calcext:value-type="string">
            <text:p>Custom Desktop_12_6</text:p>
          </table:table-cell>
          <table:table-cell table:formula="of:=256-([.F4]+[.G4])" office:value-type="float" office:value="256" calcext:value-type="float">
            <text:p>256</text:p>
          </table:table-cell>
          <table:table-cell table:formula="of:=VLOOKUP([.D4];[data.$A$1:.$H$1048576];7;0)" office:value-type="float" office:value="0" calcext:value-type="float">
            <text:p>0</text:p>
          </table:table-cell>
          <table:table-cell table:style-name="ce13" table:formula="of:=VLOOKUP([.D4];[data.$A$1:.$H$1048576];8;0)" office:value-type="float" office:value="0" calcext:value-type="float">
            <text:p>0</text:p>
          </table:table-cell>
          <table:table-cell table:style-name="ce17" table:formula="of:=[.E4]/256" office:value-type="percentage" office:value="1" calcext:value-type="percentage">
            <text:p>100.00%</text:p>
          </table:table-cell>
          <table:table-cell table:style-name="ce20" table:formula="of:=([.F4]+[.G4])/256" office:value-type="percentage" office:value="0" calcext:value-type="percentage">
            <text:p>0.00%</text:p>
          </table:table-cell>
          <table:table-cell table:style-name="ce8" table:formula="of:=CONCATENATE([.K$1];&quot;_&quot;;[.$A4];&quot;_&quot;;[.$B4])" office:value-type="string" office:string-value="Dell Poweredge 1950_12_6" calcext:value-type="string">
            <text:p>Dell Poweredge 1950_12_6</text:p>
          </table:table-cell>
          <table:table-cell table:formula="of:=256-([.L4]+[.M4])" office:value-type="float" office:value="255" calcext:value-type="float">
            <text:p>255</text:p>
          </table:table-cell>
          <table:table-cell table:formula="of:=VLOOKUP([.J4];[data.$A$1:.$H$1048576];7;0)" office:value-type="float" office:value="1" calcext:value-type="float">
            <text:p>1</text:p>
          </table:table-cell>
          <table:table-cell table:style-name="ce13" table:formula="of:=VLOOKUP([.J4];[data.$A$1:.$H$1048576];8;0)" office:value-type="float" office:value="0" calcext:value-type="float">
            <text:p>0</text:p>
          </table:table-cell>
          <table:table-cell table:style-name="ce17" table:formula="of:=[.K4]/256" office:value-type="percentage" office:value="0.99609375" calcext:value-type="percentage">
            <text:p>99.61%</text:p>
          </table:table-cell>
          <table:table-cell table:style-name="ce20" table:formula="of:=([.L4]+[.M4])/256" office:value-type="percentage" office:value="0.00390625" calcext:value-type="percentage">
            <text:p>0.39%</text:p>
          </table:table-cell>
          <table:table-cell table:style-name="ce8" table:formula="of:=CONCATENATE([.Q$1];&quot;_&quot;;[.$A4];&quot;_&quot;;[.$B4])" office:value-type="string" office:string-value="Dell Vostro 3550_12_6" calcext:value-type="string">
            <text:p>Dell Vostro 3550_12_6</text:p>
          </table:table-cell>
          <table:table-cell table:formula="of:=256-([.R4]+[.S4])" office:value-type="float" office:value="254" calcext:value-type="float">
            <text:p>254</text:p>
          </table:table-cell>
          <table:table-cell table:formula="of:=VLOOKUP([.P4];[data.$A$1:.$H$1048576];7;0)" office:value-type="float" office:value="2" calcext:value-type="float">
            <text:p>2</text:p>
          </table:table-cell>
          <table:table-cell table:style-name="ce13" table:formula="of:=VLOOKUP([.P4];[data.$A$1:.$H$1048576];8;0)" office:value-type="float" office:value="0" calcext:value-type="float">
            <text:p>0</text:p>
          </table:table-cell>
          <table:table-cell table:style-name="ce17" table:formula="of:=[.Q4]/256" office:value-type="percentage" office:value="0.9921875" calcext:value-type="percentage">
            <text:p>99.22%</text:p>
          </table:table-cell>
          <table:table-cell table:style-name="ce20" table:formula="of:=([.R4]+[.S4])/256" office:value-type="percentage" office:value="0.0078125" calcext:value-type="percentage">
            <text:p>0.78%</text:p>
          </table:table-cell>
          <table:table-cell table:style-name="ce8" table:formula="of:=CONCATENATE([.W$1];&quot;_&quot;;[.$A4];&quot;_&quot;;[.$B4])" office:value-type="string" office:string-value="Intel NUC7i5BNH_12_6" calcext:value-type="string">
            <text:p>Intel NUC7i5BNH_12_6</text:p>
          </table:table-cell>
          <table:table-cell table:formula="of:=256-([.X4]+[.Y4])" office:value-type="float" office:value="251" calcext:value-type="float">
            <text:p>251</text:p>
          </table:table-cell>
          <table:table-cell table:formula="of:=VLOOKUP([.V4];[data.$A$1:.$H$1048576];7;0)" office:value-type="float" office:value="5" calcext:value-type="float">
            <text:p>5</text:p>
          </table:table-cell>
          <table:table-cell table:style-name="ce13" table:formula="of:=VLOOKUP([.V4];[data.$A$1:.$H$1048576];8;0)" office:value-type="float" office:value="0" calcext:value-type="float">
            <text:p>0</text:p>
          </table:table-cell>
          <table:table-cell table:style-name="ce17" table:formula="of:=[.W4]/256" office:value-type="percentage" office:value="0.98046875" calcext:value-type="percentage">
            <text:p>98.05%</text:p>
          </table:table-cell>
          <table:table-cell table:style-name="ce20" table:formula="of:=([.X4]+[.Y4])/256" office:value-type="percentage" office:value="0.01953125" calcext:value-type="percentage">
            <text:p>1.95%</text:p>
          </table:table-cell>
          <table:table-cell/>
          <table:table-cell table:style-name="ce9" table:formula="of:=([.E4]+[.K4]+[.Q4])/SUM([.E4:.S4])" office:value-type="percentage" office:value="0.993506493506493" calcext:value-type="percentage">
            <text:p>99.35%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5]; &quot; Baud @ &quot;;[.A5]; &quot; Hz&quot;)" office:value-type="string" office:string-value="6 Baud @ 18 Hz" calcext:value-type="string">
            <text:p>6 Baud @ 18 Hz</text:p>
          </table:table-cell>
          <table:table-cell table:style-name="ce8" table:formula="of:=CONCATENATE([.E$1];&quot;_&quot;;[.$A5];&quot;_&quot;;[.$B5])" office:value-type="string" office:string-value="Custom Desktop_18_6" calcext:value-type="string">
            <text:p>Custom Desktop_18_6</text:p>
          </table:table-cell>
          <table:table-cell table:formula="of:=256-([.F5]+[.G5])" office:value-type="float" office:value="256" calcext:value-type="float">
            <text:p>256</text:p>
          </table:table-cell>
          <table:table-cell table:formula="of:=VLOOKUP([.D5];[data.$A$1:.$H$1048576];7;0)" office:value-type="float" office:value="0" calcext:value-type="float">
            <text:p>0</text:p>
          </table:table-cell>
          <table:table-cell table:style-name="ce13" table:formula="of:=VLOOKUP([.D5];[data.$A$1:.$H$1048576];8;0)" office:value-type="float" office:value="0" calcext:value-type="float">
            <text:p>0</text:p>
          </table:table-cell>
          <table:table-cell table:style-name="ce17" table:formula="of:=[.E5]/256" office:value-type="percentage" office:value="1" calcext:value-type="percentage">
            <text:p>100.00%</text:p>
          </table:table-cell>
          <table:table-cell table:style-name="ce20" table:formula="of:=([.F5]+[.G5])/256" office:value-type="percentage" office:value="0" calcext:value-type="percentage">
            <text:p>0.00%</text:p>
          </table:table-cell>
          <table:table-cell table:style-name="ce8" table:formula="of:=CONCATENATE([.K$1];&quot;_&quot;;[.$A5];&quot;_&quot;;[.$B5])" office:value-type="string" office:string-value="Dell Poweredge 1950_18_6" calcext:value-type="string">
            <text:p>Dell Poweredge 1950_18_6</text:p>
          </table:table-cell>
          <table:table-cell table:formula="of:=256-([.L5]+[.M5])" office:value-type="float" office:value="255" calcext:value-type="float">
            <text:p>255</text:p>
          </table:table-cell>
          <table:table-cell table:formula="of:=VLOOKUP([.J5];[data.$A$1:.$H$1048576];7;0)" office:value-type="float" office:value="1" calcext:value-type="float">
            <text:p>1</text:p>
          </table:table-cell>
          <table:table-cell table:style-name="ce13" table:formula="of:=VLOOKUP([.J5];[data.$A$1:.$H$1048576];8;0)" office:value-type="float" office:value="0" calcext:value-type="float">
            <text:p>0</text:p>
          </table:table-cell>
          <table:table-cell table:style-name="ce17" table:formula="of:=[.K5]/256" office:value-type="percentage" office:value="0.99609375" calcext:value-type="percentage">
            <text:p>99.61%</text:p>
          </table:table-cell>
          <table:table-cell table:style-name="ce20" table:formula="of:=([.L5]+[.M5])/256" office:value-type="percentage" office:value="0.00390625" calcext:value-type="percentage">
            <text:p>0.39%</text:p>
          </table:table-cell>
          <table:table-cell table:style-name="ce8" table:formula="of:=CONCATENATE([.Q$1];&quot;_&quot;;[.$A5];&quot;_&quot;;[.$B5])" office:value-type="string" office:string-value="Dell Vostro 3550_18_6" calcext:value-type="string">
            <text:p>Dell Vostro 3550_18_6</text:p>
          </table:table-cell>
          <table:table-cell table:formula="of:=256-([.R5]+[.S5])" office:value-type="float" office:value="256" calcext:value-type="float">
            <text:p>256</text:p>
          </table:table-cell>
          <table:table-cell table:formula="of:=VLOOKUP([.P5];[data.$A$1:.$H$1048576];7;0)" office:value-type="float" office:value="0" calcext:value-type="float">
            <text:p>0</text:p>
          </table:table-cell>
          <table:table-cell table:style-name="ce13" table:formula="of:=VLOOKUP([.P5];[data.$A$1:.$H$1048576];8;0)" office:value-type="float" office:value="0" calcext:value-type="float">
            <text:p>0</text:p>
          </table:table-cell>
          <table:table-cell table:style-name="ce17" table:formula="of:=[.Q5]/256" office:value-type="percentage" office:value="1" calcext:value-type="percentage">
            <text:p>100.00%</text:p>
          </table:table-cell>
          <table:table-cell table:style-name="ce20" table:formula="of:=([.R5]+[.S5])/256" office:value-type="percentage" office:value="0" calcext:value-type="percentage">
            <text:p>0.00%</text:p>
          </table:table-cell>
          <table:table-cell table:style-name="ce8" table:formula="of:=CONCATENATE([.W$1];&quot;_&quot;;[.$A5];&quot;_&quot;;[.$B5])" office:value-type="string" office:string-value="Intel NUC7i5BNH_18_6" calcext:value-type="string">
            <text:p>Intel NUC7i5BNH_18_6</text:p>
          </table:table-cell>
          <table:table-cell table:formula="of:=256-([.X5]+[.Y5])" office:value-type="float" office:value="255" calcext:value-type="float">
            <text:p>255</text:p>
          </table:table-cell>
          <table:table-cell table:formula="of:=VLOOKUP([.V5];[data.$A$1:.$H$1048576];7;0)" office:value-type="float" office:value="1" calcext:value-type="float">
            <text:p>1</text:p>
          </table:table-cell>
          <table:table-cell table:style-name="ce13" table:formula="of:=VLOOKUP([.V5];[data.$A$1:.$H$1048576];8;0)" office:value-type="float" office:value="0" calcext:value-type="float">
            <text:p>0</text:p>
          </table:table-cell>
          <table:table-cell table:style-name="ce17" table:formula="of:=[.W5]/256" office:value-type="percentage" office:value="0.99609375" calcext:value-type="percentage">
            <text:p>99.61%</text:p>
          </table:table-cell>
          <table:table-cell table:style-name="ce20" table:formula="of:=([.X5]+[.Y5])/256" office:value-type="percentage" office:value="0.00390625" calcext:value-type="percentage">
            <text:p>0.39%</text:p>
          </table:table-cell>
          <table:table-cell/>
          <table:table-cell table:style-name="ce9" table:formula="of:=([.E5]+[.K5]+[.Q5])/SUM([.E5:.S5])" office:value-type="percentage" office:value="0.996103896103896" calcext:value-type="percentage">
            <text:p>99.61%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6]; &quot; Baud @ &quot;;[.A6]; &quot; Hz&quot;)" office:value-type="string" office:string-value="6 Baud @ 24 Hz" calcext:value-type="string">
            <text:p>6 Baud @ 24 Hz</text:p>
          </table:table-cell>
          <table:table-cell table:style-name="ce8" table:formula="of:=CONCATENATE([.E$1];&quot;_&quot;;[.$A6];&quot;_&quot;;[.$B6])" office:value-type="string" office:string-value="Custom Desktop_24_6" calcext:value-type="string">
            <text:p>Custom Desktop_24_6</text:p>
          </table:table-cell>
          <table:table-cell table:formula="of:=256-([.F6]+[.G6])" office:value-type="float" office:value="255" calcext:value-type="float">
            <text:p>255</text:p>
          </table:table-cell>
          <table:table-cell table:formula="of:=VLOOKUP([.D6];[data.$A$1:.$H$1048576];7;0)" office:value-type="float" office:value="1" calcext:value-type="float">
            <text:p>1</text:p>
          </table:table-cell>
          <table:table-cell table:style-name="ce13" table:formula="of:=VLOOKUP([.D6];[data.$A$1:.$H$1048576];8;0)" office:value-type="float" office:value="0" calcext:value-type="float">
            <text:p>0</text:p>
          </table:table-cell>
          <table:table-cell table:style-name="ce17" table:formula="of:=[.E6]/256" office:value-type="percentage" office:value="0.99609375" calcext:value-type="percentage">
            <text:p>99.61%</text:p>
          </table:table-cell>
          <table:table-cell table:style-name="ce20" table:formula="of:=([.F6]+[.G6])/256" office:value-type="percentage" office:value="0.00390625" calcext:value-type="percentage">
            <text:p>0.39%</text:p>
          </table:table-cell>
          <table:table-cell table:style-name="ce8" table:formula="of:=CONCATENATE([.K$1];&quot;_&quot;;[.$A6];&quot;_&quot;;[.$B6])" office:value-type="string" office:string-value="Dell Poweredge 1950_24_6" calcext:value-type="string">
            <text:p>Dell Poweredge 1950_24_6</text:p>
          </table:table-cell>
          <table:table-cell table:formula="of:=256-([.L6]+[.M6])" office:value-type="float" office:value="255" calcext:value-type="float">
            <text:p>255</text:p>
          </table:table-cell>
          <table:table-cell table:formula="of:=VLOOKUP([.J6];[data.$A$1:.$H$1048576];7;0)" office:value-type="float" office:value="1" calcext:value-type="float">
            <text:p>1</text:p>
          </table:table-cell>
          <table:table-cell table:style-name="ce13" table:formula="of:=VLOOKUP([.J6];[data.$A$1:.$H$1048576];8;0)" office:value-type="float" office:value="0" calcext:value-type="float">
            <text:p>0</text:p>
          </table:table-cell>
          <table:table-cell table:style-name="ce17" table:formula="of:=[.K6]/256" office:value-type="percentage" office:value="0.99609375" calcext:value-type="percentage">
            <text:p>99.61%</text:p>
          </table:table-cell>
          <table:table-cell table:style-name="ce20" table:formula="of:=([.L6]+[.M6])/256" office:value-type="percentage" office:value="0.00390625" calcext:value-type="percentage">
            <text:p>0.39%</text:p>
          </table:table-cell>
          <table:table-cell table:style-name="ce8" table:formula="of:=CONCATENATE([.Q$1];&quot;_&quot;;[.$A6];&quot;_&quot;;[.$B6])" office:value-type="string" office:string-value="Dell Vostro 3550_24_6" calcext:value-type="string">
            <text:p>Dell Vostro 3550_24_6</text:p>
          </table:table-cell>
          <table:table-cell table:formula="of:=256-([.R6]+[.S6])" office:value-type="float" office:value="255" calcext:value-type="float">
            <text:p>255</text:p>
          </table:table-cell>
          <table:table-cell table:formula="of:=VLOOKUP([.P6];[data.$A$1:.$H$1048576];7;0)" office:value-type="float" office:value="1" calcext:value-type="float">
            <text:p>1</text:p>
          </table:table-cell>
          <table:table-cell table:style-name="ce13" table:formula="of:=VLOOKUP([.P6];[data.$A$1:.$H$1048576];8;0)" office:value-type="float" office:value="0" calcext:value-type="float">
            <text:p>0</text:p>
          </table:table-cell>
          <table:table-cell table:style-name="ce17" table:formula="of:=[.Q6]/256" office:value-type="percentage" office:value="0.99609375" calcext:value-type="percentage">
            <text:p>99.61%</text:p>
          </table:table-cell>
          <table:table-cell table:style-name="ce20" table:formula="of:=([.R6]+[.S6])/256" office:value-type="percentage" office:value="0.00390625" calcext:value-type="percentage">
            <text:p>0.39%</text:p>
          </table:table-cell>
          <table:table-cell table:style-name="ce8" table:formula="of:=CONCATENATE([.W$1];&quot;_&quot;;[.$A6];&quot;_&quot;;[.$B6])" office:value-type="string" office:string-value="Intel NUC7i5BNH_24_6" calcext:value-type="string">
            <text:p>Intel NUC7i5BNH_24_6</text:p>
          </table:table-cell>
          <table:table-cell table:formula="of:=256-([.X6]+[.Y6])" office:value-type="float" office:value="256" calcext:value-type="float">
            <text:p>256</text:p>
          </table:table-cell>
          <table:table-cell table:formula="of:=VLOOKUP([.V6];[data.$A$1:.$H$1048576];7;0)" office:value-type="float" office:value="0" calcext:value-type="float">
            <text:p>0</text:p>
          </table:table-cell>
          <table:table-cell table:style-name="ce13" table:formula="of:=VLOOKUP([.V6];[data.$A$1:.$H$1048576];8;0)" office:value-type="float" office:value="0" calcext:value-type="float">
            <text:p>0</text:p>
          </table:table-cell>
          <table:table-cell table:style-name="ce17" table:formula="of:=[.W6]/256" office:value-type="percentage" office:value="1" calcext:value-type="percentage">
            <text:p>100.00%</text:p>
          </table:table-cell>
          <table:table-cell table:style-name="ce20" table:formula="of:=([.X6]+[.Y6])/256" office:value-type="percentage" office:value="0" calcext:value-type="percentage">
            <text:p>0.00%</text:p>
          </table:table-cell>
          <table:table-cell/>
          <table:table-cell table:style-name="ce9" table:formula="of:=([.E6]+[.K6]+[.Q6])/SUM([.E6:.S6])" office:value-type="percentage" office:value="0.993506493506493" calcext:value-type="percentage">
            <text:p>99.35%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7]; &quot; Baud @ &quot;;[.A7]; &quot; Hz&quot;)" office:value-type="string" office:string-value="6 Baud @ 30 Hz" calcext:value-type="string">
            <text:p>6 Baud @ 30 Hz</text:p>
          </table:table-cell>
          <table:table-cell table:style-name="ce8" table:formula="of:=CONCATENATE([.E$1];&quot;_&quot;;[.$A7];&quot;_&quot;;[.$B7])" office:value-type="string" office:string-value="Custom Desktop_30_6" calcext:value-type="string">
            <text:p>Custom Desktop_30_6</text:p>
          </table:table-cell>
          <table:table-cell table:formula="of:=256-([.F7]+[.G7])" office:value-type="float" office:value="255" calcext:value-type="float">
            <text:p>255</text:p>
          </table:table-cell>
          <table:table-cell table:formula="of:=VLOOKUP([.D7];[data.$A$1:.$H$1048576];7;0)" office:value-type="float" office:value="1" calcext:value-type="float">
            <text:p>1</text:p>
          </table:table-cell>
          <table:table-cell table:style-name="ce13" table:formula="of:=VLOOKUP([.D7];[data.$A$1:.$H$1048576];8;0)" office:value-type="float" office:value="0" calcext:value-type="float">
            <text:p>0</text:p>
          </table:table-cell>
          <table:table-cell table:style-name="ce17" table:formula="of:=[.E7]/256" office:value-type="percentage" office:value="0.99609375" calcext:value-type="percentage">
            <text:p>99.61%</text:p>
          </table:table-cell>
          <table:table-cell table:style-name="ce20" table:formula="of:=([.F7]+[.G7])/256" office:value-type="percentage" office:value="0.00390625" calcext:value-type="percentage">
            <text:p>0.39%</text:p>
          </table:table-cell>
          <table:table-cell table:style-name="ce8" table:formula="of:=CONCATENATE([.K$1];&quot;_&quot;;[.$A7];&quot;_&quot;;[.$B7])" office:value-type="string" office:string-value="Dell Poweredge 1950_30_6" calcext:value-type="string">
            <text:p>Dell Poweredge 1950_30_6</text:p>
          </table:table-cell>
          <table:table-cell table:formula="of:=256-([.L7]+[.M7])" office:value-type="float" office:value="255" calcext:value-type="float">
            <text:p>255</text:p>
          </table:table-cell>
          <table:table-cell table:formula="of:=VLOOKUP([.J7];[data.$A$1:.$H$1048576];7;0)" office:value-type="float" office:value="1" calcext:value-type="float">
            <text:p>1</text:p>
          </table:table-cell>
          <table:table-cell table:style-name="ce13" table:formula="of:=VLOOKUP([.J7];[data.$A$1:.$H$1048576];8;0)" office:value-type="float" office:value="0" calcext:value-type="float">
            <text:p>0</text:p>
          </table:table-cell>
          <table:table-cell table:style-name="ce17" table:formula="of:=[.K7]/256" office:value-type="percentage" office:value="0.99609375" calcext:value-type="percentage">
            <text:p>99.61%</text:p>
          </table:table-cell>
          <table:table-cell table:style-name="ce20" table:formula="of:=([.L7]+[.M7])/256" office:value-type="percentage" office:value="0.00390625" calcext:value-type="percentage">
            <text:p>0.39%</text:p>
          </table:table-cell>
          <table:table-cell table:style-name="ce8" table:formula="of:=CONCATENATE([.Q$1];&quot;_&quot;;[.$A7];&quot;_&quot;;[.$B7])" office:value-type="string" office:string-value="Dell Vostro 3550_30_6" calcext:value-type="string">
            <text:p>Dell Vostro 3550_30_6</text:p>
          </table:table-cell>
          <table:table-cell table:formula="of:=256-([.R7]+[.S7])" office:value-type="float" office:value="256" calcext:value-type="float">
            <text:p>256</text:p>
          </table:table-cell>
          <table:table-cell table:formula="of:=VLOOKUP([.P7];[data.$A$1:.$H$1048576];7;0)" office:value-type="float" office:value="0" calcext:value-type="float">
            <text:p>0</text:p>
          </table:table-cell>
          <table:table-cell table:style-name="ce13" table:formula="of:=VLOOKUP([.P7];[data.$A$1:.$H$1048576];8;0)" office:value-type="float" office:value="0" calcext:value-type="float">
            <text:p>0</text:p>
          </table:table-cell>
          <table:table-cell table:style-name="ce17" table:formula="of:=[.Q7]/256" office:value-type="percentage" office:value="1" calcext:value-type="percentage">
            <text:p>100.00%</text:p>
          </table:table-cell>
          <table:table-cell table:style-name="ce20" table:formula="of:=([.R7]+[.S7])/256" office:value-type="percentage" office:value="0" calcext:value-type="percentage">
            <text:p>0.00%</text:p>
          </table:table-cell>
          <table:table-cell table:style-name="ce8" table:formula="of:=CONCATENATE([.W$1];&quot;_&quot;;[.$A7];&quot;_&quot;;[.$B7])" office:value-type="string" office:string-value="Intel NUC7i5BNH_30_6" calcext:value-type="string">
            <text:p>Intel NUC7i5BNH_30_6</text:p>
          </table:table-cell>
          <table:table-cell table:formula="of:=256-([.X7]+[.Y7])" office:value-type="float" office:value="253" calcext:value-type="float">
            <text:p>253</text:p>
          </table:table-cell>
          <table:table-cell table:formula="of:=VLOOKUP([.V7];[data.$A$1:.$H$1048576];7;0)" office:value-type="float" office:value="3" calcext:value-type="float">
            <text:p>3</text:p>
          </table:table-cell>
          <table:table-cell table:style-name="ce13" table:formula="of:=VLOOKUP([.V7];[data.$A$1:.$H$1048576];8;0)" office:value-type="float" office:value="0" calcext:value-type="float">
            <text:p>0</text:p>
          </table:table-cell>
          <table:table-cell table:style-name="ce17" table:formula="of:=[.W7]/256" office:value-type="percentage" office:value="0.98828125" calcext:value-type="percentage">
            <text:p>98.83%</text:p>
          </table:table-cell>
          <table:table-cell table:style-name="ce20" table:formula="of:=([.X7]+[.Y7])/256" office:value-type="percentage" office:value="0.01171875" calcext:value-type="percentage">
            <text:p>1.17%</text:p>
          </table:table-cell>
          <table:table-cell/>
          <table:table-cell table:style-name="ce9" table:formula="of:=([.E7]+[.K7]+[.Q7])/SUM([.E7:.S7])" office:value-type="percentage" office:value="0.994805194805195" calcext:value-type="percentage">
            <text:p>99.48%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8]; &quot; Baud @ &quot;;[.A8]; &quot; Hz&quot;)" office:value-type="string" office:string-value="6 Baud @ 36 Hz" calcext:value-type="string">
            <text:p>6 Baud @ 36 Hz</text:p>
          </table:table-cell>
          <table:table-cell table:style-name="ce8" table:formula="of:=CONCATENATE([.E$1];&quot;_&quot;;[.$A8];&quot;_&quot;;[.$B8])" office:value-type="string" office:string-value="Custom Desktop_36_6" calcext:value-type="string">
            <text:p>Custom Desktop_36_6</text:p>
          </table:table-cell>
          <table:table-cell table:formula="of:=256-([.F8]+[.G8])" office:value-type="float" office:value="239" calcext:value-type="float">
            <text:p>239</text:p>
          </table:table-cell>
          <table:table-cell table:formula="of:=VLOOKUP([.D8];[data.$A$1:.$H$1048576];7;0)" office:value-type="float" office:value="17" calcext:value-type="float">
            <text:p>17</text:p>
          </table:table-cell>
          <table:table-cell table:style-name="ce13" table:formula="of:=VLOOKUP([.D8];[data.$A$1:.$H$1048576];8;0)" office:value-type="float" office:value="0" calcext:value-type="float">
            <text:p>0</text:p>
          </table:table-cell>
          <table:table-cell table:style-name="ce17" table:formula="of:=[.E8]/256" office:value-type="percentage" office:value="0.93359375" calcext:value-type="percentage">
            <text:p>93.36%</text:p>
          </table:table-cell>
          <table:table-cell table:style-name="ce20" table:formula="of:=([.F8]+[.G8])/256" office:value-type="percentage" office:value="0.06640625" calcext:value-type="percentage">
            <text:p>6.64%</text:p>
          </table:table-cell>
          <table:table-cell table:style-name="ce8" table:formula="of:=CONCATENATE([.K$1];&quot;_&quot;;[.$A8];&quot;_&quot;;[.$B8])" office:value-type="string" office:string-value="Dell Poweredge 1950_36_6" calcext:value-type="string">
            <text:p>Dell Poweredge 1950_36_6</text:p>
          </table:table-cell>
          <table:table-cell table:formula="of:=256-([.L8]+[.M8])" office:value-type="float" office:value="252" calcext:value-type="float">
            <text:p>252</text:p>
          </table:table-cell>
          <table:table-cell table:formula="of:=VLOOKUP([.J8];[data.$A$1:.$H$1048576];7;0)" office:value-type="float" office:value="4" calcext:value-type="float">
            <text:p>4</text:p>
          </table:table-cell>
          <table:table-cell table:style-name="ce13" table:formula="of:=VLOOKUP([.J8];[data.$A$1:.$H$1048576];8;0)" office:value-type="float" office:value="0" calcext:value-type="float">
            <text:p>0</text:p>
          </table:table-cell>
          <table:table-cell table:style-name="ce17" table:formula="of:=[.K8]/256" office:value-type="percentage" office:value="0.984375" calcext:value-type="percentage">
            <text:p>98.44%</text:p>
          </table:table-cell>
          <table:table-cell table:style-name="ce20" table:formula="of:=([.L8]+[.M8])/256" office:value-type="percentage" office:value="0.015625" calcext:value-type="percentage">
            <text:p>1.56%</text:p>
          </table:table-cell>
          <table:table-cell table:style-name="ce8" table:formula="of:=CONCATENATE([.Q$1];&quot;_&quot;;[.$A8];&quot;_&quot;;[.$B8])" office:value-type="string" office:string-value="Dell Vostro 3550_36_6" calcext:value-type="string">
            <text:p>Dell Vostro 3550_36_6</text:p>
          </table:table-cell>
          <table:table-cell table:formula="of:=256-([.R8]+[.S8])" office:value-type="float" office:value="248" calcext:value-type="float">
            <text:p>248</text:p>
          </table:table-cell>
          <table:table-cell table:formula="of:=VLOOKUP([.P8];[data.$A$1:.$H$1048576];7;0)" office:value-type="float" office:value="8" calcext:value-type="float">
            <text:p>8</text:p>
          </table:table-cell>
          <table:table-cell table:style-name="ce13" table:formula="of:=VLOOKUP([.P8];[data.$A$1:.$H$1048576];8;0)" office:value-type="float" office:value="0" calcext:value-type="float">
            <text:p>0</text:p>
          </table:table-cell>
          <table:table-cell table:style-name="ce17" table:formula="of:=[.Q8]/256" office:value-type="percentage" office:value="0.96875" calcext:value-type="percentage">
            <text:p>96.88%</text:p>
          </table:table-cell>
          <table:table-cell table:style-name="ce20" table:formula="of:=([.R8]+[.S8])/256" office:value-type="percentage" office:value="0.03125" calcext:value-type="percentage">
            <text:p>3.13%</text:p>
          </table:table-cell>
          <table:table-cell table:style-name="ce8" table:formula="of:=CONCATENATE([.W$1];&quot;_&quot;;[.$A8];&quot;_&quot;;[.$B8])" office:value-type="string" office:string-value="Intel NUC7i5BNH_36_6" calcext:value-type="string">
            <text:p>Intel NUC7i5BNH_36_6</text:p>
          </table:table-cell>
          <table:table-cell table:formula="of:=256-([.X8]+[.Y8])" office:value-type="float" office:value="244" calcext:value-type="float">
            <text:p>244</text:p>
          </table:table-cell>
          <table:table-cell table:formula="of:=VLOOKUP([.V8];[data.$A$1:.$H$1048576];7;0)" office:value-type="float" office:value="12" calcext:value-type="float">
            <text:p>12</text:p>
          </table:table-cell>
          <table:table-cell table:style-name="ce13" table:formula="of:=VLOOKUP([.V8];[data.$A$1:.$H$1048576];8;0)" office:value-type="float" office:value="0" calcext:value-type="float">
            <text:p>0</text:p>
          </table:table-cell>
          <table:table-cell table:style-name="ce17" table:formula="of:=[.W8]/256" office:value-type="percentage" office:value="0.953125" calcext:value-type="percentage">
            <text:p>95.31%</text:p>
          </table:table-cell>
          <table:table-cell table:style-name="ce20" table:formula="of:=([.X8]+[.Y8])/256" office:value-type="percentage" office:value="0.046875" calcext:value-type="percentage">
            <text:p>4.69%</text:p>
          </table:table-cell>
          <table:table-cell/>
          <table:table-cell table:style-name="ce9" table:formula="of:=([.E8]+[.K8]+[.Q8])/SUM([.E8:.S8])" office:value-type="percentage" office:value="0.95974025974026" calcext:value-type="percentage">
            <text:p>95.97%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9]; &quot; Baud @ &quot;;[.A9]; &quot; Hz&quot;)" office:value-type="string" office:string-value="6 Baud @ 42 Hz" calcext:value-type="string">
            <text:p>6 Baud @ 42 Hz</text:p>
          </table:table-cell>
          <table:table-cell table:style-name="ce8" table:formula="of:=CONCATENATE([.E$1];&quot;_&quot;;[.$A9];&quot;_&quot;;[.$B9])" office:value-type="string" office:string-value="Custom Desktop_42_6" calcext:value-type="string">
            <text:p>Custom Desktop_42_6</text:p>
          </table:table-cell>
          <table:table-cell table:formula="of:=256-([.F9]+[.G9])" office:value-type="float" office:value="220" calcext:value-type="float">
            <text:p>220</text:p>
          </table:table-cell>
          <table:table-cell table:formula="of:=VLOOKUP([.D9];[data.$A$1:.$H$1048576];7;0)" office:value-type="float" office:value="36" calcext:value-type="float">
            <text:p>36</text:p>
          </table:table-cell>
          <table:table-cell table:style-name="ce13" table:formula="of:=VLOOKUP([.D9];[data.$A$1:.$H$1048576];8;0)" office:value-type="float" office:value="0" calcext:value-type="float">
            <text:p>0</text:p>
          </table:table-cell>
          <table:table-cell table:style-name="ce17" table:formula="of:=[.E9]/256" office:value-type="percentage" office:value="0.859375" calcext:value-type="percentage">
            <text:p>85.94%</text:p>
          </table:table-cell>
          <table:table-cell table:style-name="ce20" table:formula="of:=([.F9]+[.G9])/256" office:value-type="percentage" office:value="0.140625" calcext:value-type="percentage">
            <text:p>14.06%</text:p>
          </table:table-cell>
          <table:table-cell table:style-name="ce8" table:formula="of:=CONCATENATE([.K$1];&quot;_&quot;;[.$A9];&quot;_&quot;;[.$B9])" office:value-type="string" office:string-value="Dell Poweredge 1950_42_6" calcext:value-type="string">
            <text:p>Dell Poweredge 1950_42_6</text:p>
          </table:table-cell>
          <table:table-cell table:formula="of:=256-([.L9]+[.M9])" office:value-type="float" office:value="250" calcext:value-type="float">
            <text:p>250</text:p>
          </table:table-cell>
          <table:table-cell table:formula="of:=VLOOKUP([.J9];[data.$A$1:.$H$1048576];7;0)" office:value-type="float" office:value="6" calcext:value-type="float">
            <text:p>6</text:p>
          </table:table-cell>
          <table:table-cell table:style-name="ce13" table:formula="of:=VLOOKUP([.J9];[data.$A$1:.$H$1048576];8;0)" office:value-type="float" office:value="0" calcext:value-type="float">
            <text:p>0</text:p>
          </table:table-cell>
          <table:table-cell table:style-name="ce17" table:formula="of:=[.K9]/256" office:value-type="percentage" office:value="0.9765625" calcext:value-type="percentage">
            <text:p>97.66%</text:p>
          </table:table-cell>
          <table:table-cell table:style-name="ce20" table:formula="of:=([.L9]+[.M9])/256" office:value-type="percentage" office:value="0.0234375" calcext:value-type="percentage">
            <text:p>2.34%</text:p>
          </table:table-cell>
          <table:table-cell table:style-name="ce8" table:formula="of:=CONCATENATE([.Q$1];&quot;_&quot;;[.$A9];&quot;_&quot;;[.$B9])" office:value-type="string" office:string-value="Dell Vostro 3550_42_6" calcext:value-type="string">
            <text:p>Dell Vostro 3550_42_6</text:p>
          </table:table-cell>
          <table:table-cell table:formula="of:=256-([.R9]+[.S9])" office:value-type="float" office:value="256" calcext:value-type="float">
            <text:p>256</text:p>
          </table:table-cell>
          <table:table-cell table:formula="of:=VLOOKUP([.P9];[data.$A$1:.$H$1048576];7;0)" office:value-type="float" office:value="0" calcext:value-type="float">
            <text:p>0</text:p>
          </table:table-cell>
          <table:table-cell table:style-name="ce13" table:formula="of:=VLOOKUP([.P9];[data.$A$1:.$H$1048576];8;0)" office:value-type="float" office:value="0" calcext:value-type="float">
            <text:p>0</text:p>
          </table:table-cell>
          <table:table-cell table:style-name="ce17" table:formula="of:=[.Q9]/256" office:value-type="percentage" office:value="1" calcext:value-type="percentage">
            <text:p>100.00%</text:p>
          </table:table-cell>
          <table:table-cell table:style-name="ce20" table:formula="of:=([.R9]+[.S9])/256" office:value-type="percentage" office:value="0" calcext:value-type="percentage">
            <text:p>0.00%</text:p>
          </table:table-cell>
          <table:table-cell table:style-name="ce8" table:formula="of:=CONCATENATE([.W$1];&quot;_&quot;;[.$A9];&quot;_&quot;;[.$B9])" office:value-type="string" office:string-value="Intel NUC7i5BNH_42_6" calcext:value-type="string">
            <text:p>Intel NUC7i5BNH_42_6</text:p>
          </table:table-cell>
          <table:table-cell table:formula="of:=256-([.X9]+[.Y9])" office:value-type="float" office:value="239" calcext:value-type="float">
            <text:p>239</text:p>
          </table:table-cell>
          <table:table-cell table:formula="of:=VLOOKUP([.V9];[data.$A$1:.$H$1048576];7;0)" office:value-type="float" office:value="15" calcext:value-type="float">
            <text:p>15</text:p>
          </table:table-cell>
          <table:table-cell table:style-name="ce13" table:formula="of:=VLOOKUP([.V9];[data.$A$1:.$H$1048576];8;0)" office:value-type="float" office:value="2" calcext:value-type="float">
            <text:p>2</text:p>
          </table:table-cell>
          <table:table-cell table:style-name="ce17" table:formula="of:=[.W9]/256" office:value-type="percentage" office:value="0.93359375" calcext:value-type="percentage">
            <text:p>93.36%</text:p>
          </table:table-cell>
          <table:table-cell table:style-name="ce20" table:formula="of:=([.X9]+[.Y9])/256" office:value-type="percentage" office:value="0.06640625" calcext:value-type="percentage">
            <text:p>6.64%</text:p>
          </table:table-cell>
          <table:table-cell/>
          <table:table-cell table:style-name="ce9" table:formula="of:=([.E9]+[.K9]+[.Q9])/SUM([.E9:.S9])" office:value-type="percentage" office:value="0.942857142857143" calcext:value-type="percentage">
            <text:p>94.29%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0]; &quot; Baud @ &quot;;[.A10]; &quot; Hz&quot;)" office:value-type="string" office:string-value="6 Baud @ 48 Hz" calcext:value-type="string">
            <text:p>6 Baud @ 48 Hz</text:p>
          </table:table-cell>
          <table:table-cell table:style-name="ce8" table:formula="of:=CONCATENATE([.E$1];&quot;_&quot;;[.$A10];&quot;_&quot;;[.$B10])" office:value-type="string" office:string-value="Custom Desktop_48_6" calcext:value-type="string">
            <text:p>Custom Desktop_48_6</text:p>
          </table:table-cell>
          <table:table-cell table:formula="of:=256-([.F10]+[.G10])" office:value-type="float" office:value="143" calcext:value-type="float">
            <text:p>143</text:p>
          </table:table-cell>
          <table:table-cell table:formula="of:=VLOOKUP([.D10];[data.$A$1:.$H$1048576];7;0)" office:value-type="float" office:value="113" calcext:value-type="float">
            <text:p>113</text:p>
          </table:table-cell>
          <table:table-cell table:style-name="ce13" table:formula="of:=VLOOKUP([.D10];[data.$A$1:.$H$1048576];8;0)" office:value-type="float" office:value="0" calcext:value-type="float">
            <text:p>0</text:p>
          </table:table-cell>
          <table:table-cell table:style-name="ce17" table:formula="of:=[.E10]/256" office:value-type="percentage" office:value="0.55859375" calcext:value-type="percentage">
            <text:p>55.86%</text:p>
          </table:table-cell>
          <table:table-cell table:style-name="ce20" table:formula="of:=([.F10]+[.G10])/256" office:value-type="percentage" office:value="0.44140625" calcext:value-type="percentage">
            <text:p>44.14%</text:p>
          </table:table-cell>
          <table:table-cell table:style-name="ce8" table:formula="of:=CONCATENATE([.K$1];&quot;_&quot;;[.$A10];&quot;_&quot;;[.$B10])" office:value-type="string" office:string-value="Dell Poweredge 1950_48_6" calcext:value-type="string">
            <text:p>Dell Poweredge 1950_48_6</text:p>
          </table:table-cell>
          <table:table-cell table:formula="of:=256-([.L10]+[.M10])" office:value-type="float" office:value="218" calcext:value-type="float">
            <text:p>218</text:p>
          </table:table-cell>
          <table:table-cell table:formula="of:=VLOOKUP([.J10];[data.$A$1:.$H$1048576];7;0)" office:value-type="float" office:value="38" calcext:value-type="float">
            <text:p>38</text:p>
          </table:table-cell>
          <table:table-cell table:style-name="ce13" table:formula="of:=VLOOKUP([.J10];[data.$A$1:.$H$1048576];8;0)" office:value-type="float" office:value="0" calcext:value-type="float">
            <text:p>0</text:p>
          </table:table-cell>
          <table:table-cell table:style-name="ce17" table:formula="of:=[.K10]/256" office:value-type="percentage" office:value="0.8515625" calcext:value-type="percentage">
            <text:p>85.16%</text:p>
          </table:table-cell>
          <table:table-cell table:style-name="ce20" table:formula="of:=([.L10]+[.M10])/256" office:value-type="percentage" office:value="0.1484375" calcext:value-type="percentage">
            <text:p>14.84%</text:p>
          </table:table-cell>
          <table:table-cell table:style-name="ce8" table:formula="of:=CONCATENATE([.Q$1];&quot;_&quot;;[.$A10];&quot;_&quot;;[.$B10])" office:value-type="string" office:string-value="Dell Vostro 3550_48_6" calcext:value-type="string">
            <text:p>Dell Vostro 3550_48_6</text:p>
          </table:table-cell>
          <table:table-cell table:formula="of:=256-([.R10]+[.S10])" office:value-type="float" office:value="210" calcext:value-type="float">
            <text:p>210</text:p>
          </table:table-cell>
          <table:table-cell table:formula="of:=VLOOKUP([.P10];[data.$A$1:.$H$1048576];7;0)" office:value-type="float" office:value="46" calcext:value-type="float">
            <text:p>46</text:p>
          </table:table-cell>
          <table:table-cell table:style-name="ce13" table:formula="of:=VLOOKUP([.P10];[data.$A$1:.$H$1048576];8;0)" office:value-type="float" office:value="0" calcext:value-type="float">
            <text:p>0</text:p>
          </table:table-cell>
          <table:table-cell table:style-name="ce17" table:formula="of:=[.Q10]/256" office:value-type="percentage" office:value="0.8203125" calcext:value-type="percentage">
            <text:p>82.03%</text:p>
          </table:table-cell>
          <table:table-cell table:style-name="ce20" table:formula="of:=([.R10]+[.S10])/256" office:value-type="percentage" office:value="0.1796875" calcext:value-type="percentage">
            <text:p>17.97%</text:p>
          </table:table-cell>
          <table:table-cell table:style-name="ce8" table:formula="of:=CONCATENATE([.W$1];&quot;_&quot;;[.$A10];&quot;_&quot;;[.$B10])" office:value-type="string" office:string-value="Intel NUC7i5BNH_48_6" calcext:value-type="string">
            <text:p>Intel NUC7i5BNH_48_6</text:p>
          </table:table-cell>
          <table:table-cell table:formula="of:=256-([.X10]+[.Y10])" office:value-type="float" office:value="36" calcext:value-type="float">
            <text:p>36</text:p>
          </table:table-cell>
          <table:table-cell table:formula="of:=VLOOKUP([.V10];[data.$A$1:.$H$1048576];7;0)" office:value-type="float" office:value="220" calcext:value-type="float">
            <text:p>220</text:p>
          </table:table-cell>
          <table:table-cell table:style-name="ce13" table:formula="of:=VLOOKUP([.V10];[data.$A$1:.$H$1048576];8;0)" office:value-type="float" office:value="0" calcext:value-type="float">
            <text:p>0</text:p>
          </table:table-cell>
          <table:table-cell table:style-name="ce17" table:formula="of:=[.W10]/256" office:value-type="percentage" office:value="0.140625" calcext:value-type="percentage">
            <text:p>14.06%</text:p>
          </table:table-cell>
          <table:table-cell table:style-name="ce20" table:formula="of:=([.X10]+[.Y10])/256" office:value-type="percentage" office:value="0.859375" calcext:value-type="percentage">
            <text:p>85.94%</text:p>
          </table:table-cell>
          <table:table-cell/>
          <table:table-cell table:style-name="ce9" table:formula="of:=([.E10]+[.K10]+[.Q10])/SUM([.E10:.S10])" office:value-type="percentage" office:value="0.741558441558442" calcext:value-type="percentage">
            <text:p>74.16%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1]; &quot; Baud @ &quot;;[.A11]; &quot; Hz&quot;)" office:value-type="string" office:string-value="6 Baud @ 54 Hz" calcext:value-type="string">
            <text:p>6 Baud @ 54 Hz</text:p>
          </table:table-cell>
          <table:table-cell table:style-name="ce8" table:formula="of:=CONCATENATE([.E$1];&quot;_&quot;;[.$A11];&quot;_&quot;;[.$B11])" office:value-type="string" office:string-value="Custom Desktop_54_6" calcext:value-type="string">
            <text:p>Custom Desktop_54_6</text:p>
          </table:table-cell>
          <table:table-cell table:formula="of:=256-([.F11]+[.G11])" office:value-type="float" office:value="208" calcext:value-type="float">
            <text:p>208</text:p>
          </table:table-cell>
          <table:table-cell table:formula="of:=VLOOKUP([.D11];[data.$A$1:.$H$1048576];7;0)" office:value-type="float" office:value="48" calcext:value-type="float">
            <text:p>48</text:p>
          </table:table-cell>
          <table:table-cell table:style-name="ce13" table:formula="of:=VLOOKUP([.D11];[data.$A$1:.$H$1048576];8;0)" office:value-type="float" office:value="0" calcext:value-type="float">
            <text:p>0</text:p>
          </table:table-cell>
          <table:table-cell table:style-name="ce17" table:formula="of:=[.E11]/256" office:value-type="percentage" office:value="0.8125" calcext:value-type="percentage">
            <text:p>81.25%</text:p>
          </table:table-cell>
          <table:table-cell table:style-name="ce20" table:formula="of:=([.F11]+[.G11])/256" office:value-type="percentage" office:value="0.1875" calcext:value-type="percentage">
            <text:p>18.75%</text:p>
          </table:table-cell>
          <table:table-cell table:style-name="ce8" table:formula="of:=CONCATENATE([.K$1];&quot;_&quot;;[.$A11];&quot;_&quot;;[.$B11])" office:value-type="string" office:string-value="Dell Poweredge 1950_54_6" calcext:value-type="string">
            <text:p>Dell Poweredge 1950_54_6</text:p>
          </table:table-cell>
          <table:table-cell table:formula="of:=256-([.L11]+[.M11])" office:value-type="float" office:value="253" calcext:value-type="float">
            <text:p>253</text:p>
          </table:table-cell>
          <table:table-cell table:formula="of:=VLOOKUP([.J11];[data.$A$1:.$H$1048576];7;0)" office:value-type="float" office:value="3" calcext:value-type="float">
            <text:p>3</text:p>
          </table:table-cell>
          <table:table-cell table:style-name="ce13" table:formula="of:=VLOOKUP([.J11];[data.$A$1:.$H$1048576];8;0)" office:value-type="float" office:value="0" calcext:value-type="float">
            <text:p>0</text:p>
          </table:table-cell>
          <table:table-cell table:style-name="ce17" table:formula="of:=[.K11]/256" office:value-type="percentage" office:value="0.98828125" calcext:value-type="percentage">
            <text:p>98.83%</text:p>
          </table:table-cell>
          <table:table-cell table:style-name="ce20" table:formula="of:=([.L11]+[.M11])/256" office:value-type="percentage" office:value="0.01171875" calcext:value-type="percentage">
            <text:p>1.17%</text:p>
          </table:table-cell>
          <table:table-cell table:style-name="ce8" table:formula="of:=CONCATENATE([.Q$1];&quot;_&quot;;[.$A11];&quot;_&quot;;[.$B11])" office:value-type="string" office:string-value="Dell Vostro 3550_54_6" calcext:value-type="string">
            <text:p>Dell Vostro 3550_54_6</text:p>
          </table:table-cell>
          <table:table-cell table:formula="of:=256-([.R11]+[.S11])" office:value-type="float" office:value="254" calcext:value-type="float">
            <text:p>254</text:p>
          </table:table-cell>
          <table:table-cell table:formula="of:=VLOOKUP([.P11];[data.$A$1:.$H$1048576];7;0)" office:value-type="float" office:value="2" calcext:value-type="float">
            <text:p>2</text:p>
          </table:table-cell>
          <table:table-cell table:style-name="ce13" table:formula="of:=VLOOKUP([.P11];[data.$A$1:.$H$1048576];8;0)" office:value-type="float" office:value="0" calcext:value-type="float">
            <text:p>0</text:p>
          </table:table-cell>
          <table:table-cell table:style-name="ce17" table:formula="of:=[.Q11]/256" office:value-type="percentage" office:value="0.9921875" calcext:value-type="percentage">
            <text:p>99.22%</text:p>
          </table:table-cell>
          <table:table-cell table:style-name="ce20" table:formula="of:=([.R11]+[.S11])/256" office:value-type="percentage" office:value="0.0078125" calcext:value-type="percentage">
            <text:p>0.78%</text:p>
          </table:table-cell>
          <table:table-cell table:style-name="ce8" table:formula="of:=CONCATENATE([.W$1];&quot;_&quot;;[.$A11];&quot;_&quot;;[.$B11])" office:value-type="string" office:string-value="Intel NUC7i5BNH_54_6" calcext:value-type="string">
            <text:p>Intel NUC7i5BNH_54_6</text:p>
          </table:table-cell>
          <table:table-cell table:formula="of:=256-([.X11]+[.Y11])" office:value-type="float" office:value="190" calcext:value-type="float">
            <text:p>190</text:p>
          </table:table-cell>
          <table:table-cell table:formula="of:=VLOOKUP([.V11];[data.$A$1:.$H$1048576];7;0)" office:value-type="float" office:value="66" calcext:value-type="float">
            <text:p>66</text:p>
          </table:table-cell>
          <table:table-cell table:style-name="ce13" table:formula="of:=VLOOKUP([.V11];[data.$A$1:.$H$1048576];8;0)" office:value-type="float" office:value="0" calcext:value-type="float">
            <text:p>0</text:p>
          </table:table-cell>
          <table:table-cell table:style-name="ce17" table:formula="of:=[.W11]/256" office:value-type="percentage" office:value="0.7421875" calcext:value-type="percentage">
            <text:p>74.22%</text:p>
          </table:table-cell>
          <table:table-cell table:style-name="ce20" table:formula="of:=([.X11]+[.Y11])/256" office:value-type="percentage" office:value="0.2578125" calcext:value-type="percentage">
            <text:p>25.78%</text:p>
          </table:table-cell>
          <table:table-cell/>
          <table:table-cell table:style-name="ce9" table:formula="of:=([.E11]+[.K11]+[.Q11])/SUM([.E11:.S11])" office:value-type="percentage" office:value="0.928571428571429" calcext:value-type="percentage">
            <text:p>92.86%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2]; &quot; Baud @ &quot;;[.A12]; &quot; Hz&quot;)" office:value-type="string" office:string-value="6 Baud @ 60 Hz" calcext:value-type="string">
            <text:p>6 Baud @ 60 Hz</text:p>
          </table:table-cell>
          <table:table-cell table:style-name="ce8" table:formula="of:=CONCATENATE([.E$1];&quot;_&quot;;[.$A12];&quot;_&quot;;[.$B12])" office:value-type="string" office:string-value="Custom Desktop_60_6" calcext:value-type="string">
            <text:p>Custom Desktop_60_6</text:p>
          </table:table-cell>
          <table:table-cell table:formula="of:=256-([.F12]+[.G12])" office:value-type="float" office:value="216" calcext:value-type="float">
            <text:p>216</text:p>
          </table:table-cell>
          <table:table-cell table:formula="of:=VLOOKUP([.D12];[data.$A$1:.$H$1048576];7;0)" office:value-type="float" office:value="40" calcext:value-type="float">
            <text:p>40</text:p>
          </table:table-cell>
          <table:table-cell table:style-name="ce13" table:formula="of:=VLOOKUP([.D12];[data.$A$1:.$H$1048576];8;0)" office:value-type="float" office:value="0" calcext:value-type="float">
            <text:p>0</text:p>
          </table:table-cell>
          <table:table-cell table:style-name="ce17" table:formula="of:=[.E12]/256" office:value-type="percentage" office:value="0.84375" calcext:value-type="percentage">
            <text:p>84.38%</text:p>
          </table:table-cell>
          <table:table-cell table:style-name="ce20" table:formula="of:=([.F12]+[.G12])/256" office:value-type="percentage" office:value="0.15625" calcext:value-type="percentage">
            <text:p>15.63%</text:p>
          </table:table-cell>
          <table:table-cell table:style-name="ce8" table:formula="of:=CONCATENATE([.K$1];&quot;_&quot;;[.$A12];&quot;_&quot;;[.$B12])" office:value-type="string" office:string-value="Dell Poweredge 1950_60_6" calcext:value-type="string">
            <text:p>Dell Poweredge 1950_60_6</text:p>
          </table:table-cell>
          <table:table-cell table:formula="of:=256-([.L12]+[.M12])" office:value-type="float" office:value="251" calcext:value-type="float">
            <text:p>251</text:p>
          </table:table-cell>
          <table:table-cell table:formula="of:=VLOOKUP([.J12];[data.$A$1:.$H$1048576];7;0)" office:value-type="float" office:value="5" calcext:value-type="float">
            <text:p>5</text:p>
          </table:table-cell>
          <table:table-cell table:style-name="ce13" table:formula="of:=VLOOKUP([.J12];[data.$A$1:.$H$1048576];8;0)" office:value-type="float" office:value="0" calcext:value-type="float">
            <text:p>0</text:p>
          </table:table-cell>
          <table:table-cell table:style-name="ce17" table:formula="of:=[.K12]/256" office:value-type="percentage" office:value="0.98046875" calcext:value-type="percentage">
            <text:p>98.05%</text:p>
          </table:table-cell>
          <table:table-cell table:style-name="ce20" table:formula="of:=([.L12]+[.M12])/256" office:value-type="percentage" office:value="0.01953125" calcext:value-type="percentage">
            <text:p>1.95%</text:p>
          </table:table-cell>
          <table:table-cell table:style-name="ce8" table:formula="of:=CONCATENATE([.Q$1];&quot;_&quot;;[.$A12];&quot;_&quot;;[.$B12])" office:value-type="string" office:string-value="Dell Vostro 3550_60_6" calcext:value-type="string">
            <text:p>Dell Vostro 3550_60_6</text:p>
          </table:table-cell>
          <table:table-cell table:formula="of:=256-([.R12]+[.S12])" office:value-type="float" office:value="255" calcext:value-type="float">
            <text:p>255</text:p>
          </table:table-cell>
          <table:table-cell table:formula="of:=VLOOKUP([.P12];[data.$A$1:.$H$1048576];7;0)" office:value-type="float" office:value="1" calcext:value-type="float">
            <text:p>1</text:p>
          </table:table-cell>
          <table:table-cell table:style-name="ce13" table:formula="of:=VLOOKUP([.P12];[data.$A$1:.$H$1048576];8;0)" office:value-type="float" office:value="0" calcext:value-type="float">
            <text:p>0</text:p>
          </table:table-cell>
          <table:table-cell table:style-name="ce17" table:formula="of:=[.Q12]/256" office:value-type="percentage" office:value="0.99609375" calcext:value-type="percentage">
            <text:p>99.61%</text:p>
          </table:table-cell>
          <table:table-cell table:style-name="ce20" table:formula="of:=([.R12]+[.S12])/256" office:value-type="percentage" office:value="0.00390625" calcext:value-type="percentage">
            <text:p>0.39%</text:p>
          </table:table-cell>
          <table:table-cell table:style-name="ce8" table:formula="of:=CONCATENATE([.W$1];&quot;_&quot;;[.$A12];&quot;_&quot;;[.$B12])" office:value-type="string" office:string-value="Intel NUC7i5BNH_60_6" calcext:value-type="string">
            <text:p>Intel NUC7i5BNH_60_6</text:p>
          </table:table-cell>
          <table:table-cell table:formula="of:=256-([.X12]+[.Y12])" office:value-type="float" office:value="190" calcext:value-type="float">
            <text:p>190</text:p>
          </table:table-cell>
          <table:table-cell table:formula="of:=VLOOKUP([.V12];[data.$A$1:.$H$1048576];7;0)" office:value-type="float" office:value="66" calcext:value-type="float">
            <text:p>66</text:p>
          </table:table-cell>
          <table:table-cell table:style-name="ce13" table:formula="of:=VLOOKUP([.V12];[data.$A$1:.$H$1048576];8;0)" office:value-type="float" office:value="0" calcext:value-type="float">
            <text:p>0</text:p>
          </table:table-cell>
          <table:table-cell table:style-name="ce17" table:formula="of:=[.W12]/256" office:value-type="percentage" office:value="0.7421875" calcext:value-type="percentage">
            <text:p>74.22%</text:p>
          </table:table-cell>
          <table:table-cell table:style-name="ce20" table:formula="of:=([.X12]+[.Y12])/256" office:value-type="percentage" office:value="0.2578125" calcext:value-type="percentage">
            <text:p>25.78%</text:p>
          </table:table-cell>
          <table:table-cell/>
          <table:table-cell table:style-name="ce9" table:formula="of:=([.E12]+[.K12]+[.Q12])/SUM([.E12:.S12])" office:value-type="percentage" office:value="0.937662337662338" calcext:value-type="percentage">
            <text:p>93.77%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3]; &quot; Baud @ &quot;;[.A13]; &quot; Hz&quot;)" office:value-type="string" office:string-value="6 Baud @ 66 Hz" calcext:value-type="string">
            <text:p>6 Baud @ 66 Hz</text:p>
          </table:table-cell>
          <table:table-cell table:style-name="ce8" table:formula="of:=CONCATENATE([.E$1];&quot;_&quot;;[.$A13];&quot;_&quot;;[.$B13])" office:value-type="string" office:string-value="Custom Desktop_66_6" calcext:value-type="string">
            <text:p>Custom Desktop_66_6</text:p>
          </table:table-cell>
          <table:table-cell table:formula="of:=256-([.F13]+[.G13])" office:value-type="float" office:value="247" calcext:value-type="float">
            <text:p>247</text:p>
          </table:table-cell>
          <table:table-cell table:formula="of:=VLOOKUP([.D13];[data.$A$1:.$H$1048576];7;0)" office:value-type="float" office:value="9" calcext:value-type="float">
            <text:p>9</text:p>
          </table:table-cell>
          <table:table-cell table:style-name="ce13" table:formula="of:=VLOOKUP([.D13];[data.$A$1:.$H$1048576];8;0)" office:value-type="float" office:value="0" calcext:value-type="float">
            <text:p>0</text:p>
          </table:table-cell>
          <table:table-cell table:style-name="ce17" table:formula="of:=[.E13]/256" office:value-type="percentage" office:value="0.96484375" calcext:value-type="percentage">
            <text:p>96.48%</text:p>
          </table:table-cell>
          <table:table-cell table:style-name="ce20" table:formula="of:=([.F13]+[.G13])/256" office:value-type="percentage" office:value="0.03515625" calcext:value-type="percentage">
            <text:p>3.52%</text:p>
          </table:table-cell>
          <table:table-cell table:style-name="ce8" table:formula="of:=CONCATENATE([.K$1];&quot;_&quot;;[.$A13];&quot;_&quot;;[.$B13])" office:value-type="string" office:string-value="Dell Poweredge 1950_66_6" calcext:value-type="string">
            <text:p>Dell Poweredge 1950_66_6</text:p>
          </table:table-cell>
          <table:table-cell table:formula="of:=256-([.L13]+[.M13])" office:value-type="float" office:value="249" calcext:value-type="float">
            <text:p>249</text:p>
          </table:table-cell>
          <table:table-cell table:formula="of:=VLOOKUP([.J13];[data.$A$1:.$H$1048576];7;0)" office:value-type="float" office:value="6" calcext:value-type="float">
            <text:p>6</text:p>
          </table:table-cell>
          <table:table-cell table:style-name="ce13" table:formula="of:=VLOOKUP([.J13];[data.$A$1:.$H$1048576];8;0)" office:value-type="float" office:value="1" calcext:value-type="float">
            <text:p>1</text:p>
          </table:table-cell>
          <table:table-cell table:style-name="ce17" table:formula="of:=[.K13]/256" office:value-type="percentage" office:value="0.97265625" calcext:value-type="percentage">
            <text:p>97.27%</text:p>
          </table:table-cell>
          <table:table-cell table:style-name="ce20" table:formula="of:=([.L13]+[.M13])/256" office:value-type="percentage" office:value="0.02734375" calcext:value-type="percentage">
            <text:p>2.73%</text:p>
          </table:table-cell>
          <table:table-cell table:style-name="ce8" table:formula="of:=CONCATENATE([.Q$1];&quot;_&quot;;[.$A13];&quot;_&quot;;[.$B13])" office:value-type="string" office:string-value="Dell Vostro 3550_66_6" calcext:value-type="string">
            <text:p>Dell Vostro 3550_66_6</text:p>
          </table:table-cell>
          <table:table-cell table:formula="of:=256-([.R13]+[.S13])" office:value-type="float" office:value="254" calcext:value-type="float">
            <text:p>254</text:p>
          </table:table-cell>
          <table:table-cell table:formula="of:=VLOOKUP([.P13];[data.$A$1:.$H$1048576];7;0)" office:value-type="float" office:value="2" calcext:value-type="float">
            <text:p>2</text:p>
          </table:table-cell>
          <table:table-cell table:style-name="ce13" table:formula="of:=VLOOKUP([.P13];[data.$A$1:.$H$1048576];8;0)" office:value-type="float" office:value="0" calcext:value-type="float">
            <text:p>0</text:p>
          </table:table-cell>
          <table:table-cell table:style-name="ce17" table:formula="of:=[.Q13]/256" office:value-type="percentage" office:value="0.9921875" calcext:value-type="percentage">
            <text:p>99.22%</text:p>
          </table:table-cell>
          <table:table-cell table:style-name="ce20" table:formula="of:=([.R13]+[.S13])/256" office:value-type="percentage" office:value="0.0078125" calcext:value-type="percentage">
            <text:p>0.78%</text:p>
          </table:table-cell>
          <table:table-cell table:style-name="ce8" table:formula="of:=CONCATENATE([.W$1];&quot;_&quot;;[.$A13];&quot;_&quot;;[.$B13])" office:value-type="string" office:string-value="Intel NUC7i5BNH_66_6" calcext:value-type="string">
            <text:p>Intel NUC7i5BNH_66_6</text:p>
          </table:table-cell>
          <table:table-cell table:formula="of:=256-([.X13]+[.Y13])" office:value-type="float" office:value="193" calcext:value-type="float">
            <text:p>193</text:p>
          </table:table-cell>
          <table:table-cell table:formula="of:=VLOOKUP([.V13];[data.$A$1:.$H$1048576];7;0)" office:value-type="float" office:value="62" calcext:value-type="float">
            <text:p>62</text:p>
          </table:table-cell>
          <table:table-cell table:style-name="ce13" table:formula="of:=VLOOKUP([.V13];[data.$A$1:.$H$1048576];8;0)" office:value-type="float" office:value="1" calcext:value-type="float">
            <text:p>1</text:p>
          </table:table-cell>
          <table:table-cell table:style-name="ce17" table:formula="of:=[.W13]/256" office:value-type="percentage" office:value="0.75390625" calcext:value-type="percentage">
            <text:p>75.39%</text:p>
          </table:table-cell>
          <table:table-cell table:style-name="ce20" table:formula="of:=([.X13]+[.Y13])/256" office:value-type="percentage" office:value="0.24609375" calcext:value-type="percentage">
            <text:p>24.61%</text:p>
          </table:table-cell>
          <table:table-cell/>
          <table:table-cell table:style-name="ce9" table:formula="of:=([.E13]+[.K13]+[.Q13])/SUM([.E13:.S13])" office:value-type="percentage" office:value="0.974025974025974" calcext:value-type="percentage">
            <text:p>97.40%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4]; &quot; Baud @ &quot;;[.A14]; &quot; Hz&quot;)" office:value-type="string" office:string-value="6 Baud @ 72 Hz" calcext:value-type="string">
            <text:p>6 Baud @ 72 Hz</text:p>
          </table:table-cell>
          <table:table-cell table:style-name="ce8" table:formula="of:=CONCATENATE([.E$1];&quot;_&quot;;[.$A14];&quot;_&quot;;[.$B14])" office:value-type="string" office:string-value="Custom Desktop_72_6" calcext:value-type="string">
            <text:p>Custom Desktop_72_6</text:p>
          </table:table-cell>
          <table:table-cell table:formula="of:=256-([.F14]+[.G14])" office:value-type="float" office:value="66" calcext:value-type="float">
            <text:p>66</text:p>
          </table:table-cell>
          <table:table-cell table:formula="of:=VLOOKUP([.D14];[data.$A$1:.$H$1048576];7;0)" office:value-type="float" office:value="187" calcext:value-type="float">
            <text:p>187</text:p>
          </table:table-cell>
          <table:table-cell table:style-name="ce13" table:formula="of:=VLOOKUP([.D14];[data.$A$1:.$H$1048576];8;0)" office:value-type="float" office:value="3" calcext:value-type="float">
            <text:p>3</text:p>
          </table:table-cell>
          <table:table-cell table:style-name="ce17" table:formula="of:=[.E14]/256" office:value-type="percentage" office:value="0.2578125" calcext:value-type="percentage">
            <text:p>25.78%</text:p>
          </table:table-cell>
          <table:table-cell table:style-name="ce20" table:formula="of:=([.F14]+[.G14])/256" office:value-type="percentage" office:value="0.7421875" calcext:value-type="percentage">
            <text:p>74.22%</text:p>
          </table:table-cell>
          <table:table-cell table:style-name="ce8" table:formula="of:=CONCATENATE([.K$1];&quot;_&quot;;[.$A14];&quot;_&quot;;[.$B14])" office:value-type="string" office:string-value="Dell Poweredge 1950_72_6" calcext:value-type="string">
            <text:p>Dell Poweredge 1950_72_6</text:p>
          </table:table-cell>
          <table:table-cell table:formula="of:=256-([.L14]+[.M14])" office:value-type="float" office:value="250" calcext:value-type="float">
            <text:p>250</text:p>
          </table:table-cell>
          <table:table-cell table:formula="of:=VLOOKUP([.J14];[data.$A$1:.$H$1048576];7;0)" office:value-type="float" office:value="6" calcext:value-type="float">
            <text:p>6</text:p>
          </table:table-cell>
          <table:table-cell table:style-name="ce13" table:formula="of:=VLOOKUP([.J14];[data.$A$1:.$H$1048576];8;0)" office:value-type="float" office:value="0" calcext:value-type="float">
            <text:p>0</text:p>
          </table:table-cell>
          <table:table-cell table:style-name="ce17" table:formula="of:=[.K14]/256" office:value-type="percentage" office:value="0.9765625" calcext:value-type="percentage">
            <text:p>97.66%</text:p>
          </table:table-cell>
          <table:table-cell table:style-name="ce20" table:formula="of:=([.L14]+[.M14])/256" office:value-type="percentage" office:value="0.0234375" calcext:value-type="percentage">
            <text:p>2.34%</text:p>
          </table:table-cell>
          <table:table-cell table:style-name="ce8" table:formula="of:=CONCATENATE([.Q$1];&quot;_&quot;;[.$A14];&quot;_&quot;;[.$B14])" office:value-type="string" office:string-value="Dell Vostro 3550_72_6" calcext:value-type="string">
            <text:p>Dell Vostro 3550_72_6</text:p>
          </table:table-cell>
          <table:table-cell table:formula="of:=256-([.R14]+[.S14])" office:value-type="float" office:value="255" calcext:value-type="float">
            <text:p>255</text:p>
          </table:table-cell>
          <table:table-cell table:formula="of:=VLOOKUP([.P14];[data.$A$1:.$H$1048576];7;0)" office:value-type="float" office:value="1" calcext:value-type="float">
            <text:p>1</text:p>
          </table:table-cell>
          <table:table-cell table:style-name="ce13" table:formula="of:=VLOOKUP([.P14];[data.$A$1:.$H$1048576];8;0)" office:value-type="float" office:value="0" calcext:value-type="float">
            <text:p>0</text:p>
          </table:table-cell>
          <table:table-cell table:style-name="ce17" table:formula="of:=[.Q14]/256" office:value-type="percentage" office:value="0.99609375" calcext:value-type="percentage">
            <text:p>99.61%</text:p>
          </table:table-cell>
          <table:table-cell table:style-name="ce20" table:formula="of:=([.R14]+[.S14])/256" office:value-type="percentage" office:value="0.00390625" calcext:value-type="percentage">
            <text:p>0.39%</text:p>
          </table:table-cell>
          <table:table-cell table:style-name="ce8" table:formula="of:=CONCATENATE([.W$1];&quot;_&quot;;[.$A14];&quot;_&quot;;[.$B14])" office:value-type="string" office:string-value="Intel NUC7i5BNH_72_6" calcext:value-type="string">
            <text:p>Intel NUC7i5BNH_72_6</text:p>
          </table:table-cell>
          <table:table-cell table:formula="of:=256-([.X14]+[.Y14])" office:value-type="float" office:value="195" calcext:value-type="float">
            <text:p>195</text:p>
          </table:table-cell>
          <table:table-cell table:formula="of:=VLOOKUP([.V14];[data.$A$1:.$H$1048576];7;0)" office:value-type="float" office:value="60" calcext:value-type="float">
            <text:p>60</text:p>
          </table:table-cell>
          <table:table-cell table:style-name="ce13" table:formula="of:=VLOOKUP([.V14];[data.$A$1:.$H$1048576];8;0)" office:value-type="float" office:value="1" calcext:value-type="float">
            <text:p>1</text:p>
          </table:table-cell>
          <table:table-cell table:style-name="ce17" table:formula="of:=[.W14]/256" office:value-type="percentage" office:value="0.76171875" calcext:value-type="percentage">
            <text:p>76.17%</text:p>
          </table:table-cell>
          <table:table-cell table:style-name="ce20" table:formula="of:=([.X14]+[.Y14])/256" office:value-type="percentage" office:value="0.23828125" calcext:value-type="percentage">
            <text:p>23.83%</text:p>
          </table:table-cell>
          <table:table-cell/>
          <table:table-cell table:style-name="ce9" table:formula="of:=([.E14]+[.K14]+[.Q14])/SUM([.E14:.S14])" office:value-type="percentage" office:value="0.741558441558442" calcext:value-type="percentage">
            <text:p>74.16%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5]; &quot; Baud @ &quot;;[.A15]; &quot; Hz&quot;)" office:value-type="string" office:string-value="6 Baud @ 78 Hz" calcext:value-type="string">
            <text:p>6 Baud @ 78 Hz</text:p>
          </table:table-cell>
          <table:table-cell table:style-name="ce8" table:formula="of:=CONCATENATE([.E$1];&quot;_&quot;;[.$A15];&quot;_&quot;;[.$B15])" office:value-type="string" office:string-value="Custom Desktop_78_6" calcext:value-type="string">
            <text:p>Custom Desktop_78_6</text:p>
          </table:table-cell>
          <table:table-cell table:formula="of:=256-([.F15]+[.G15])" office:value-type="float" office:value="156" calcext:value-type="float">
            <text:p>156</text:p>
          </table:table-cell>
          <table:table-cell table:formula="of:=VLOOKUP([.D15];[data.$A$1:.$H$1048576];7;0)" office:value-type="float" office:value="100" calcext:value-type="float">
            <text:p>100</text:p>
          </table:table-cell>
          <table:table-cell table:style-name="ce13" table:formula="of:=VLOOKUP([.D15];[data.$A$1:.$H$1048576];8;0)" office:value-type="float" office:value="0" calcext:value-type="float">
            <text:p>0</text:p>
          </table:table-cell>
          <table:table-cell table:style-name="ce17" table:formula="of:=[.E15]/256" office:value-type="percentage" office:value="0.609375" calcext:value-type="percentage">
            <text:p>60.94%</text:p>
          </table:table-cell>
          <table:table-cell table:style-name="ce20" table:formula="of:=([.F15]+[.G15])/256" office:value-type="percentage" office:value="0.390625" calcext:value-type="percentage">
            <text:p>39.06%</text:p>
          </table:table-cell>
          <table:table-cell table:style-name="ce8" table:formula="of:=CONCATENATE([.K$1];&quot;_&quot;;[.$A15];&quot;_&quot;;[.$B15])" office:value-type="string" office:string-value="Dell Poweredge 1950_78_6" calcext:value-type="string">
            <text:p>Dell Poweredge 1950_78_6</text:p>
          </table:table-cell>
          <table:table-cell table:formula="of:=256-([.L15]+[.M15])" office:value-type="float" office:value="238" calcext:value-type="float">
            <text:p>238</text:p>
          </table:table-cell>
          <table:table-cell table:formula="of:=VLOOKUP([.J15];[data.$A$1:.$H$1048576];7;0)" office:value-type="float" office:value="18" calcext:value-type="float">
            <text:p>18</text:p>
          </table:table-cell>
          <table:table-cell table:style-name="ce13" table:formula="of:=VLOOKUP([.J15];[data.$A$1:.$H$1048576];8;0)" office:value-type="float" office:value="0" calcext:value-type="float">
            <text:p>0</text:p>
          </table:table-cell>
          <table:table-cell table:style-name="ce17" table:formula="of:=[.K15]/256" office:value-type="percentage" office:value="0.9296875" calcext:value-type="percentage">
            <text:p>92.97%</text:p>
          </table:table-cell>
          <table:table-cell table:style-name="ce20" table:formula="of:=([.L15]+[.M15])/256" office:value-type="percentage" office:value="0.0703125" calcext:value-type="percentage">
            <text:p>7.03%</text:p>
          </table:table-cell>
          <table:table-cell table:style-name="ce8" table:formula="of:=CONCATENATE([.Q$1];&quot;_&quot;;[.$A15];&quot;_&quot;;[.$B15])" office:value-type="string" office:string-value="Dell Vostro 3550_78_6" calcext:value-type="string">
            <text:p>Dell Vostro 3550_78_6</text:p>
          </table:table-cell>
          <table:table-cell table:formula="of:=256-([.R15]+[.S15])" office:value-type="float" office:value="255" calcext:value-type="float">
            <text:p>255</text:p>
          </table:table-cell>
          <table:table-cell table:formula="of:=VLOOKUP([.P15];[data.$A$1:.$H$1048576];7;0)" office:value-type="float" office:value="1" calcext:value-type="float">
            <text:p>1</text:p>
          </table:table-cell>
          <table:table-cell table:style-name="ce13" table:formula="of:=VLOOKUP([.P15];[data.$A$1:.$H$1048576];8;0)" office:value-type="float" office:value="0" calcext:value-type="float">
            <text:p>0</text:p>
          </table:table-cell>
          <table:table-cell table:style-name="ce17" table:formula="of:=[.Q15]/256" office:value-type="percentage" office:value="0.99609375" calcext:value-type="percentage">
            <text:p>99.61%</text:p>
          </table:table-cell>
          <table:table-cell table:style-name="ce20" table:formula="of:=([.R15]+[.S15])/256" office:value-type="percentage" office:value="0.00390625" calcext:value-type="percentage">
            <text:p>0.39%</text:p>
          </table:table-cell>
          <table:table-cell table:style-name="ce8" table:formula="of:=CONCATENATE([.W$1];&quot;_&quot;;[.$A15];&quot;_&quot;;[.$B15])" office:value-type="string" office:string-value="Intel NUC7i5BNH_78_6" calcext:value-type="string">
            <text:p>Intel NUC7i5BNH_78_6</text:p>
          </table:table-cell>
          <table:table-cell table:formula="of:=256-([.X15]+[.Y15])" office:value-type="float" office:value="165" calcext:value-type="float">
            <text:p>165</text:p>
          </table:table-cell>
          <table:table-cell table:formula="of:=VLOOKUP([.V15];[data.$A$1:.$H$1048576];7;0)" office:value-type="float" office:value="91" calcext:value-type="float">
            <text:p>91</text:p>
          </table:table-cell>
          <table:table-cell table:style-name="ce13" table:formula="of:=VLOOKUP([.V15];[data.$A$1:.$H$1048576];8;0)" office:value-type="float" office:value="0" calcext:value-type="float">
            <text:p>0</text:p>
          </table:table-cell>
          <table:table-cell table:style-name="ce17" table:formula="of:=[.W15]/256" office:value-type="percentage" office:value="0.64453125" calcext:value-type="percentage">
            <text:p>64.45%</text:p>
          </table:table-cell>
          <table:table-cell table:style-name="ce20" table:formula="of:=([.X15]+[.Y15])/256" office:value-type="percentage" office:value="0.35546875" calcext:value-type="percentage">
            <text:p>35.55%</text:p>
          </table:table-cell>
          <table:table-cell/>
          <table:table-cell table:style-name="ce9" table:formula="of:=([.E15]+[.K15]+[.Q15])/SUM([.E15:.S15])" office:value-type="percentage" office:value="0.842857142857143" calcext:value-type="percentage">
            <text:p>84.29%</text:p>
          </table:table-cell>
          <table:table-cell table:number-columns-repeated="99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6]; &quot; Baud @ &quot;;[.A16]; &quot; Hz&quot;)" office:value-type="string" office:string-value="6 Baud @ 84 Hz" calcext:value-type="string">
            <text:p>6 Baud @ 84 Hz</text:p>
          </table:table-cell>
          <table:table-cell table:style-name="ce8" table:formula="of:=CONCATENATE([.E$1];&quot;_&quot;;[.$A16];&quot;_&quot;;[.$B16])" office:value-type="string" office:string-value="Custom Desktop_84_6" calcext:value-type="string">
            <text:p>Custom Desktop_84_6</text:p>
          </table:table-cell>
          <table:table-cell table:formula="of:=256-([.F16]+[.G16])" office:value-type="float" office:value="33" calcext:value-type="float">
            <text:p>33</text:p>
          </table:table-cell>
          <table:table-cell table:formula="of:=VLOOKUP([.D16];[data.$A$1:.$H$1048576];7;0)" office:value-type="float" office:value="223" calcext:value-type="float">
            <text:p>223</text:p>
          </table:table-cell>
          <table:table-cell table:style-name="ce13" table:formula="of:=VLOOKUP([.D16];[data.$A$1:.$H$1048576];8;0)" office:value-type="float" office:value="0" calcext:value-type="float">
            <text:p>0</text:p>
          </table:table-cell>
          <table:table-cell table:style-name="ce17" table:formula="of:=[.E16]/256" office:value-type="percentage" office:value="0.12890625" calcext:value-type="percentage">
            <text:p>12.89%</text:p>
          </table:table-cell>
          <table:table-cell table:style-name="ce20" table:formula="of:=([.F16]+[.G16])/256" office:value-type="percentage" office:value="0.87109375" calcext:value-type="percentage">
            <text:p>87.11%</text:p>
          </table:table-cell>
          <table:table-cell table:style-name="ce8" table:formula="of:=CONCATENATE([.K$1];&quot;_&quot;;[.$A16];&quot;_&quot;;[.$B16])" office:value-type="string" office:string-value="Dell Poweredge 1950_84_6" calcext:value-type="string">
            <text:p>Dell Poweredge 1950_84_6</text:p>
          </table:table-cell>
          <table:table-cell table:formula="of:=256-([.L16]+[.M16])" office:value-type="float" office:value="245" calcext:value-type="float">
            <text:p>245</text:p>
          </table:table-cell>
          <table:table-cell table:formula="of:=VLOOKUP([.J16];[data.$A$1:.$H$1048576];7;0)" office:value-type="float" office:value="11" calcext:value-type="float">
            <text:p>11</text:p>
          </table:table-cell>
          <table:table-cell table:style-name="ce13" table:formula="of:=VLOOKUP([.J16];[data.$A$1:.$H$1048576];8;0)" office:value-type="float" office:value="0" calcext:value-type="float">
            <text:p>0</text:p>
          </table:table-cell>
          <table:table-cell table:style-name="ce17" table:formula="of:=[.K16]/256" office:value-type="percentage" office:value="0.95703125" calcext:value-type="percentage">
            <text:p>95.70%</text:p>
          </table:table-cell>
          <table:table-cell table:style-name="ce20" table:formula="of:=([.L16]+[.M16])/256" office:value-type="percentage" office:value="0.04296875" calcext:value-type="percentage">
            <text:p>4.30%</text:p>
          </table:table-cell>
          <table:table-cell table:style-name="ce8" table:formula="of:=CONCATENATE([.Q$1];&quot;_&quot;;[.$A16];&quot;_&quot;;[.$B16])" office:value-type="string" office:string-value="Dell Vostro 3550_84_6" calcext:value-type="string">
            <text:p>Dell Vostro 3550_84_6</text:p>
          </table:table-cell>
          <table:table-cell table:formula="of:=256-([.R16]+[.S16])" office:value-type="float" office:value="253" calcext:value-type="float">
            <text:p>253</text:p>
          </table:table-cell>
          <table:table-cell table:formula="of:=VLOOKUP([.P16];[data.$A$1:.$H$1048576];7;0)" office:value-type="float" office:value="3" calcext:value-type="float">
            <text:p>3</text:p>
          </table:table-cell>
          <table:table-cell table:style-name="ce13" table:formula="of:=VLOOKUP([.P16];[data.$A$1:.$H$1048576];8;0)" office:value-type="float" office:value="0" calcext:value-type="float">
            <text:p>0</text:p>
          </table:table-cell>
          <table:table-cell table:style-name="ce17" table:formula="of:=[.Q16]/256" office:value-type="percentage" office:value="0.98828125" calcext:value-type="percentage">
            <text:p>98.83%</text:p>
          </table:table-cell>
          <table:table-cell table:style-name="ce20" table:formula="of:=([.R16]+[.S16])/256" office:value-type="percentage" office:value="0.01171875" calcext:value-type="percentage">
            <text:p>1.17%</text:p>
          </table:table-cell>
          <table:table-cell table:style-name="ce8" table:formula="of:=CONCATENATE([.W$1];&quot;_&quot;;[.$A16];&quot;_&quot;;[.$B16])" office:value-type="string" office:string-value="Intel NUC7i5BNH_84_6" calcext:value-type="string">
            <text:p>Intel NUC7i5BNH_84_6</text:p>
          </table:table-cell>
          <table:table-cell table:formula="of:=256-([.X16]+[.Y16])" office:value-type="float" office:value="122" calcext:value-type="float">
            <text:p>122</text:p>
          </table:table-cell>
          <table:table-cell table:formula="of:=VLOOKUP([.V16];[data.$A$1:.$H$1048576];7;0)" office:value-type="float" office:value="134" calcext:value-type="float">
            <text:p>134</text:p>
          </table:table-cell>
          <table:table-cell table:style-name="ce13" table:formula="of:=VLOOKUP([.V16];[data.$A$1:.$H$1048576];8;0)" office:value-type="float" office:value="0" calcext:value-type="float">
            <text:p>0</text:p>
          </table:table-cell>
          <table:table-cell table:style-name="ce17" table:formula="of:=[.W16]/256" office:value-type="percentage" office:value="0.4765625" calcext:value-type="percentage">
            <text:p>47.66%</text:p>
          </table:table-cell>
          <table:table-cell table:style-name="ce20" table:formula="of:=([.X16]+[.Y16])/256" office:value-type="percentage" office:value="0.5234375" calcext:value-type="percentage">
            <text:p>52.34%</text:p>
          </table:table-cell>
          <table:table-cell/>
          <table:table-cell table:style-name="ce9" table:formula="of:=([.E16]+[.K16]+[.Q16])/SUM([.E16:.S16])" office:value-type="percentage" office:value="0.68961038961039" calcext:value-type="percentage">
            <text:p>68.96%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7]; &quot; Baud @ &quot;;[.A17]; &quot; Hz&quot;)" office:value-type="string" office:string-value="6 Baud @ 90 Hz" calcext:value-type="string">
            <text:p>6 Baud @ 90 Hz</text:p>
          </table:table-cell>
          <table:table-cell table:style-name="ce8" table:formula="of:=CONCATENATE([.E$1];&quot;_&quot;;[.$A17];&quot;_&quot;;[.$B17])" office:value-type="string" office:string-value="Custom Desktop_90_6" calcext:value-type="string">
            <text:p>Custom Desktop_90_6</text:p>
          </table:table-cell>
          <table:table-cell table:formula="of:=256-([.F17]+[.G17])" office:value-type="float" office:value="2" calcext:value-type="float">
            <text:p>2</text:p>
          </table:table-cell>
          <table:table-cell table:formula="of:=VLOOKUP([.D17];[data.$A$1:.$H$1048576];7;0)" office:value-type="float" office:value="254" calcext:value-type="float">
            <text:p>254</text:p>
          </table:table-cell>
          <table:table-cell table:style-name="ce13" table:formula="of:=VLOOKUP([.D17];[data.$A$1:.$H$1048576];8;0)" office:value-type="float" office:value="0" calcext:value-type="float">
            <text:p>0</text:p>
          </table:table-cell>
          <table:table-cell table:style-name="ce17" table:formula="of:=[.E17]/256" office:value-type="percentage" office:value="0.0078125" calcext:value-type="percentage">
            <text:p>0.78%</text:p>
          </table:table-cell>
          <table:table-cell table:style-name="ce20" table:formula="of:=([.F17]+[.G17])/256" office:value-type="percentage" office:value="0.9921875" calcext:value-type="percentage">
            <text:p>99.22%</text:p>
          </table:table-cell>
          <table:table-cell table:style-name="ce8" table:formula="of:=CONCATENATE([.K$1];&quot;_&quot;;[.$A17];&quot;_&quot;;[.$B17])" office:value-type="string" office:string-value="Dell Poweredge 1950_90_6" calcext:value-type="string">
            <text:p>Dell Poweredge 1950_90_6</text:p>
          </table:table-cell>
          <table:table-cell table:formula="of:=256-([.L17]+[.M17])" office:value-type="float" office:value="209" calcext:value-type="float">
            <text:p>209</text:p>
          </table:table-cell>
          <table:table-cell table:formula="of:=VLOOKUP([.J17];[data.$A$1:.$H$1048576];7;0)" office:value-type="float" office:value="47" calcext:value-type="float">
            <text:p>47</text:p>
          </table:table-cell>
          <table:table-cell table:style-name="ce13" table:formula="of:=VLOOKUP([.J17];[data.$A$1:.$H$1048576];8;0)" office:value-type="float" office:value="0" calcext:value-type="float">
            <text:p>0</text:p>
          </table:table-cell>
          <table:table-cell table:style-name="ce17" table:formula="of:=[.K17]/256" office:value-type="percentage" office:value="0.81640625" calcext:value-type="percentage">
            <text:p>81.64%</text:p>
          </table:table-cell>
          <table:table-cell table:style-name="ce20" table:formula="of:=([.L17]+[.M17])/256" office:value-type="percentage" office:value="0.18359375" calcext:value-type="percentage">
            <text:p>18.36%</text:p>
          </table:table-cell>
          <table:table-cell table:style-name="ce8" table:formula="of:=CONCATENATE([.Q$1];&quot;_&quot;;[.$A17];&quot;_&quot;;[.$B17])" office:value-type="string" office:string-value="Dell Vostro 3550_90_6" calcext:value-type="string">
            <text:p>Dell Vostro 3550_90_6</text:p>
          </table:table-cell>
          <table:table-cell table:formula="of:=256-([.R17]+[.S17])" office:value-type="float" office:value="255" calcext:value-type="float">
            <text:p>255</text:p>
          </table:table-cell>
          <table:table-cell table:formula="of:=VLOOKUP([.P17];[data.$A$1:.$H$1048576];7;0)" office:value-type="float" office:value="1" calcext:value-type="float">
            <text:p>1</text:p>
          </table:table-cell>
          <table:table-cell table:style-name="ce13" table:formula="of:=VLOOKUP([.P17];[data.$A$1:.$H$1048576];8;0)" office:value-type="float" office:value="0" calcext:value-type="float">
            <text:p>0</text:p>
          </table:table-cell>
          <table:table-cell table:style-name="ce17" table:formula="of:=[.Q17]/256" office:value-type="percentage" office:value="0.99609375" calcext:value-type="percentage">
            <text:p>99.61%</text:p>
          </table:table-cell>
          <table:table-cell table:style-name="ce20" table:formula="of:=([.R17]+[.S17])/256" office:value-type="percentage" office:value="0.00390625" calcext:value-type="percentage">
            <text:p>0.39%</text:p>
          </table:table-cell>
          <table:table-cell table:style-name="ce8" table:formula="of:=CONCATENATE([.W$1];&quot;_&quot;;[.$A17];&quot;_&quot;;[.$B17])" office:value-type="string" office:string-value="Intel NUC7i5BNH_90_6" calcext:value-type="string">
            <text:p>Intel NUC7i5BNH_90_6</text:p>
          </table:table-cell>
          <table:table-cell table:formula="of:=256-([.X17]+[.Y17])" office:value-type="float" office:value="39" calcext:value-type="float">
            <text:p>39</text:p>
          </table:table-cell>
          <table:table-cell table:formula="of:=VLOOKUP([.V17];[data.$A$1:.$H$1048576];7;0)" office:value-type="float" office:value="214" calcext:value-type="float">
            <text:p>214</text:p>
          </table:table-cell>
          <table:table-cell table:style-name="ce13" table:formula="of:=VLOOKUP([.V17];[data.$A$1:.$H$1048576];8;0)" office:value-type="float" office:value="3" calcext:value-type="float">
            <text:p>3</text:p>
          </table:table-cell>
          <table:table-cell table:style-name="ce17" table:formula="of:=[.W17]/256" office:value-type="percentage" office:value="0.15234375" calcext:value-type="percentage">
            <text:p>15.23%</text:p>
          </table:table-cell>
          <table:table-cell table:style-name="ce20" table:formula="of:=([.X17]+[.Y17])/256" office:value-type="percentage" office:value="0.84765625" calcext:value-type="percentage">
            <text:p>84.77%</text:p>
          </table:table-cell>
          <table:table-cell/>
          <table:table-cell table:style-name="ce9" table:formula="of:=([.E17]+[.K17]+[.Q17])/SUM([.E17:.S17])" office:value-type="percentage" office:value="0.605194805194805" calcext:value-type="percentage">
            <text:p>60.52%</text:p>
          </table:table-cell>
          <table:table-cell table:number-columns-repeated="99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8]; &quot; Baud @ &quot;;[.A18]; &quot; Hz&quot;)" office:value-type="string" office:string-value="6 Baud @ 96 Hz" calcext:value-type="string">
            <text:p>6 Baud @ 96 Hz</text:p>
          </table:table-cell>
          <table:table-cell table:style-name="ce8" table:formula="of:=CONCATENATE([.E$1];&quot;_&quot;;[.$A18];&quot;_&quot;;[.$B18])" office:value-type="string" office:string-value="Custom Desktop_96_6" calcext:value-type="string">
            <text:p>Custom Desktop_96_6</text:p>
          </table:table-cell>
          <table:table-cell table:formula="of:=256-([.F18]+[.G18])" office:value-type="float" office:value="1" calcext:value-type="float">
            <text:p>1</text:p>
          </table:table-cell>
          <table:table-cell table:formula="of:=VLOOKUP([.D18];[data.$A$1:.$H$1048576];7;0)" office:value-type="float" office:value="255" calcext:value-type="float">
            <text:p>255</text:p>
          </table:table-cell>
          <table:table-cell table:style-name="ce13" table:formula="of:=VLOOKUP([.D18];[data.$A$1:.$H$1048576];8;0)" office:value-type="float" office:value="0" calcext:value-type="float">
            <text:p>0</text:p>
          </table:table-cell>
          <table:table-cell table:style-name="ce17" table:formula="of:=[.E18]/256" office:value-type="percentage" office:value="0.00390625" calcext:value-type="percentage">
            <text:p>0.39%</text:p>
          </table:table-cell>
          <table:table-cell table:style-name="ce20" table:formula="of:=([.F18]+[.G18])/256" office:value-type="percentage" office:value="0.99609375" calcext:value-type="percentage">
            <text:p>99.61%</text:p>
          </table:table-cell>
          <table:table-cell table:style-name="ce8" table:formula="of:=CONCATENATE([.K$1];&quot;_&quot;;[.$A18];&quot;_&quot;;[.$B18])" office:value-type="string" office:string-value="Dell Poweredge 1950_96_6" calcext:value-type="string">
            <text:p>Dell Poweredge 1950_96_6</text:p>
          </table:table-cell>
          <table:table-cell table:formula="of:=256-([.L18]+[.M18])" office:value-type="float" office:value="190" calcext:value-type="float">
            <text:p>190</text:p>
          </table:table-cell>
          <table:table-cell table:formula="of:=VLOOKUP([.J18];[data.$A$1:.$H$1048576];7;0)" office:value-type="float" office:value="65" calcext:value-type="float">
            <text:p>65</text:p>
          </table:table-cell>
          <table:table-cell table:style-name="ce13" table:formula="of:=VLOOKUP([.J18];[data.$A$1:.$H$1048576];8;0)" office:value-type="float" office:value="1" calcext:value-type="float">
            <text:p>1</text:p>
          </table:table-cell>
          <table:table-cell table:style-name="ce17" table:formula="of:=[.K18]/256" office:value-type="percentage" office:value="0.7421875" calcext:value-type="percentage">
            <text:p>74.22%</text:p>
          </table:table-cell>
          <table:table-cell table:style-name="ce20" table:formula="of:=([.L18]+[.M18])/256" office:value-type="percentage" office:value="0.2578125" calcext:value-type="percentage">
            <text:p>25.78%</text:p>
          </table:table-cell>
          <table:table-cell table:style-name="ce8" table:formula="of:=CONCATENATE([.Q$1];&quot;_&quot;;[.$A18];&quot;_&quot;;[.$B18])" office:value-type="string" office:string-value="Dell Vostro 3550_96_6" calcext:value-type="string">
            <text:p>Dell Vostro 3550_96_6</text:p>
          </table:table-cell>
          <table:table-cell table:formula="of:=256-([.R18]+[.S18])" office:value-type="float" office:value="248" calcext:value-type="float">
            <text:p>248</text:p>
          </table:table-cell>
          <table:table-cell table:formula="of:=VLOOKUP([.P18];[data.$A$1:.$H$1048576];7;0)" office:value-type="float" office:value="8" calcext:value-type="float">
            <text:p>8</text:p>
          </table:table-cell>
          <table:table-cell table:style-name="ce13" table:formula="of:=VLOOKUP([.P18];[data.$A$1:.$H$1048576];8;0)" office:value-type="float" office:value="0" calcext:value-type="float">
            <text:p>0</text:p>
          </table:table-cell>
          <table:table-cell table:style-name="ce17" table:formula="of:=[.Q18]/256" office:value-type="percentage" office:value="0.96875" calcext:value-type="percentage">
            <text:p>96.88%</text:p>
          </table:table-cell>
          <table:table-cell table:style-name="ce20" table:formula="of:=([.R18]+[.S18])/256" office:value-type="percentage" office:value="0.03125" calcext:value-type="percentage">
            <text:p>3.13%</text:p>
          </table:table-cell>
          <table:table-cell table:style-name="ce8" table:formula="of:=CONCATENATE([.W$1];&quot;_&quot;;[.$A18];&quot;_&quot;;[.$B18])" office:value-type="string" office:string-value="Intel NUC7i5BNH_96_6" calcext:value-type="string">
            <text:p>Intel NUC7i5BNH_96_6</text:p>
          </table:table-cell>
          <table:table-cell table:formula="of:=256-([.X18]+[.Y18])" office:value-type="float" office:value="0" calcext:value-type="float">
            <text:p>0</text:p>
          </table:table-cell>
          <table:table-cell table:formula="of:=VLOOKUP([.V18];[data.$A$1:.$H$1048576];7;0)" office:value-type="float" office:value="256" calcext:value-type="float">
            <text:p>256</text:p>
          </table:table-cell>
          <table:table-cell table:style-name="ce13" table:formula="of:=VLOOKUP([.V18];[data.$A$1:.$H$1048576];8;0)" office:value-type="float" office:value="0" calcext:value-type="float">
            <text:p>0</text:p>
          </table:table-cell>
          <table:table-cell table:style-name="ce17" table:formula="of:=[.W18]/256" office:value-type="percentage" office:value="0" calcext:value-type="percentage">
            <text:p>0.00%</text:p>
          </table:table-cell>
          <table:table-cell table:style-name="ce20" table:formula="of:=([.X18]+[.Y18])/256" office:value-type="percentage" office:value="1" calcext:value-type="percentage">
            <text:p>100.00%</text:p>
          </table:table-cell>
          <table:table-cell/>
          <table:table-cell table:style-name="ce9" table:formula="of:=([.E18]+[.K18]+[.Q18])/SUM([.E18:.S18])" office:value-type="percentage" office:value="0.57012987012987" calcext:value-type="percentage">
            <text:p>57.01%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19]; &quot; Baud @ &quot;;[.A19]; &quot; Hz&quot;)" office:value-type="string" office:string-value="6 Baud @ 102 Hz" calcext:value-type="string">
            <text:p>6 Baud @ 102 Hz</text:p>
          </table:table-cell>
          <table:table-cell table:style-name="ce8" table:formula="of:=CONCATENATE([.E$1];&quot;_&quot;;[.$A19];&quot;_&quot;;[.$B19])" office:value-type="string" office:string-value="Custom Desktop_102_6" calcext:value-type="string">
            <text:p>Custom Desktop_102_6</text:p>
          </table:table-cell>
          <table:table-cell table:formula="of:=256-([.F19]+[.G19])" office:value-type="float" office:value="0" calcext:value-type="float">
            <text:p>0</text:p>
          </table:table-cell>
          <table:table-cell table:formula="of:=VLOOKUP([.D19];[data.$A$1:.$H$1048576];7;0)" office:value-type="float" office:value="256" calcext:value-type="float">
            <text:p>256</text:p>
          </table:table-cell>
          <table:table-cell table:style-name="ce13" table:formula="of:=VLOOKUP([.D19];[data.$A$1:.$H$1048576];8;0)" office:value-type="float" office:value="0" calcext:value-type="float">
            <text:p>0</text:p>
          </table:table-cell>
          <table:table-cell table:style-name="ce17" table:formula="of:=[.E19]/256" office:value-type="percentage" office:value="0" calcext:value-type="percentage">
            <text:p>0.00%</text:p>
          </table:table-cell>
          <table:table-cell table:style-name="ce20" table:formula="of:=([.F19]+[.G19])/256" office:value-type="percentage" office:value="1" calcext:value-type="percentage">
            <text:p>100.00%</text:p>
          </table:table-cell>
          <table:table-cell table:style-name="ce8" table:formula="of:=CONCATENATE([.K$1];&quot;_&quot;;[.$A19];&quot;_&quot;;[.$B19])" office:value-type="string" office:string-value="Dell Poweredge 1950_102_6" calcext:value-type="string">
            <text:p>Dell Poweredge 1950_102_6</text:p>
          </table:table-cell>
          <table:table-cell table:formula="of:=256-([.L19]+[.M19])" office:value-type="float" office:value="0" calcext:value-type="float">
            <text:p>0</text:p>
          </table:table-cell>
          <table:table-cell table:formula="of:=VLOOKUP([.J19];[data.$A$1:.$H$1048576];7;0)" office:value-type="float" office:value="256" calcext:value-type="float">
            <text:p>256</text:p>
          </table:table-cell>
          <table:table-cell table:style-name="ce13" table:formula="of:=VLOOKUP([.J19];[data.$A$1:.$H$1048576];8;0)" office:value-type="float" office:value="0" calcext:value-type="float">
            <text:p>0</text:p>
          </table:table-cell>
          <table:table-cell table:style-name="ce17" table:formula="of:=[.K19]/256" office:value-type="percentage" office:value="0" calcext:value-type="percentage">
            <text:p>0.00%</text:p>
          </table:table-cell>
          <table:table-cell table:style-name="ce20" table:formula="of:=([.L19]+[.M19])/256" office:value-type="percentage" office:value="1" calcext:value-type="percentage">
            <text:p>100.00%</text:p>
          </table:table-cell>
          <table:table-cell table:style-name="ce8" table:formula="of:=CONCATENATE([.Q$1];&quot;_&quot;;[.$A19];&quot;_&quot;;[.$B19])" office:value-type="string" office:string-value="Dell Vostro 3550_102_6" calcext:value-type="string">
            <text:p>Dell Vostro 3550_102_6</text:p>
          </table:table-cell>
          <table:table-cell table:formula="of:=256-([.R19]+[.S19])" office:value-type="float" office:value="0" calcext:value-type="float">
            <text:p>0</text:p>
          </table:table-cell>
          <table:table-cell table:formula="of:=VLOOKUP([.P19];[data.$A$1:.$H$1048576];7;0)" office:value-type="float" office:value="256" calcext:value-type="float">
            <text:p>256</text:p>
          </table:table-cell>
          <table:table-cell table:style-name="ce13" table:formula="of:=VLOOKUP([.P19];[data.$A$1:.$H$1048576];8;0)" office:value-type="float" office:value="0" calcext:value-type="float">
            <text:p>0</text:p>
          </table:table-cell>
          <table:table-cell table:style-name="ce17" table:formula="of:=[.Q19]/256" office:value-type="percentage" office:value="0" calcext:value-type="percentage">
            <text:p>0.00%</text:p>
          </table:table-cell>
          <table:table-cell table:style-name="ce20" table:formula="of:=([.R19]+[.S19])/256" office:value-type="percentage" office:value="1" calcext:value-type="percentage">
            <text:p>100.00%</text:p>
          </table:table-cell>
          <table:table-cell table:style-name="ce8" table:formula="of:=CONCATENATE([.W$1];&quot;_&quot;;[.$A19];&quot;_&quot;;[.$B19])" office:value-type="string" office:string-value="Intel NUC7i5BNH_102_6" calcext:value-type="string">
            <text:p>Intel NUC7i5BNH_102_6</text:p>
          </table:table-cell>
          <table:table-cell table:formula="of:=256-([.X19]+[.Y19])" office:value-type="float" office:value="0" calcext:value-type="float">
            <text:p>0</text:p>
          </table:table-cell>
          <table:table-cell table:formula="of:=VLOOKUP([.V19];[data.$A$1:.$H$1048576];7;0)" office:value-type="float" office:value="256" calcext:value-type="float">
            <text:p>256</text:p>
          </table:table-cell>
          <table:table-cell table:style-name="ce13" table:formula="of:=VLOOKUP([.V19];[data.$A$1:.$H$1048576];8;0)" office:value-type="float" office:value="0" calcext:value-type="float">
            <text:p>0</text:p>
          </table:table-cell>
          <table:table-cell table:style-name="ce17" table:formula="of:=[.W19]/256" office:value-type="percentage" office:value="0" calcext:value-type="percentage">
            <text:p>0.00%</text:p>
          </table:table-cell>
          <table:table-cell table:style-name="ce20" table:formula="of:=([.X19]+[.Y19])/256" office:value-type="percentage" office:value="1" calcext:value-type="percentage">
            <text:p>100.00%</text:p>
          </table:table-cell>
          <table:table-cell/>
          <table:table-cell table:style-name="ce9" table:formula="of:=([.E19]+[.K19]+[.Q19])/SUM([.E19:.S19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0]; &quot; Baud @ &quot;;[.A20]; &quot; Hz&quot;)" office:value-type="string" office:string-value="6 Baud @ 108 Hz" calcext:value-type="string">
            <text:p>6 Baud @ 108 Hz</text:p>
          </table:table-cell>
          <table:table-cell table:style-name="ce8" table:formula="of:=CONCATENATE([.E$1];&quot;_&quot;;[.$A20];&quot;_&quot;;[.$B20])" office:value-type="string" office:string-value="Custom Desktop_108_6" calcext:value-type="string">
            <text:p>Custom Desktop_108_6</text:p>
          </table:table-cell>
          <table:table-cell table:formula="of:=256-([.F20]+[.G20])" office:value-type="float" office:value="0" calcext:value-type="float">
            <text:p>0</text:p>
          </table:table-cell>
          <table:table-cell table:formula="of:=VLOOKUP([.D20];[data.$A$1:.$H$1048576];7;0)" office:value-type="float" office:value="256" calcext:value-type="float">
            <text:p>256</text:p>
          </table:table-cell>
          <table:table-cell table:style-name="ce13" table:formula="of:=VLOOKUP([.D20];[data.$A$1:.$H$1048576];8;0)" office:value-type="float" office:value="0" calcext:value-type="float">
            <text:p>0</text:p>
          </table:table-cell>
          <table:table-cell table:style-name="ce17" table:formula="of:=[.E20]/256" office:value-type="percentage" office:value="0" calcext:value-type="percentage">
            <text:p>0.00%</text:p>
          </table:table-cell>
          <table:table-cell table:style-name="ce20" table:formula="of:=([.F20]+[.G20])/256" office:value-type="percentage" office:value="1" calcext:value-type="percentage">
            <text:p>100.00%</text:p>
          </table:table-cell>
          <table:table-cell table:style-name="ce8" table:formula="of:=CONCATENATE([.K$1];&quot;_&quot;;[.$A20];&quot;_&quot;;[.$B20])" office:value-type="string" office:string-value="Dell Poweredge 1950_108_6" calcext:value-type="string">
            <text:p>Dell Poweredge 1950_108_6</text:p>
          </table:table-cell>
          <table:table-cell table:formula="of:=256-([.L20]+[.M20])" office:value-type="float" office:value="165" calcext:value-type="float">
            <text:p>165</text:p>
          </table:table-cell>
          <table:table-cell table:formula="of:=VLOOKUP([.J20];[data.$A$1:.$H$1048576];7;0)" office:value-type="float" office:value="91" calcext:value-type="float">
            <text:p>91</text:p>
          </table:table-cell>
          <table:table-cell table:style-name="ce13" table:formula="of:=VLOOKUP([.J20];[data.$A$1:.$H$1048576];8;0)" office:value-type="float" office:value="0" calcext:value-type="float">
            <text:p>0</text:p>
          </table:table-cell>
          <table:table-cell table:style-name="ce17" table:formula="of:=[.K20]/256" office:value-type="percentage" office:value="0.64453125" calcext:value-type="percentage">
            <text:p>64.45%</text:p>
          </table:table-cell>
          <table:table-cell table:style-name="ce20" table:formula="of:=([.L20]+[.M20])/256" office:value-type="percentage" office:value="0.35546875" calcext:value-type="percentage">
            <text:p>35.55%</text:p>
          </table:table-cell>
          <table:table-cell table:style-name="ce8" table:formula="of:=CONCATENATE([.Q$1];&quot;_&quot;;[.$A20];&quot;_&quot;;[.$B20])" office:value-type="string" office:string-value="Dell Vostro 3550_108_6" calcext:value-type="string">
            <text:p>Dell Vostro 3550_108_6</text:p>
          </table:table-cell>
          <table:table-cell table:formula="of:=256-([.R20]+[.S20])" office:value-type="float" office:value="226" calcext:value-type="float">
            <text:p>226</text:p>
          </table:table-cell>
          <table:table-cell table:formula="of:=VLOOKUP([.P20];[data.$A$1:.$H$1048576];7;0)" office:value-type="float" office:value="29" calcext:value-type="float">
            <text:p>29</text:p>
          </table:table-cell>
          <table:table-cell table:style-name="ce13" table:formula="of:=VLOOKUP([.P20];[data.$A$1:.$H$1048576];8;0)" office:value-type="float" office:value="1" calcext:value-type="float">
            <text:p>1</text:p>
          </table:table-cell>
          <table:table-cell table:style-name="ce17" table:formula="of:=[.Q20]/256" office:value-type="percentage" office:value="0.8828125" calcext:value-type="percentage">
            <text:p>88.28%</text:p>
          </table:table-cell>
          <table:table-cell table:style-name="ce20" table:formula="of:=([.R20]+[.S20])/256" office:value-type="percentage" office:value="0.1171875" calcext:value-type="percentage">
            <text:p>11.72%</text:p>
          </table:table-cell>
          <table:table-cell table:style-name="ce8" table:formula="of:=CONCATENATE([.W$1];&quot;_&quot;;[.$A20];&quot;_&quot;;[.$B20])" office:value-type="string" office:string-value="Intel NUC7i5BNH_108_6" calcext:value-type="string">
            <text:p>Intel NUC7i5BNH_108_6</text:p>
          </table:table-cell>
          <table:table-cell table:formula="of:=256-([.X20]+[.Y20])" office:value-type="float" office:value="2" calcext:value-type="float">
            <text:p>2</text:p>
          </table:table-cell>
          <table:table-cell table:formula="of:=VLOOKUP([.V20];[data.$A$1:.$H$1048576];7;0)" office:value-type="float" office:value="254" calcext:value-type="float">
            <text:p>254</text:p>
          </table:table-cell>
          <table:table-cell table:style-name="ce13" table:formula="of:=VLOOKUP([.V20];[data.$A$1:.$H$1048576];8;0)" office:value-type="float" office:value="0" calcext:value-type="float">
            <text:p>0</text:p>
          </table:table-cell>
          <table:table-cell table:style-name="ce17" table:formula="of:=[.W20]/256" office:value-type="percentage" office:value="0.0078125" calcext:value-type="percentage">
            <text:p>0.78%</text:p>
          </table:table-cell>
          <table:table-cell table:style-name="ce20" table:formula="of:=([.X20]+[.Y20])/256" office:value-type="percentage" office:value="0.9921875" calcext:value-type="percentage">
            <text:p>99.22%</text:p>
          </table:table-cell>
          <table:table-cell/>
          <table:table-cell table:style-name="ce9" table:formula="of:=([.E20]+[.K20]+[.Q20])/SUM([.E20:.S20])" office:value-type="percentage" office:value="0.507792207792208" calcext:value-type="percentage">
            <text:p>50.78%</text:p>
          </table:table-cell>
          <table:table-cell table:number-columns-repeated="99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1]; &quot; Baud @ &quot;;[.A21]; &quot; Hz&quot;)" office:value-type="string" office:string-value="6 Baud @ 114 Hz" calcext:value-type="string">
            <text:p>6 Baud @ 114 Hz</text:p>
          </table:table-cell>
          <table:table-cell table:style-name="ce8" table:formula="of:=CONCATENATE([.E$1];&quot;_&quot;;[.$A21];&quot;_&quot;;[.$B21])" office:value-type="string" office:string-value="Custom Desktop_114_6" calcext:value-type="string">
            <text:p>Custom Desktop_114_6</text:p>
          </table:table-cell>
          <table:table-cell table:formula="of:=256-([.F21]+[.G21])" office:value-type="float" office:value="9" calcext:value-type="float">
            <text:p>9</text:p>
          </table:table-cell>
          <table:table-cell table:formula="of:=VLOOKUP([.D21];[data.$A$1:.$H$1048576];7;0)" office:value-type="float" office:value="247" calcext:value-type="float">
            <text:p>247</text:p>
          </table:table-cell>
          <table:table-cell table:style-name="ce13" table:formula="of:=VLOOKUP([.D21];[data.$A$1:.$H$1048576];8;0)" office:value-type="float" office:value="0" calcext:value-type="float">
            <text:p>0</text:p>
          </table:table-cell>
          <table:table-cell table:style-name="ce17" table:formula="of:=[.E21]/256" office:value-type="percentage" office:value="0.03515625" calcext:value-type="percentage">
            <text:p>3.52%</text:p>
          </table:table-cell>
          <table:table-cell table:style-name="ce20" table:formula="of:=([.F21]+[.G21])/256" office:value-type="percentage" office:value="0.96484375" calcext:value-type="percentage">
            <text:p>96.48%</text:p>
          </table:table-cell>
          <table:table-cell table:style-name="ce8" table:formula="of:=CONCATENATE([.K$1];&quot;_&quot;;[.$A21];&quot;_&quot;;[.$B21])" office:value-type="string" office:string-value="Dell Poweredge 1950_114_6" calcext:value-type="string">
            <text:p>Dell Poweredge 1950_114_6</text:p>
          </table:table-cell>
          <table:table-cell table:formula="of:=256-([.L21]+[.M21])" office:value-type="float" office:value="185" calcext:value-type="float">
            <text:p>185</text:p>
          </table:table-cell>
          <table:table-cell table:formula="of:=VLOOKUP([.J21];[data.$A$1:.$H$1048576];7;0)" office:value-type="float" office:value="71" calcext:value-type="float">
            <text:p>71</text:p>
          </table:table-cell>
          <table:table-cell table:style-name="ce13" table:formula="of:=VLOOKUP([.J21];[data.$A$1:.$H$1048576];8;0)" office:value-type="float" office:value="0" calcext:value-type="float">
            <text:p>0</text:p>
          </table:table-cell>
          <table:table-cell table:style-name="ce17" table:formula="of:=[.K21]/256" office:value-type="percentage" office:value="0.72265625" calcext:value-type="percentage">
            <text:p>72.27%</text:p>
          </table:table-cell>
          <table:table-cell table:style-name="ce20" table:formula="of:=([.L21]+[.M21])/256" office:value-type="percentage" office:value="0.27734375" calcext:value-type="percentage">
            <text:p>27.73%</text:p>
          </table:table-cell>
          <table:table-cell table:style-name="ce8" table:formula="of:=CONCATENATE([.Q$1];&quot;_&quot;;[.$A21];&quot;_&quot;;[.$B21])" office:value-type="string" office:string-value="Dell Vostro 3550_114_6" calcext:value-type="string">
            <text:p>Dell Vostro 3550_114_6</text:p>
          </table:table-cell>
          <table:table-cell table:formula="of:=256-([.R21]+[.S21])" office:value-type="float" office:value="253" calcext:value-type="float">
            <text:p>253</text:p>
          </table:table-cell>
          <table:table-cell table:formula="of:=VLOOKUP([.P21];[data.$A$1:.$H$1048576];7;0)" office:value-type="float" office:value="3" calcext:value-type="float">
            <text:p>3</text:p>
          </table:table-cell>
          <table:table-cell table:style-name="ce13" table:formula="of:=VLOOKUP([.P21];[data.$A$1:.$H$1048576];8;0)" office:value-type="float" office:value="0" calcext:value-type="float">
            <text:p>0</text:p>
          </table:table-cell>
          <table:table-cell table:style-name="ce17" table:formula="of:=[.Q21]/256" office:value-type="percentage" office:value="0.98828125" calcext:value-type="percentage">
            <text:p>98.83%</text:p>
          </table:table-cell>
          <table:table-cell table:style-name="ce20" table:formula="of:=([.R21]+[.S21])/256" office:value-type="percentage" office:value="0.01171875" calcext:value-type="percentage">
            <text:p>1.17%</text:p>
          </table:table-cell>
          <table:table-cell table:style-name="ce8" table:formula="of:=CONCATENATE([.W$1];&quot;_&quot;;[.$A21];&quot;_&quot;;[.$B21])" office:value-type="string" office:string-value="Intel NUC7i5BNH_114_6" calcext:value-type="string">
            <text:p>Intel NUC7i5BNH_114_6</text:p>
          </table:table-cell>
          <table:table-cell table:formula="of:=256-([.X21]+[.Y21])" office:value-type="float" office:value="0" calcext:value-type="float">
            <text:p>0</text:p>
          </table:table-cell>
          <table:table-cell table:formula="of:=VLOOKUP([.V21];[data.$A$1:.$H$1048576];7;0)" office:value-type="float" office:value="256" calcext:value-type="float">
            <text:p>256</text:p>
          </table:table-cell>
          <table:table-cell table:style-name="ce13" table:formula="of:=VLOOKUP([.V21];[data.$A$1:.$H$1048576];8;0)" office:value-type="float" office:value="0" calcext:value-type="float">
            <text:p>0</text:p>
          </table:table-cell>
          <table:table-cell table:style-name="ce17" table:formula="of:=[.W21]/256" office:value-type="percentage" office:value="0" calcext:value-type="percentage">
            <text:p>0.00%</text:p>
          </table:table-cell>
          <table:table-cell table:style-name="ce20" table:formula="of:=([.X21]+[.Y21])/256" office:value-type="percentage" office:value="1" calcext:value-type="percentage">
            <text:p>100.00%</text:p>
          </table:table-cell>
          <table:table-cell/>
          <table:table-cell table:style-name="ce9" table:formula="of:=([.E21]+[.K21]+[.Q21])/SUM([.E21:.S21])" office:value-type="percentage" office:value="0.580519480519481" calcext:value-type="percentage">
            <text:p>58.05%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2]; &quot; Baud @ &quot;;[.A22]; &quot; Hz&quot;)" office:value-type="string" office:string-value="6 Baud @ 120 Hz" calcext:value-type="string">
            <text:p>6 Baud @ 120 Hz</text:p>
          </table:table-cell>
          <table:table-cell table:style-name="ce8" table:formula="of:=CONCATENATE([.E$1];&quot;_&quot;;[.$A22];&quot;_&quot;;[.$B22])" office:value-type="string" office:string-value="Custom Desktop_120_6" calcext:value-type="string">
            <text:p>Custom Desktop_120_6</text:p>
          </table:table-cell>
          <table:table-cell table:formula="of:=256-([.F22]+[.G22])" office:value-type="float" office:value="39" calcext:value-type="float">
            <text:p>39</text:p>
          </table:table-cell>
          <table:table-cell table:formula="of:=VLOOKUP([.D22];[data.$A$1:.$H$1048576];7;0)" office:value-type="float" office:value="217" calcext:value-type="float">
            <text:p>217</text:p>
          </table:table-cell>
          <table:table-cell table:style-name="ce13" table:formula="of:=VLOOKUP([.D22];[data.$A$1:.$H$1048576];8;0)" office:value-type="float" office:value="0" calcext:value-type="float">
            <text:p>0</text:p>
          </table:table-cell>
          <table:table-cell table:style-name="ce17" table:formula="of:=[.E22]/256" office:value-type="percentage" office:value="0.15234375" calcext:value-type="percentage">
            <text:p>15.23%</text:p>
          </table:table-cell>
          <table:table-cell table:style-name="ce20" table:formula="of:=([.F22]+[.G22])/256" office:value-type="percentage" office:value="0.84765625" calcext:value-type="percentage">
            <text:p>84.77%</text:p>
          </table:table-cell>
          <table:table-cell table:style-name="ce8" table:formula="of:=CONCATENATE([.K$1];&quot;_&quot;;[.$A22];&quot;_&quot;;[.$B22])" office:value-type="string" office:string-value="Dell Poweredge 1950_120_6" calcext:value-type="string">
            <text:p>Dell Poweredge 1950_120_6</text:p>
          </table:table-cell>
          <table:table-cell table:formula="of:=256-([.L22]+[.M22])" office:value-type="float" office:value="187" calcext:value-type="float">
            <text:p>187</text:p>
          </table:table-cell>
          <table:table-cell table:formula="of:=VLOOKUP([.J22];[data.$A$1:.$H$1048576];7;0)" office:value-type="float" office:value="69" calcext:value-type="float">
            <text:p>69</text:p>
          </table:table-cell>
          <table:table-cell table:style-name="ce13" table:formula="of:=VLOOKUP([.J22];[data.$A$1:.$H$1048576];8;0)" office:value-type="float" office:value="0" calcext:value-type="float">
            <text:p>0</text:p>
          </table:table-cell>
          <table:table-cell table:style-name="ce17" table:formula="of:=[.K22]/256" office:value-type="percentage" office:value="0.73046875" calcext:value-type="percentage">
            <text:p>73.05%</text:p>
          </table:table-cell>
          <table:table-cell table:style-name="ce20" table:formula="of:=([.L22]+[.M22])/256" office:value-type="percentage" office:value="0.26953125" calcext:value-type="percentage">
            <text:p>26.95%</text:p>
          </table:table-cell>
          <table:table-cell table:style-name="ce8" table:formula="of:=CONCATENATE([.Q$1];&quot;_&quot;;[.$A22];&quot;_&quot;;[.$B22])" office:value-type="string" office:string-value="Dell Vostro 3550_120_6" calcext:value-type="string">
            <text:p>Dell Vostro 3550_120_6</text:p>
          </table:table-cell>
          <table:table-cell table:formula="of:=256-([.R22]+[.S22])" office:value-type="float" office:value="250" calcext:value-type="float">
            <text:p>250</text:p>
          </table:table-cell>
          <table:table-cell table:formula="of:=VLOOKUP([.P22];[data.$A$1:.$H$1048576];7;0)" office:value-type="float" office:value="6" calcext:value-type="float">
            <text:p>6</text:p>
          </table:table-cell>
          <table:table-cell table:style-name="ce13" table:formula="of:=VLOOKUP([.P22];[data.$A$1:.$H$1048576];8;0)" office:value-type="float" office:value="0" calcext:value-type="float">
            <text:p>0</text:p>
          </table:table-cell>
          <table:table-cell table:style-name="ce17" table:formula="of:=[.Q22]/256" office:value-type="percentage" office:value="0.9765625" calcext:value-type="percentage">
            <text:p>97.66%</text:p>
          </table:table-cell>
          <table:table-cell table:style-name="ce20" table:formula="of:=([.R22]+[.S22])/256" office:value-type="percentage" office:value="0.0234375" calcext:value-type="percentage">
            <text:p>2.34%</text:p>
          </table:table-cell>
          <table:table-cell table:style-name="ce8" table:formula="of:=CONCATENATE([.W$1];&quot;_&quot;;[.$A22];&quot;_&quot;;[.$B22])" office:value-type="string" office:string-value="Intel NUC7i5BNH_120_6" calcext:value-type="string">
            <text:p>Intel NUC7i5BNH_120_6</text:p>
          </table:table-cell>
          <table:table-cell table:formula="of:=256-([.X22]+[.Y22])" office:value-type="float" office:value="3" calcext:value-type="float">
            <text:p>3</text:p>
          </table:table-cell>
          <table:table-cell table:formula="of:=VLOOKUP([.V22];[data.$A$1:.$H$1048576];7;0)" office:value-type="float" office:value="253" calcext:value-type="float">
            <text:p>253</text:p>
          </table:table-cell>
          <table:table-cell table:style-name="ce13" table:formula="of:=VLOOKUP([.V22];[data.$A$1:.$H$1048576];8;0)" office:value-type="float" office:value="0" calcext:value-type="float">
            <text:p>0</text:p>
          </table:table-cell>
          <table:table-cell table:style-name="ce17" table:formula="of:=[.W22]/256" office:value-type="percentage" office:value="0.01171875" calcext:value-type="percentage">
            <text:p>1.17%</text:p>
          </table:table-cell>
          <table:table-cell table:style-name="ce20" table:formula="of:=([.X22]+[.Y22])/256" office:value-type="percentage" office:value="0.98828125" calcext:value-type="percentage">
            <text:p>98.83%</text:p>
          </table:table-cell>
          <table:table-cell/>
          <table:table-cell table:style-name="ce9" table:formula="of:=([.E22]+[.K22]+[.Q22])/SUM([.E22:.S22])" office:value-type="percentage" office:value="0.618181818181818" calcext:value-type="percentage">
            <text:p>61.82%</text:p>
          </table:table-cell>
          <table:table-cell table:number-columns-repeated="99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3]; &quot; Baud @ &quot;;[.A23]; &quot; Hz&quot;)" office:value-type="string" office:string-value="6 Baud @ 126 Hz" calcext:value-type="string">
            <text:p>6 Baud @ 126 Hz</text:p>
          </table:table-cell>
          <table:table-cell table:style-name="ce8" table:formula="of:=CONCATENATE([.E$1];&quot;_&quot;;[.$A23];&quot;_&quot;;[.$B23])" office:value-type="string" office:string-value="Custom Desktop_126_6" calcext:value-type="string">
            <text:p>Custom Desktop_126_6</text:p>
          </table:table-cell>
          <table:table-cell table:formula="of:=256-([.F23]+[.G23])" office:value-type="float" office:value="67" calcext:value-type="float">
            <text:p>67</text:p>
          </table:table-cell>
          <table:table-cell table:formula="of:=VLOOKUP([.D23];[data.$A$1:.$H$1048576];7;0)" office:value-type="float" office:value="189" calcext:value-type="float">
            <text:p>189</text:p>
          </table:table-cell>
          <table:table-cell table:style-name="ce13" table:formula="of:=VLOOKUP([.D23];[data.$A$1:.$H$1048576];8;0)" office:value-type="float" office:value="0" calcext:value-type="float">
            <text:p>0</text:p>
          </table:table-cell>
          <table:table-cell table:style-name="ce17" table:formula="of:=[.E23]/256" office:value-type="percentage" office:value="0.26171875" calcext:value-type="percentage">
            <text:p>26.17%</text:p>
          </table:table-cell>
          <table:table-cell table:style-name="ce20" table:formula="of:=([.F23]+[.G23])/256" office:value-type="percentage" office:value="0.73828125" calcext:value-type="percentage">
            <text:p>73.83%</text:p>
          </table:table-cell>
          <table:table-cell table:style-name="ce8" table:formula="of:=CONCATENATE([.K$1];&quot;_&quot;;[.$A23];&quot;_&quot;;[.$B23])" office:value-type="string" office:string-value="Dell Poweredge 1950_126_6" calcext:value-type="string">
            <text:p>Dell Poweredge 1950_126_6</text:p>
          </table:table-cell>
          <table:table-cell table:formula="of:=256-([.L23]+[.M23])" office:value-type="float" office:value="169" calcext:value-type="float">
            <text:p>169</text:p>
          </table:table-cell>
          <table:table-cell table:formula="of:=VLOOKUP([.J23];[data.$A$1:.$H$1048576];7;0)" office:value-type="float" office:value="86" calcext:value-type="float">
            <text:p>86</text:p>
          </table:table-cell>
          <table:table-cell table:style-name="ce13" table:formula="of:=VLOOKUP([.J23];[data.$A$1:.$H$1048576];8;0)" office:value-type="float" office:value="1" calcext:value-type="float">
            <text:p>1</text:p>
          </table:table-cell>
          <table:table-cell table:style-name="ce17" table:formula="of:=[.K23]/256" office:value-type="percentage" office:value="0.66015625" calcext:value-type="percentage">
            <text:p>66.02%</text:p>
          </table:table-cell>
          <table:table-cell table:style-name="ce20" table:formula="of:=([.L23]+[.M23])/256" office:value-type="percentage" office:value="0.33984375" calcext:value-type="percentage">
            <text:p>33.98%</text:p>
          </table:table-cell>
          <table:table-cell table:style-name="ce8" table:formula="of:=CONCATENATE([.Q$1];&quot;_&quot;;[.$A23];&quot;_&quot;;[.$B23])" office:value-type="string" office:string-value="Dell Vostro 3550_126_6" calcext:value-type="string">
            <text:p>Dell Vostro 3550_126_6</text:p>
          </table:table-cell>
          <table:table-cell table:formula="of:=256-([.R23]+[.S23])" office:value-type="float" office:value="248" calcext:value-type="float">
            <text:p>248</text:p>
          </table:table-cell>
          <table:table-cell table:formula="of:=VLOOKUP([.P23];[data.$A$1:.$H$1048576];7;0)" office:value-type="float" office:value="8" calcext:value-type="float">
            <text:p>8</text:p>
          </table:table-cell>
          <table:table-cell table:style-name="ce13" table:formula="of:=VLOOKUP([.P23];[data.$A$1:.$H$1048576];8;0)" office:value-type="float" office:value="0" calcext:value-type="float">
            <text:p>0</text:p>
          </table:table-cell>
          <table:table-cell table:style-name="ce17" table:formula="of:=[.Q23]/256" office:value-type="percentage" office:value="0.96875" calcext:value-type="percentage">
            <text:p>96.88%</text:p>
          </table:table-cell>
          <table:table-cell table:style-name="ce20" table:formula="of:=([.R23]+[.S23])/256" office:value-type="percentage" office:value="0.03125" calcext:value-type="percentage">
            <text:p>3.13%</text:p>
          </table:table-cell>
          <table:table-cell table:style-name="ce8" table:formula="of:=CONCATENATE([.W$1];&quot;_&quot;;[.$A23];&quot;_&quot;;[.$B23])" office:value-type="string" office:string-value="Intel NUC7i5BNH_126_6" calcext:value-type="string">
            <text:p>Intel NUC7i5BNH_126_6</text:p>
          </table:table-cell>
          <table:table-cell table:formula="of:=256-([.X23]+[.Y23])" office:value-type="float" office:value="33" calcext:value-type="float">
            <text:p>33</text:p>
          </table:table-cell>
          <table:table-cell table:formula="of:=VLOOKUP([.V23];[data.$A$1:.$H$1048576];7;0)" office:value-type="float" office:value="221" calcext:value-type="float">
            <text:p>221</text:p>
          </table:table-cell>
          <table:table-cell table:style-name="ce13" table:formula="of:=VLOOKUP([.V23];[data.$A$1:.$H$1048576];8;0)" office:value-type="float" office:value="2" calcext:value-type="float">
            <text:p>2</text:p>
          </table:table-cell>
          <table:table-cell table:style-name="ce17" table:formula="of:=[.W23]/256" office:value-type="percentage" office:value="0.12890625" calcext:value-type="percentage">
            <text:p>12.89%</text:p>
          </table:table-cell>
          <table:table-cell table:style-name="ce20" table:formula="of:=([.X23]+[.Y23])/256" office:value-type="percentage" office:value="0.87109375" calcext:value-type="percentage">
            <text:p>87.11%</text:p>
          </table:table-cell>
          <table:table-cell/>
          <table:table-cell table:style-name="ce9" table:formula="of:=([.E23]+[.K23]+[.Q23])/SUM([.E23:.S23])" office:value-type="percentage" office:value="0.628571428571429" calcext:value-type="percentage">
            <text:p>62.86%</text:p>
          </table:table-cell>
          <table:table-cell table:number-columns-repeated="99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4]; &quot; Baud @ &quot;;[.A24]; &quot; Hz&quot;)" office:value-type="string" office:string-value="6 Baud @ 132 Hz" calcext:value-type="string">
            <text:p>6 Baud @ 132 Hz</text:p>
          </table:table-cell>
          <table:table-cell table:style-name="ce8" table:formula="of:=CONCATENATE([.E$1];&quot;_&quot;;[.$A24];&quot;_&quot;;[.$B24])" office:value-type="string" office:string-value="Custom Desktop_132_6" calcext:value-type="string">
            <text:p>Custom Desktop_132_6</text:p>
          </table:table-cell>
          <table:table-cell table:formula="of:=256-([.F24]+[.G24])" office:value-type="float" office:value="59" calcext:value-type="float">
            <text:p>59</text:p>
          </table:table-cell>
          <table:table-cell table:formula="of:=VLOOKUP([.D24];[data.$A$1:.$H$1048576];7;0)" office:value-type="float" office:value="195" calcext:value-type="float">
            <text:p>195</text:p>
          </table:table-cell>
          <table:table-cell table:style-name="ce13" table:formula="of:=VLOOKUP([.D24];[data.$A$1:.$H$1048576];8;0)" office:value-type="float" office:value="2" calcext:value-type="float">
            <text:p>2</text:p>
          </table:table-cell>
          <table:table-cell table:style-name="ce17" table:formula="of:=[.E24]/256" office:value-type="percentage" office:value="0.23046875" calcext:value-type="percentage">
            <text:p>23.05%</text:p>
          </table:table-cell>
          <table:table-cell table:style-name="ce20" table:formula="of:=([.F24]+[.G24])/256" office:value-type="percentage" office:value="0.76953125" calcext:value-type="percentage">
            <text:p>76.95%</text:p>
          </table:table-cell>
          <table:table-cell table:style-name="ce8" table:formula="of:=CONCATENATE([.K$1];&quot;_&quot;;[.$A24];&quot;_&quot;;[.$B24])" office:value-type="string" office:string-value="Dell Poweredge 1950_132_6" calcext:value-type="string">
            <text:p>Dell Poweredge 1950_132_6</text:p>
          </table:table-cell>
          <table:table-cell table:formula="of:=256-([.L24]+[.M24])" office:value-type="float" office:value="166" calcext:value-type="float">
            <text:p>166</text:p>
          </table:table-cell>
          <table:table-cell table:formula="of:=VLOOKUP([.J24];[data.$A$1:.$H$1048576];7;0)" office:value-type="float" office:value="87" calcext:value-type="float">
            <text:p>87</text:p>
          </table:table-cell>
          <table:table-cell table:style-name="ce13" table:formula="of:=VLOOKUP([.J24];[data.$A$1:.$H$1048576];8;0)" office:value-type="float" office:value="3" calcext:value-type="float">
            <text:p>3</text:p>
          </table:table-cell>
          <table:table-cell table:style-name="ce17" table:formula="of:=[.K24]/256" office:value-type="percentage" office:value="0.6484375" calcext:value-type="percentage">
            <text:p>64.84%</text:p>
          </table:table-cell>
          <table:table-cell table:style-name="ce20" table:formula="of:=([.L24]+[.M24])/256" office:value-type="percentage" office:value="0.3515625" calcext:value-type="percentage">
            <text:p>35.16%</text:p>
          </table:table-cell>
          <table:table-cell table:style-name="ce8" table:formula="of:=CONCATENATE([.Q$1];&quot;_&quot;;[.$A24];&quot;_&quot;;[.$B24])" office:value-type="string" office:string-value="Dell Vostro 3550_132_6" calcext:value-type="string">
            <text:p>Dell Vostro 3550_132_6</text:p>
          </table:table-cell>
          <table:table-cell table:formula="of:=256-([.R24]+[.S24])" office:value-type="float" office:value="249" calcext:value-type="float">
            <text:p>249</text:p>
          </table:table-cell>
          <table:table-cell table:formula="of:=VLOOKUP([.P24];[data.$A$1:.$H$1048576];7;0)" office:value-type="float" office:value="6" calcext:value-type="float">
            <text:p>6</text:p>
          </table:table-cell>
          <table:table-cell table:style-name="ce13" table:formula="of:=VLOOKUP([.P24];[data.$A$1:.$H$1048576];8;0)" office:value-type="float" office:value="1" calcext:value-type="float">
            <text:p>1</text:p>
          </table:table-cell>
          <table:table-cell table:style-name="ce17" table:formula="of:=[.Q24]/256" office:value-type="percentage" office:value="0.97265625" calcext:value-type="percentage">
            <text:p>97.27%</text:p>
          </table:table-cell>
          <table:table-cell table:style-name="ce20" table:formula="of:=([.R24]+[.S24])/256" office:value-type="percentage" office:value="0.02734375" calcext:value-type="percentage">
            <text:p>2.73%</text:p>
          </table:table-cell>
          <table:table-cell table:style-name="ce8" table:formula="of:=CONCATENATE([.W$1];&quot;_&quot;;[.$A24];&quot;_&quot;;[.$B24])" office:value-type="string" office:string-value="Intel NUC7i5BNH_132_6" calcext:value-type="string">
            <text:p>Intel NUC7i5BNH_132_6</text:p>
          </table:table-cell>
          <table:table-cell table:formula="of:=256-([.X24]+[.Y24])" office:value-type="float" office:value="80" calcext:value-type="float">
            <text:p>80</text:p>
          </table:table-cell>
          <table:table-cell table:formula="of:=VLOOKUP([.V24];[data.$A$1:.$H$1048576];7;0)" office:value-type="float" office:value="174" calcext:value-type="float">
            <text:p>174</text:p>
          </table:table-cell>
          <table:table-cell table:style-name="ce13" table:formula="of:=VLOOKUP([.V24];[data.$A$1:.$H$1048576];8;0)" office:value-type="float" office:value="2" calcext:value-type="float">
            <text:p>2</text:p>
          </table:table-cell>
          <table:table-cell table:style-name="ce17" table:formula="of:=[.W24]/256" office:value-type="percentage" office:value="0.3125" calcext:value-type="percentage">
            <text:p>31.25%</text:p>
          </table:table-cell>
          <table:table-cell table:style-name="ce20" table:formula="of:=([.X24]+[.Y24])/256" office:value-type="percentage" office:value="0.6875" calcext:value-type="percentage">
            <text:p>68.75%</text:p>
          </table:table-cell>
          <table:table-cell/>
          <table:table-cell table:style-name="ce9" table:formula="of:=([.E24]+[.K24]+[.Q24])/SUM([.E24:.S24])" office:value-type="percentage" office:value="0.615584415584416" calcext:value-type="percentage">
            <text:p>61.56%</text:p>
          </table:table-cell>
          <table:table-cell table:number-columns-repeated="99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5]; &quot; Baud @ &quot;;[.A25]; &quot; Hz&quot;)" office:value-type="string" office:string-value="6 Baud @ 138 Hz" calcext:value-type="string">
            <text:p>6 Baud @ 138 Hz</text:p>
          </table:table-cell>
          <table:table-cell table:style-name="ce8" table:formula="of:=CONCATENATE([.E$1];&quot;_&quot;;[.$A25];&quot;_&quot;;[.$B25])" office:value-type="string" office:string-value="Custom Desktop_138_6" calcext:value-type="string">
            <text:p>Custom Desktop_138_6</text:p>
          </table:table-cell>
          <table:table-cell table:formula="of:=256-([.F25]+[.G25])" office:value-type="float" office:value="32" calcext:value-type="float">
            <text:p>32</text:p>
          </table:table-cell>
          <table:table-cell table:formula="of:=VLOOKUP([.D25];[data.$A$1:.$H$1048576];7;0)" office:value-type="float" office:value="222" calcext:value-type="float">
            <text:p>222</text:p>
          </table:table-cell>
          <table:table-cell table:style-name="ce13" table:formula="of:=VLOOKUP([.D25];[data.$A$1:.$H$1048576];8;0)" office:value-type="float" office:value="2" calcext:value-type="float">
            <text:p>2</text:p>
          </table:table-cell>
          <table:table-cell table:style-name="ce17" table:formula="of:=[.E25]/256" office:value-type="percentage" office:value="0.125" calcext:value-type="percentage">
            <text:p>12.50%</text:p>
          </table:table-cell>
          <table:table-cell table:style-name="ce20" table:formula="of:=([.F25]+[.G25])/256" office:value-type="percentage" office:value="0.875" calcext:value-type="percentage">
            <text:p>87.50%</text:p>
          </table:table-cell>
          <table:table-cell table:style-name="ce8" table:formula="of:=CONCATENATE([.K$1];&quot;_&quot;;[.$A25];&quot;_&quot;;[.$B25])" office:value-type="string" office:string-value="Dell Poweredge 1950_138_6" calcext:value-type="string">
            <text:p>Dell Poweredge 1950_138_6</text:p>
          </table:table-cell>
          <table:table-cell table:formula="of:=256-([.L25]+[.M25])" office:value-type="float" office:value="134" calcext:value-type="float">
            <text:p>134</text:p>
          </table:table-cell>
          <table:table-cell table:formula="of:=VLOOKUP([.J25];[data.$A$1:.$H$1048576];7;0)" office:value-type="float" office:value="122" calcext:value-type="float">
            <text:p>122</text:p>
          </table:table-cell>
          <table:table-cell table:style-name="ce13" table:formula="of:=VLOOKUP([.J25];[data.$A$1:.$H$1048576];8;0)" office:value-type="float" office:value="0" calcext:value-type="float">
            <text:p>0</text:p>
          </table:table-cell>
          <table:table-cell table:style-name="ce17" table:formula="of:=[.K25]/256" office:value-type="percentage" office:value="0.5234375" calcext:value-type="percentage">
            <text:p>52.34%</text:p>
          </table:table-cell>
          <table:table-cell table:style-name="ce20" table:formula="of:=([.L25]+[.M25])/256" office:value-type="percentage" office:value="0.4765625" calcext:value-type="percentage">
            <text:p>47.66%</text:p>
          </table:table-cell>
          <table:table-cell table:style-name="ce8" table:formula="of:=CONCATENATE([.Q$1];&quot;_&quot;;[.$A25];&quot;_&quot;;[.$B25])" office:value-type="string" office:string-value="Dell Vostro 3550_138_6" calcext:value-type="string">
            <text:p>Dell Vostro 3550_138_6</text:p>
          </table:table-cell>
          <table:table-cell table:formula="of:=256-([.R25]+[.S25])" office:value-type="float" office:value="252" calcext:value-type="float">
            <text:p>252</text:p>
          </table:table-cell>
          <table:table-cell table:formula="of:=VLOOKUP([.P25];[data.$A$1:.$H$1048576];7;0)" office:value-type="float" office:value="3" calcext:value-type="float">
            <text:p>3</text:p>
          </table:table-cell>
          <table:table-cell table:style-name="ce13" table:formula="of:=VLOOKUP([.P25];[data.$A$1:.$H$1048576];8;0)" office:value-type="float" office:value="1" calcext:value-type="float">
            <text:p>1</text:p>
          </table:table-cell>
          <table:table-cell table:style-name="ce17" table:formula="of:=[.Q25]/256" office:value-type="percentage" office:value="0.984375" calcext:value-type="percentage">
            <text:p>98.44%</text:p>
          </table:table-cell>
          <table:table-cell table:style-name="ce20" table:formula="of:=([.R25]+[.S25])/256" office:value-type="percentage" office:value="0.015625" calcext:value-type="percentage">
            <text:p>1.56%</text:p>
          </table:table-cell>
          <table:table-cell table:style-name="ce8" table:formula="of:=CONCATENATE([.W$1];&quot;_&quot;;[.$A25];&quot;_&quot;;[.$B25])" office:value-type="string" office:string-value="Intel NUC7i5BNH_138_6" calcext:value-type="string">
            <text:p>Intel NUC7i5BNH_138_6</text:p>
          </table:table-cell>
          <table:table-cell table:formula="of:=256-([.X25]+[.Y25])" office:value-type="float" office:value="42" calcext:value-type="float">
            <text:p>42</text:p>
          </table:table-cell>
          <table:table-cell table:formula="of:=VLOOKUP([.V25];[data.$A$1:.$H$1048576];7;0)" office:value-type="float" office:value="214" calcext:value-type="float">
            <text:p>214</text:p>
          </table:table-cell>
          <table:table-cell table:style-name="ce13" table:formula="of:=VLOOKUP([.V25];[data.$A$1:.$H$1048576];8;0)" office:value-type="float" office:value="0" calcext:value-type="float">
            <text:p>0</text:p>
          </table:table-cell>
          <table:table-cell table:style-name="ce17" table:formula="of:=[.W25]/256" office:value-type="percentage" office:value="0.1640625" calcext:value-type="percentage">
            <text:p>16.41%</text:p>
          </table:table-cell>
          <table:table-cell table:style-name="ce20" table:formula="of:=([.X25]+[.Y25])/256" office:value-type="percentage" office:value="0.8359375" calcext:value-type="percentage">
            <text:p>83.59%</text:p>
          </table:table-cell>
          <table:table-cell/>
          <table:table-cell table:style-name="ce9" table:formula="of:=([.E25]+[.K25]+[.Q25])/SUM([.E25:.S25])" office:value-type="percentage" office:value="0.542857142857143" calcext:value-type="percentage">
            <text:p>54.29%</text:p>
          </table:table-cell>
          <table:table-cell table:number-columns-repeated="99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6]; &quot; Baud @ &quot;;[.A26]; &quot; Hz&quot;)" office:value-type="string" office:string-value="6 Baud @ 144 Hz" calcext:value-type="string">
            <text:p>6 Baud @ 144 Hz</text:p>
          </table:table-cell>
          <table:table-cell table:style-name="ce8" table:formula="of:=CONCATENATE([.E$1];&quot;_&quot;;[.$A26];&quot;_&quot;;[.$B26])" office:value-type="string" office:string-value="Custom Desktop_144_6" calcext:value-type="string">
            <text:p>Custom Desktop_144_6</text:p>
          </table:table-cell>
          <table:table-cell table:formula="of:=256-([.F26]+[.G26])" office:value-type="float" office:value="38" calcext:value-type="float">
            <text:p>38</text:p>
          </table:table-cell>
          <table:table-cell table:formula="of:=VLOOKUP([.D26];[data.$A$1:.$H$1048576];7;0)" office:value-type="float" office:value="218" calcext:value-type="float">
            <text:p>218</text:p>
          </table:table-cell>
          <table:table-cell table:style-name="ce13" table:formula="of:=VLOOKUP([.D26];[data.$A$1:.$H$1048576];8;0)" office:value-type="float" office:value="0" calcext:value-type="float">
            <text:p>0</text:p>
          </table:table-cell>
          <table:table-cell table:style-name="ce17" table:formula="of:=[.E26]/256" office:value-type="percentage" office:value="0.1484375" calcext:value-type="percentage">
            <text:p>14.84%</text:p>
          </table:table-cell>
          <table:table-cell table:style-name="ce20" table:formula="of:=([.F26]+[.G26])/256" office:value-type="percentage" office:value="0.8515625" calcext:value-type="percentage">
            <text:p>85.16%</text:p>
          </table:table-cell>
          <table:table-cell table:style-name="ce8" table:formula="of:=CONCATENATE([.K$1];&quot;_&quot;;[.$A26];&quot;_&quot;;[.$B26])" office:value-type="string" office:string-value="Dell Poweredge 1950_144_6" calcext:value-type="string">
            <text:p>Dell Poweredge 1950_144_6</text:p>
          </table:table-cell>
          <table:table-cell table:formula="of:=256-([.L26]+[.M26])" office:value-type="float" office:value="151" calcext:value-type="float">
            <text:p>151</text:p>
          </table:table-cell>
          <table:table-cell table:formula="of:=VLOOKUP([.J26];[data.$A$1:.$H$1048576];7;0)" office:value-type="float" office:value="104" calcext:value-type="float">
            <text:p>104</text:p>
          </table:table-cell>
          <table:table-cell table:style-name="ce13" table:formula="of:=VLOOKUP([.J26];[data.$A$1:.$H$1048576];8;0)" office:value-type="float" office:value="1" calcext:value-type="float">
            <text:p>1</text:p>
          </table:table-cell>
          <table:table-cell table:style-name="ce17" table:formula="of:=[.K26]/256" office:value-type="percentage" office:value="0.58984375" calcext:value-type="percentage">
            <text:p>58.98%</text:p>
          </table:table-cell>
          <table:table-cell table:style-name="ce20" table:formula="of:=([.L26]+[.M26])/256" office:value-type="percentage" office:value="0.41015625" calcext:value-type="percentage">
            <text:p>41.02%</text:p>
          </table:table-cell>
          <table:table-cell table:style-name="ce8" table:formula="of:=CONCATENATE([.Q$1];&quot;_&quot;;[.$A26];&quot;_&quot;;[.$B26])" office:value-type="string" office:string-value="Dell Vostro 3550_144_6" calcext:value-type="string">
            <text:p>Dell Vostro 3550_144_6</text:p>
          </table:table-cell>
          <table:table-cell table:formula="of:=256-([.R26]+[.S26])" office:value-type="float" office:value="249" calcext:value-type="float">
            <text:p>249</text:p>
          </table:table-cell>
          <table:table-cell table:formula="of:=VLOOKUP([.P26];[data.$A$1:.$H$1048576];7;0)" office:value-type="float" office:value="7" calcext:value-type="float">
            <text:p>7</text:p>
          </table:table-cell>
          <table:table-cell table:style-name="ce13" table:formula="of:=VLOOKUP([.P26];[data.$A$1:.$H$1048576];8;0)" office:value-type="float" office:value="0" calcext:value-type="float">
            <text:p>0</text:p>
          </table:table-cell>
          <table:table-cell table:style-name="ce17" table:formula="of:=[.Q26]/256" office:value-type="percentage" office:value="0.97265625" calcext:value-type="percentage">
            <text:p>97.27%</text:p>
          </table:table-cell>
          <table:table-cell table:style-name="ce20" table:formula="of:=([.R26]+[.S26])/256" office:value-type="percentage" office:value="0.02734375" calcext:value-type="percentage">
            <text:p>2.73%</text:p>
          </table:table-cell>
          <table:table-cell table:style-name="ce8" table:formula="of:=CONCATENATE([.W$1];&quot;_&quot;;[.$A26];&quot;_&quot;;[.$B26])" office:value-type="string" office:string-value="Intel NUC7i5BNH_144_6" calcext:value-type="string">
            <text:p>Intel NUC7i5BNH_144_6</text:p>
          </table:table-cell>
          <table:table-cell table:formula="of:=256-([.X26]+[.Y26])" office:value-type="float" office:value="134" calcext:value-type="float">
            <text:p>134</text:p>
          </table:table-cell>
          <table:table-cell table:formula="of:=VLOOKUP([.V26];[data.$A$1:.$H$1048576];7;0)" office:value-type="float" office:value="121" calcext:value-type="float">
            <text:p>121</text:p>
          </table:table-cell>
          <table:table-cell table:style-name="ce13" table:formula="of:=VLOOKUP([.V26];[data.$A$1:.$H$1048576];8;0)" office:value-type="float" office:value="1" calcext:value-type="float">
            <text:p>1</text:p>
          </table:table-cell>
          <table:table-cell table:style-name="ce17" table:formula="of:=[.W26]/256" office:value-type="percentage" office:value="0.5234375" calcext:value-type="percentage">
            <text:p>52.34%</text:p>
          </table:table-cell>
          <table:table-cell table:style-name="ce20" table:formula="of:=([.X26]+[.Y26])/256" office:value-type="percentage" office:value="0.4765625" calcext:value-type="percentage">
            <text:p>47.66%</text:p>
          </table:table-cell>
          <table:table-cell/>
          <table:table-cell table:style-name="ce9" table:formula="of:=([.E26]+[.K26]+[.Q26])/SUM([.E26:.S26])" office:value-type="percentage" office:value="0.568831168831169" calcext:value-type="percentage">
            <text:p>56.88%</text:p>
          </table:table-cell>
          <table:table-cell table:number-columns-repeated="99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7]; &quot; Baud @ &quot;;[.A27]; &quot; Hz&quot;)" office:value-type="string" office:string-value="6 Baud @ 150 Hz" calcext:value-type="string">
            <text:p>6 Baud @ 150 Hz</text:p>
          </table:table-cell>
          <table:table-cell table:style-name="ce8" table:formula="of:=CONCATENATE([.E$1];&quot;_&quot;;[.$A27];&quot;_&quot;;[.$B27])" office:value-type="string" office:string-value="Custom Desktop_150_6" calcext:value-type="string">
            <text:p>Custom Desktop_150_6</text:p>
          </table:table-cell>
          <table:table-cell table:formula="of:=256-([.F27]+[.G27])" office:value-type="float" office:value="22" calcext:value-type="float">
            <text:p>22</text:p>
          </table:table-cell>
          <table:table-cell table:formula="of:=VLOOKUP([.D27];[data.$A$1:.$H$1048576];7;0)" office:value-type="float" office:value="234" calcext:value-type="float">
            <text:p>234</text:p>
          </table:table-cell>
          <table:table-cell table:style-name="ce13" table:formula="of:=VLOOKUP([.D27];[data.$A$1:.$H$1048576];8;0)" office:value-type="float" office:value="0" calcext:value-type="float">
            <text:p>0</text:p>
          </table:table-cell>
          <table:table-cell table:style-name="ce17" table:formula="of:=[.E27]/256" office:value-type="percentage" office:value="0.0859375" calcext:value-type="percentage">
            <text:p>8.59%</text:p>
          </table:table-cell>
          <table:table-cell table:style-name="ce20" table:formula="of:=([.F27]+[.G27])/256" office:value-type="percentage" office:value="0.9140625" calcext:value-type="percentage">
            <text:p>91.41%</text:p>
          </table:table-cell>
          <table:table-cell table:style-name="ce8" table:formula="of:=CONCATENATE([.K$1];&quot;_&quot;;[.$A27];&quot;_&quot;;[.$B27])" office:value-type="string" office:string-value="Dell Poweredge 1950_150_6" calcext:value-type="string">
            <text:p>Dell Poweredge 1950_150_6</text:p>
          </table:table-cell>
          <table:table-cell table:formula="of:=256-([.L27]+[.M27])" office:value-type="float" office:value="0" calcext:value-type="float">
            <text:p>0</text:p>
          </table:table-cell>
          <table:table-cell table:formula="of:=VLOOKUP([.J27];[data.$A$1:.$H$1048576];7;0)" office:value-type="float" office:value="256" calcext:value-type="float">
            <text:p>256</text:p>
          </table:table-cell>
          <table:table-cell table:style-name="ce13" table:formula="of:=VLOOKUP([.J27];[data.$A$1:.$H$1048576];8;0)" office:value-type="float" office:value="0" calcext:value-type="float">
            <text:p>0</text:p>
          </table:table-cell>
          <table:table-cell table:style-name="ce17" table:formula="of:=[.K27]/256" office:value-type="percentage" office:value="0" calcext:value-type="percentage">
            <text:p>0.00%</text:p>
          </table:table-cell>
          <table:table-cell table:style-name="ce20" table:formula="of:=([.L27]+[.M27])/256" office:value-type="percentage" office:value="1" calcext:value-type="percentage">
            <text:p>100.00%</text:p>
          </table:table-cell>
          <table:table-cell table:style-name="ce8" table:formula="of:=CONCATENATE([.Q$1];&quot;_&quot;;[.$A27];&quot;_&quot;;[.$B27])" office:value-type="string" office:string-value="Dell Vostro 3550_150_6" calcext:value-type="string">
            <text:p>Dell Vostro 3550_150_6</text:p>
          </table:table-cell>
          <table:table-cell table:formula="of:=256-([.R27]+[.S27])" office:value-type="float" office:value="246" calcext:value-type="float">
            <text:p>246</text:p>
          </table:table-cell>
          <table:table-cell table:formula="of:=VLOOKUP([.P27];[data.$A$1:.$H$1048576];7;0)" office:value-type="float" office:value="10" calcext:value-type="float">
            <text:p>10</text:p>
          </table:table-cell>
          <table:table-cell table:style-name="ce13" table:formula="of:=VLOOKUP([.P27];[data.$A$1:.$H$1048576];8;0)" office:value-type="float" office:value="0" calcext:value-type="float">
            <text:p>0</text:p>
          </table:table-cell>
          <table:table-cell table:style-name="ce17" table:formula="of:=[.Q27]/256" office:value-type="percentage" office:value="0.9609375" calcext:value-type="percentage">
            <text:p>96.09%</text:p>
          </table:table-cell>
          <table:table-cell table:style-name="ce20" table:formula="of:=([.R27]+[.S27])/256" office:value-type="percentage" office:value="0.0390625" calcext:value-type="percentage">
            <text:p>3.91%</text:p>
          </table:table-cell>
          <table:table-cell table:style-name="ce8" table:formula="of:=CONCATENATE([.W$1];&quot;_&quot;;[.$A27];&quot;_&quot;;[.$B27])" office:value-type="string" office:string-value="Intel NUC7i5BNH_150_6" calcext:value-type="string">
            <text:p>Intel NUC7i5BNH_150_6</text:p>
          </table:table-cell>
          <table:table-cell table:formula="of:=256-([.X27]+[.Y27])" office:value-type="float" office:value="68" calcext:value-type="float">
            <text:p>68</text:p>
          </table:table-cell>
          <table:table-cell table:formula="of:=VLOOKUP([.V27];[data.$A$1:.$H$1048576];7;0)" office:value-type="float" office:value="185" calcext:value-type="float">
            <text:p>185</text:p>
          </table:table-cell>
          <table:table-cell table:style-name="ce13" table:formula="of:=VLOOKUP([.V27];[data.$A$1:.$H$1048576];8;0)" office:value-type="float" office:value="3" calcext:value-type="float">
            <text:p>3</text:p>
          </table:table-cell>
          <table:table-cell table:style-name="ce17" table:formula="of:=[.W27]/256" office:value-type="percentage" office:value="0.265625" calcext:value-type="percentage">
            <text:p>26.56%</text:p>
          </table:table-cell>
          <table:table-cell table:style-name="ce20" table:formula="of:=([.X27]+[.Y27])/256" office:value-type="percentage" office:value="0.734375" calcext:value-type="percentage">
            <text:p>73.44%</text:p>
          </table:table-cell>
          <table:table-cell/>
          <table:table-cell table:style-name="ce9" table:formula="of:=([.E27]+[.K27]+[.Q27])/SUM([.E27:.S27])" office:value-type="percentage" office:value="0.348051948051948" calcext:value-type="percentage">
            <text:p>34.81%</text:p>
          </table:table-cell>
          <table:table-cell table:number-columns-repeated="99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8]; &quot; Baud @ &quot;;[.A28]; &quot; Hz&quot;)" office:value-type="string" office:string-value="6 Baud @ 156 Hz" calcext:value-type="string">
            <text:p>6 Baud @ 156 Hz</text:p>
          </table:table-cell>
          <table:table-cell table:style-name="ce8" table:formula="of:=CONCATENATE([.E$1];&quot;_&quot;;[.$A28];&quot;_&quot;;[.$B28])" office:value-type="string" office:string-value="Custom Desktop_156_6" calcext:value-type="string">
            <text:p>Custom Desktop_156_6</text:p>
          </table:table-cell>
          <table:table-cell table:formula="of:=256-([.F28]+[.G28])" office:value-type="float" office:value="27" calcext:value-type="float">
            <text:p>27</text:p>
          </table:table-cell>
          <table:table-cell table:formula="of:=VLOOKUP([.D28];[data.$A$1:.$H$1048576];7;0)" office:value-type="float" office:value="228" calcext:value-type="float">
            <text:p>228</text:p>
          </table:table-cell>
          <table:table-cell table:style-name="ce13" table:formula="of:=VLOOKUP([.D28];[data.$A$1:.$H$1048576];8;0)" office:value-type="float" office:value="1" calcext:value-type="float">
            <text:p>1</text:p>
          </table:table-cell>
          <table:table-cell table:style-name="ce17" table:formula="of:=[.E28]/256" office:value-type="percentage" office:value="0.10546875" calcext:value-type="percentage">
            <text:p>10.55%</text:p>
          </table:table-cell>
          <table:table-cell table:style-name="ce20" table:formula="of:=([.F28]+[.G28])/256" office:value-type="percentage" office:value="0.89453125" calcext:value-type="percentage">
            <text:p>89.45%</text:p>
          </table:table-cell>
          <table:table-cell table:style-name="ce8" table:formula="of:=CONCATENATE([.K$1];&quot;_&quot;;[.$A28];&quot;_&quot;;[.$B28])" office:value-type="string" office:string-value="Dell Poweredge 1950_156_6" calcext:value-type="string">
            <text:p>Dell Poweredge 1950_156_6</text:p>
          </table:table-cell>
          <table:table-cell table:formula="of:=256-([.L28]+[.M28])" office:value-type="float" office:value="152" calcext:value-type="float">
            <text:p>152</text:p>
          </table:table-cell>
          <table:table-cell table:formula="of:=VLOOKUP([.J28];[data.$A$1:.$H$1048576];7;0)" office:value-type="float" office:value="103" calcext:value-type="float">
            <text:p>103</text:p>
          </table:table-cell>
          <table:table-cell table:style-name="ce13" table:formula="of:=VLOOKUP([.J28];[data.$A$1:.$H$1048576];8;0)" office:value-type="float" office:value="1" calcext:value-type="float">
            <text:p>1</text:p>
          </table:table-cell>
          <table:table-cell table:style-name="ce17" table:formula="of:=[.K28]/256" office:value-type="percentage" office:value="0.59375" calcext:value-type="percentage">
            <text:p>59.38%</text:p>
          </table:table-cell>
          <table:table-cell table:style-name="ce20" table:formula="of:=([.L28]+[.M28])/256" office:value-type="percentage" office:value="0.40625" calcext:value-type="percentage">
            <text:p>40.63%</text:p>
          </table:table-cell>
          <table:table-cell table:style-name="ce8" table:formula="of:=CONCATENATE([.Q$1];&quot;_&quot;;[.$A28];&quot;_&quot;;[.$B28])" office:value-type="string" office:string-value="Dell Vostro 3550_156_6" calcext:value-type="string">
            <text:p>Dell Vostro 3550_156_6</text:p>
          </table:table-cell>
          <table:table-cell table:formula="of:=256-([.R28]+[.S28])" office:value-type="float" office:value="250" calcext:value-type="float">
            <text:p>250</text:p>
          </table:table-cell>
          <table:table-cell table:formula="of:=VLOOKUP([.P28];[data.$A$1:.$H$1048576];7;0)" office:value-type="float" office:value="6" calcext:value-type="float">
            <text:p>6</text:p>
          </table:table-cell>
          <table:table-cell table:style-name="ce13" table:formula="of:=VLOOKUP([.P28];[data.$A$1:.$H$1048576];8;0)" office:value-type="float" office:value="0" calcext:value-type="float">
            <text:p>0</text:p>
          </table:table-cell>
          <table:table-cell table:style-name="ce17" table:formula="of:=[.Q28]/256" office:value-type="percentage" office:value="0.9765625" calcext:value-type="percentage">
            <text:p>97.66%</text:p>
          </table:table-cell>
          <table:table-cell table:style-name="ce20" table:formula="of:=([.R28]+[.S28])/256" office:value-type="percentage" office:value="0.0234375" calcext:value-type="percentage">
            <text:p>2.34%</text:p>
          </table:table-cell>
          <table:table-cell table:style-name="ce8" table:formula="of:=CONCATENATE([.W$1];&quot;_&quot;;[.$A28];&quot;_&quot;;[.$B28])" office:value-type="string" office:string-value="Intel NUC7i5BNH_156_6" calcext:value-type="string">
            <text:p>Intel NUC7i5BNH_156_6</text:p>
          </table:table-cell>
          <table:table-cell table:formula="of:=256-([.X28]+[.Y28])" office:value-type="float" office:value="213" calcext:value-type="float">
            <text:p>213</text:p>
          </table:table-cell>
          <table:table-cell table:formula="of:=VLOOKUP([.V28];[data.$A$1:.$H$1048576];7;0)" office:value-type="float" office:value="41" calcext:value-type="float">
            <text:p>41</text:p>
          </table:table-cell>
          <table:table-cell table:style-name="ce13" table:formula="of:=VLOOKUP([.V28];[data.$A$1:.$H$1048576];8;0)" office:value-type="float" office:value="2" calcext:value-type="float">
            <text:p>2</text:p>
          </table:table-cell>
          <table:table-cell table:style-name="ce17" table:formula="of:=[.W28]/256" office:value-type="percentage" office:value="0.83203125" calcext:value-type="percentage">
            <text:p>83.20%</text:p>
          </table:table-cell>
          <table:table-cell table:style-name="ce20" table:formula="of:=([.X28]+[.Y28])/256" office:value-type="percentage" office:value="0.16796875" calcext:value-type="percentage">
            <text:p>16.80%</text:p>
          </table:table-cell>
          <table:table-cell/>
          <table:table-cell table:style-name="ce9" table:formula="of:=([.E28]+[.K28]+[.Q28])/SUM([.E28:.S28])" office:value-type="percentage" office:value="0.557142857142857" calcext:value-type="percentage">
            <text:p>55.71%</text:p>
          </table:table-cell>
          <table:table-cell table:number-columns-repeated="99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29]; &quot; Baud @ &quot;;[.A29]; &quot; Hz&quot;)" office:value-type="string" office:string-value="6 Baud @ 162 Hz" calcext:value-type="string">
            <text:p>6 Baud @ 162 Hz</text:p>
          </table:table-cell>
          <table:table-cell table:style-name="ce8" table:formula="of:=CONCATENATE([.E$1];&quot;_&quot;;[.$A29];&quot;_&quot;;[.$B29])" office:value-type="string" office:string-value="Custom Desktop_162_6" calcext:value-type="string">
            <text:p>Custom Desktop_162_6</text:p>
          </table:table-cell>
          <table:table-cell table:formula="of:=256-([.F29]+[.G29])" office:value-type="float" office:value="6" calcext:value-type="float">
            <text:p>6</text:p>
          </table:table-cell>
          <table:table-cell table:formula="of:=VLOOKUP([.D29];[data.$A$1:.$H$1048576];7;0)" office:value-type="float" office:value="250" calcext:value-type="float">
            <text:p>250</text:p>
          </table:table-cell>
          <table:table-cell table:style-name="ce13" table:formula="of:=VLOOKUP([.D29];[data.$A$1:.$H$1048576];8;0)" office:value-type="float" office:value="0" calcext:value-type="float">
            <text:p>0</text:p>
          </table:table-cell>
          <table:table-cell table:style-name="ce17" table:formula="of:=[.E29]/256" office:value-type="percentage" office:value="0.0234375" calcext:value-type="percentage">
            <text:p>2.34%</text:p>
          </table:table-cell>
          <table:table-cell table:style-name="ce20" table:formula="of:=([.F29]+[.G29])/256" office:value-type="percentage" office:value="0.9765625" calcext:value-type="percentage">
            <text:p>97.66%</text:p>
          </table:table-cell>
          <table:table-cell table:style-name="ce8" table:formula="of:=CONCATENATE([.K$1];&quot;_&quot;;[.$A29];&quot;_&quot;;[.$B29])" office:value-type="string" office:string-value="Dell Poweredge 1950_162_6" calcext:value-type="string">
            <text:p>Dell Poweredge 1950_162_6</text:p>
          </table:table-cell>
          <table:table-cell table:formula="of:=256-([.L29]+[.M29])" office:value-type="float" office:value="82" calcext:value-type="float">
            <text:p>82</text:p>
          </table:table-cell>
          <table:table-cell table:formula="of:=VLOOKUP([.J29];[data.$A$1:.$H$1048576];7;0)" office:value-type="float" office:value="173" calcext:value-type="float">
            <text:p>173</text:p>
          </table:table-cell>
          <table:table-cell table:style-name="ce13" table:formula="of:=VLOOKUP([.J29];[data.$A$1:.$H$1048576];8;0)" office:value-type="float" office:value="1" calcext:value-type="float">
            <text:p>1</text:p>
          </table:table-cell>
          <table:table-cell table:style-name="ce17" table:formula="of:=[.K29]/256" office:value-type="percentage" office:value="0.3203125" calcext:value-type="percentage">
            <text:p>32.03%</text:p>
          </table:table-cell>
          <table:table-cell table:style-name="ce20" table:formula="of:=([.L29]+[.M29])/256" office:value-type="percentage" office:value="0.6796875" calcext:value-type="percentage">
            <text:p>67.97%</text:p>
          </table:table-cell>
          <table:table-cell table:style-name="ce8" table:formula="of:=CONCATENATE([.Q$1];&quot;_&quot;;[.$A29];&quot;_&quot;;[.$B29])" office:value-type="string" office:string-value="Dell Vostro 3550_162_6" calcext:value-type="string">
            <text:p>Dell Vostro 3550_162_6</text:p>
          </table:table-cell>
          <table:table-cell table:formula="of:=256-([.R29]+[.S29])" office:value-type="float" office:value="247" calcext:value-type="float">
            <text:p>247</text:p>
          </table:table-cell>
          <table:table-cell table:formula="of:=VLOOKUP([.P29];[data.$A$1:.$H$1048576];7;0)" office:value-type="float" office:value="9" calcext:value-type="float">
            <text:p>9</text:p>
          </table:table-cell>
          <table:table-cell table:style-name="ce13" table:formula="of:=VLOOKUP([.P29];[data.$A$1:.$H$1048576];8;0)" office:value-type="float" office:value="0" calcext:value-type="float">
            <text:p>0</text:p>
          </table:table-cell>
          <table:table-cell table:style-name="ce17" table:formula="of:=[.Q29]/256" office:value-type="percentage" office:value="0.96484375" calcext:value-type="percentage">
            <text:p>96.48%</text:p>
          </table:table-cell>
          <table:table-cell table:style-name="ce20" table:formula="of:=([.R29]+[.S29])/256" office:value-type="percentage" office:value="0.03515625" calcext:value-type="percentage">
            <text:p>3.52%</text:p>
          </table:table-cell>
          <table:table-cell table:style-name="ce8" table:formula="of:=CONCATENATE([.W$1];&quot;_&quot;;[.$A29];&quot;_&quot;;[.$B29])" office:value-type="string" office:string-value="Intel NUC7i5BNH_162_6" calcext:value-type="string">
            <text:p>Intel NUC7i5BNH_162_6</text:p>
          </table:table-cell>
          <table:table-cell table:formula="of:=256-([.X29]+[.Y29])" office:value-type="float" office:value="140" calcext:value-type="float">
            <text:p>140</text:p>
          </table:table-cell>
          <table:table-cell table:formula="of:=VLOOKUP([.V29];[data.$A$1:.$H$1048576];7;0)" office:value-type="float" office:value="116" calcext:value-type="float">
            <text:p>116</text:p>
          </table:table-cell>
          <table:table-cell table:style-name="ce13" table:formula="of:=VLOOKUP([.V29];[data.$A$1:.$H$1048576];8;0)" office:value-type="float" office:value="0" calcext:value-type="float">
            <text:p>0</text:p>
          </table:table-cell>
          <table:table-cell table:style-name="ce17" table:formula="of:=[.W29]/256" office:value-type="percentage" office:value="0.546875" calcext:value-type="percentage">
            <text:p>54.69%</text:p>
          </table:table-cell>
          <table:table-cell table:style-name="ce20" table:formula="of:=([.X29]+[.Y29])/256" office:value-type="percentage" office:value="0.453125" calcext:value-type="percentage">
            <text:p>45.31%</text:p>
          </table:table-cell>
          <table:table-cell/>
          <table:table-cell table:style-name="ce9" table:formula="of:=([.E29]+[.K29]+[.Q29])/SUM([.E29:.S29])" office:value-type="percentage" office:value="0.435064935064935" calcext:value-type="percentage">
            <text:p>43.51%</text:p>
          </table:table-cell>
          <table:table-cell table:number-columns-repeated="99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30]; &quot; Baud @ &quot;;[.A30]; &quot; Hz&quot;)" office:value-type="string" office:string-value="6 Baud @ 168 Hz" calcext:value-type="string">
            <text:p>6 Baud @ 168 Hz</text:p>
          </table:table-cell>
          <table:table-cell table:style-name="ce8" table:formula="of:=CONCATENATE([.E$1];&quot;_&quot;;[.$A30];&quot;_&quot;;[.$B30])" office:value-type="string" office:string-value="Custom Desktop_168_6" calcext:value-type="string">
            <text:p>Custom Desktop_168_6</text:p>
          </table:table-cell>
          <table:table-cell table:formula="of:=256-([.F30]+[.G30])" office:value-type="float" office:value="10" calcext:value-type="float">
            <text:p>10</text:p>
          </table:table-cell>
          <table:table-cell table:formula="of:=VLOOKUP([.D30];[data.$A$1:.$H$1048576];7;0)" office:value-type="float" office:value="245" calcext:value-type="float">
            <text:p>245</text:p>
          </table:table-cell>
          <table:table-cell table:style-name="ce13" table:formula="of:=VLOOKUP([.D30];[data.$A$1:.$H$1048576];8;0)" office:value-type="float" office:value="1" calcext:value-type="float">
            <text:p>1</text:p>
          </table:table-cell>
          <table:table-cell table:style-name="ce17" table:formula="of:=[.E30]/256" office:value-type="percentage" office:value="0.0390625" calcext:value-type="percentage">
            <text:p>3.91%</text:p>
          </table:table-cell>
          <table:table-cell table:style-name="ce20" table:formula="of:=([.F30]+[.G30])/256" office:value-type="percentage" office:value="0.9609375" calcext:value-type="percentage">
            <text:p>96.09%</text:p>
          </table:table-cell>
          <table:table-cell table:style-name="ce8" table:formula="of:=CONCATENATE([.K$1];&quot;_&quot;;[.$A30];&quot;_&quot;;[.$B30])" office:value-type="string" office:string-value="Dell Poweredge 1950_168_6" calcext:value-type="string">
            <text:p>Dell Poweredge 1950_168_6</text:p>
          </table:table-cell>
          <table:table-cell table:formula="of:=256-([.L30]+[.M30])" office:value-type="float" office:value="116" calcext:value-type="float">
            <text:p>116</text:p>
          </table:table-cell>
          <table:table-cell table:formula="of:=VLOOKUP([.J30];[data.$A$1:.$H$1048576];7;0)" office:value-type="float" office:value="138" calcext:value-type="float">
            <text:p>138</text:p>
          </table:table-cell>
          <table:table-cell table:style-name="ce13" table:formula="of:=VLOOKUP([.J30];[data.$A$1:.$H$1048576];8;0)" office:value-type="float" office:value="2" calcext:value-type="float">
            <text:p>2</text:p>
          </table:table-cell>
          <table:table-cell table:style-name="ce17" table:formula="of:=[.K30]/256" office:value-type="percentage" office:value="0.453125" calcext:value-type="percentage">
            <text:p>45.31%</text:p>
          </table:table-cell>
          <table:table-cell table:style-name="ce20" table:formula="of:=([.L30]+[.M30])/256" office:value-type="percentage" office:value="0.546875" calcext:value-type="percentage">
            <text:p>54.69%</text:p>
          </table:table-cell>
          <table:table-cell table:style-name="ce8" table:formula="of:=CONCATENATE([.Q$1];&quot;_&quot;;[.$A30];&quot;_&quot;;[.$B30])" office:value-type="string" office:string-value="Dell Vostro 3550_168_6" calcext:value-type="string">
            <text:p>Dell Vostro 3550_168_6</text:p>
          </table:table-cell>
          <table:table-cell table:formula="of:=256-([.R30]+[.S30])" office:value-type="float" office:value="247" calcext:value-type="float">
            <text:p>247</text:p>
          </table:table-cell>
          <table:table-cell table:formula="of:=VLOOKUP([.P30];[data.$A$1:.$H$1048576];7;0)" office:value-type="float" office:value="9" calcext:value-type="float">
            <text:p>9</text:p>
          </table:table-cell>
          <table:table-cell table:style-name="ce13" table:formula="of:=VLOOKUP([.P30];[data.$A$1:.$H$1048576];8;0)" office:value-type="float" office:value="0" calcext:value-type="float">
            <text:p>0</text:p>
          </table:table-cell>
          <table:table-cell table:style-name="ce17" table:formula="of:=[.Q30]/256" office:value-type="percentage" office:value="0.96484375" calcext:value-type="percentage">
            <text:p>96.48%</text:p>
          </table:table-cell>
          <table:table-cell table:style-name="ce20" table:formula="of:=([.R30]+[.S30])/256" office:value-type="percentage" office:value="0.03515625" calcext:value-type="percentage">
            <text:p>3.52%</text:p>
          </table:table-cell>
          <table:table-cell table:style-name="ce8" table:formula="of:=CONCATENATE([.W$1];&quot;_&quot;;[.$A30];&quot;_&quot;;[.$B30])" office:value-type="string" office:string-value="Intel NUC7i5BNH_168_6" calcext:value-type="string">
            <text:p>Intel NUC7i5BNH_168_6</text:p>
          </table:table-cell>
          <table:table-cell table:formula="of:=256-([.X30]+[.Y30])" office:value-type="float" office:value="192" calcext:value-type="float">
            <text:p>192</text:p>
          </table:table-cell>
          <table:table-cell table:formula="of:=VLOOKUP([.V30];[data.$A$1:.$H$1048576];7;0)" office:value-type="float" office:value="63" calcext:value-type="float">
            <text:p>63</text:p>
          </table:table-cell>
          <table:table-cell table:style-name="ce13" table:formula="of:=VLOOKUP([.V30];[data.$A$1:.$H$1048576];8;0)" office:value-type="float" office:value="1" calcext:value-type="float">
            <text:p>1</text:p>
          </table:table-cell>
          <table:table-cell table:style-name="ce17" table:formula="of:=[.W30]/256" office:value-type="percentage" office:value="0.75" calcext:value-type="percentage">
            <text:p>75.00%</text:p>
          </table:table-cell>
          <table:table-cell table:style-name="ce20" table:formula="of:=([.X30]+[.Y30])/256" office:value-type="percentage" office:value="0.25" calcext:value-type="percentage">
            <text:p>25.00%</text:p>
          </table:table-cell>
          <table:table-cell/>
          <table:table-cell table:style-name="ce9" table:formula="of:=([.E30]+[.K30]+[.Q30])/SUM([.E30:.S30])" office:value-type="percentage" office:value="0.484415584415584" calcext:value-type="percentage">
            <text:p>48.44%</text:p>
          </table:table-cell>
          <table:table-cell table:number-columns-repeated="99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31]; &quot; Baud @ &quot;;[.A31]; &quot; Hz&quot;)" office:value-type="string" office:string-value="6 Baud @ 174 Hz" calcext:value-type="string">
            <text:p>6 Baud @ 174 Hz</text:p>
          </table:table-cell>
          <table:table-cell table:style-name="ce8" table:formula="of:=CONCATENATE([.E$1];&quot;_&quot;;[.$A31];&quot;_&quot;;[.$B31])" office:value-type="string" office:string-value="Custom Desktop_174_6" calcext:value-type="string">
            <text:p>Custom Desktop_174_6</text:p>
          </table:table-cell>
          <table:table-cell table:formula="of:=256-([.F31]+[.G31])" office:value-type="float" office:value="5" calcext:value-type="float">
            <text:p>5</text:p>
          </table:table-cell>
          <table:table-cell table:formula="of:=VLOOKUP([.D31];[data.$A$1:.$H$1048576];7;0)" office:value-type="float" office:value="251" calcext:value-type="float">
            <text:p>251</text:p>
          </table:table-cell>
          <table:table-cell table:style-name="ce13" table:formula="of:=VLOOKUP([.D31];[data.$A$1:.$H$1048576];8;0)" office:value-type="float" office:value="0" calcext:value-type="float">
            <text:p>0</text:p>
          </table:table-cell>
          <table:table-cell table:style-name="ce17" table:formula="of:=[.E31]/256" office:value-type="percentage" office:value="0.01953125" calcext:value-type="percentage">
            <text:p>1.95%</text:p>
          </table:table-cell>
          <table:table-cell table:style-name="ce20" table:formula="of:=([.F31]+[.G31])/256" office:value-type="percentage" office:value="0.98046875" calcext:value-type="percentage">
            <text:p>98.05%</text:p>
          </table:table-cell>
          <table:table-cell table:style-name="ce8" table:formula="of:=CONCATENATE([.K$1];&quot;_&quot;;[.$A31];&quot;_&quot;;[.$B31])" office:value-type="string" office:string-value="Dell Poweredge 1950_174_6" calcext:value-type="string">
            <text:p>Dell Poweredge 1950_174_6</text:p>
          </table:table-cell>
          <table:table-cell table:formula="of:=256-([.L31]+[.M31])" office:value-type="float" office:value="137" calcext:value-type="float">
            <text:p>137</text:p>
          </table:table-cell>
          <table:table-cell table:formula="of:=VLOOKUP([.J31];[data.$A$1:.$H$1048576];7;0)" office:value-type="float" office:value="118" calcext:value-type="float">
            <text:p>118</text:p>
          </table:table-cell>
          <table:table-cell table:style-name="ce13" table:formula="of:=VLOOKUP([.J31];[data.$A$1:.$H$1048576];8;0)" office:value-type="float" office:value="1" calcext:value-type="float">
            <text:p>1</text:p>
          </table:table-cell>
          <table:table-cell table:style-name="ce17" table:formula="of:=[.K31]/256" office:value-type="percentage" office:value="0.53515625" calcext:value-type="percentage">
            <text:p>53.52%</text:p>
          </table:table-cell>
          <table:table-cell table:style-name="ce20" table:formula="of:=([.L31]+[.M31])/256" office:value-type="percentage" office:value="0.46484375" calcext:value-type="percentage">
            <text:p>46.48%</text:p>
          </table:table-cell>
          <table:table-cell table:style-name="ce8" table:formula="of:=CONCATENATE([.Q$1];&quot;_&quot;;[.$A31];&quot;_&quot;;[.$B31])" office:value-type="string" office:string-value="Dell Vostro 3550_174_6" calcext:value-type="string">
            <text:p>Dell Vostro 3550_174_6</text:p>
          </table:table-cell>
          <table:table-cell table:formula="of:=256-([.R31]+[.S31])" office:value-type="float" office:value="226" calcext:value-type="float">
            <text:p>226</text:p>
          </table:table-cell>
          <table:table-cell table:formula="of:=VLOOKUP([.P31];[data.$A$1:.$H$1048576];7;0)" office:value-type="float" office:value="28" calcext:value-type="float">
            <text:p>28</text:p>
          </table:table-cell>
          <table:table-cell table:style-name="ce13" table:formula="of:=VLOOKUP([.P31];[data.$A$1:.$H$1048576];8;0)" office:value-type="float" office:value="2" calcext:value-type="float">
            <text:p>2</text:p>
          </table:table-cell>
          <table:table-cell table:style-name="ce17" table:formula="of:=[.Q31]/256" office:value-type="percentage" office:value="0.8828125" calcext:value-type="percentage">
            <text:p>88.28%</text:p>
          </table:table-cell>
          <table:table-cell table:style-name="ce20" table:formula="of:=([.R31]+[.S31])/256" office:value-type="percentage" office:value="0.1171875" calcext:value-type="percentage">
            <text:p>11.72%</text:p>
          </table:table-cell>
          <table:table-cell table:style-name="ce8" table:formula="of:=CONCATENATE([.W$1];&quot;_&quot;;[.$A31];&quot;_&quot;;[.$B31])" office:value-type="string" office:string-value="Intel NUC7i5BNH_174_6" calcext:value-type="string">
            <text:p>Intel NUC7i5BNH_174_6</text:p>
          </table:table-cell>
          <table:table-cell table:formula="of:=256-([.X31]+[.Y31])" office:value-type="float" office:value="188" calcext:value-type="float">
            <text:p>188</text:p>
          </table:table-cell>
          <table:table-cell table:formula="of:=VLOOKUP([.V31];[data.$A$1:.$H$1048576];7;0)" office:value-type="float" office:value="68" calcext:value-type="float">
            <text:p>68</text:p>
          </table:table-cell>
          <table:table-cell table:style-name="ce13" table:formula="of:=VLOOKUP([.V31];[data.$A$1:.$H$1048576];8;0)" office:value-type="float" office:value="0" calcext:value-type="float">
            <text:p>0</text:p>
          </table:table-cell>
          <table:table-cell table:style-name="ce17" table:formula="of:=[.W31]/256" office:value-type="percentage" office:value="0.734375" calcext:value-type="percentage">
            <text:p>73.44%</text:p>
          </table:table-cell>
          <table:table-cell table:style-name="ce20" table:formula="of:=([.X31]+[.Y31])/256" office:value-type="percentage" office:value="0.265625" calcext:value-type="percentage">
            <text:p>26.56%</text:p>
          </table:table-cell>
          <table:table-cell/>
          <table:table-cell table:style-name="ce9" table:formula="of:=([.E31]+[.K31]+[.Q31])/SUM([.E31:.S31])" office:value-type="percentage" office:value="0.477922077922078" calcext:value-type="percentage">
            <text:p>47.79%</text:p>
          </table:table-cell>
          <table:table-cell table:number-columns-repeated="99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32]; &quot; Baud @ &quot;;[.A32]; &quot; Hz&quot;)" office:value-type="string" office:string-value="6 Baud @ 180 Hz" calcext:value-type="string">
            <text:p>6 Baud @ 180 Hz</text:p>
          </table:table-cell>
          <table:table-cell table:style-name="ce8" table:formula="of:=CONCATENATE([.E$1];&quot;_&quot;;[.$A32];&quot;_&quot;;[.$B32])" office:value-type="string" office:string-value="Custom Desktop_180_6" calcext:value-type="string">
            <text:p>Custom Desktop_180_6</text:p>
          </table:table-cell>
          <table:table-cell table:formula="of:=256-([.F32]+[.G32])" office:value-type="float" office:value="0" calcext:value-type="float">
            <text:p>0</text:p>
          </table:table-cell>
          <table:table-cell table:formula="of:=VLOOKUP([.D32];[data.$A$1:.$H$1048576];7;0)" office:value-type="float" office:value="256" calcext:value-type="float">
            <text:p>256</text:p>
          </table:table-cell>
          <table:table-cell table:style-name="ce13" table:formula="of:=VLOOKUP([.D32];[data.$A$1:.$H$1048576];8;0)" office:value-type="float" office:value="0" calcext:value-type="float">
            <text:p>0</text:p>
          </table:table-cell>
          <table:table-cell table:style-name="ce17" table:formula="of:=[.E32]/256" office:value-type="percentage" office:value="0" calcext:value-type="percentage">
            <text:p>0.00%</text:p>
          </table:table-cell>
          <table:table-cell table:style-name="ce20" table:formula="of:=([.F32]+[.G32])/256" office:value-type="percentage" office:value="1" calcext:value-type="percentage">
            <text:p>100.00%</text:p>
          </table:table-cell>
          <table:table-cell table:style-name="ce8" table:formula="of:=CONCATENATE([.K$1];&quot;_&quot;;[.$A32];&quot;_&quot;;[.$B32])" office:value-type="string" office:string-value="Dell Poweredge 1950_180_6" calcext:value-type="string">
            <text:p>Dell Poweredge 1950_180_6</text:p>
          </table:table-cell>
          <table:table-cell table:formula="of:=256-([.L32]+[.M32])" office:value-type="float" office:value="117" calcext:value-type="float">
            <text:p>117</text:p>
          </table:table-cell>
          <table:table-cell table:formula="of:=VLOOKUP([.J32];[data.$A$1:.$H$1048576];7;0)" office:value-type="float" office:value="138" calcext:value-type="float">
            <text:p>138</text:p>
          </table:table-cell>
          <table:table-cell table:style-name="ce13" table:formula="of:=VLOOKUP([.J32];[data.$A$1:.$H$1048576];8;0)" office:value-type="float" office:value="1" calcext:value-type="float">
            <text:p>1</text:p>
          </table:table-cell>
          <table:table-cell table:style-name="ce17" table:formula="of:=[.K32]/256" office:value-type="percentage" office:value="0.45703125" calcext:value-type="percentage">
            <text:p>45.70%</text:p>
          </table:table-cell>
          <table:table-cell table:style-name="ce20" table:formula="of:=([.L32]+[.M32])/256" office:value-type="percentage" office:value="0.54296875" calcext:value-type="percentage">
            <text:p>54.30%</text:p>
          </table:table-cell>
          <table:table-cell table:style-name="ce8" table:formula="of:=CONCATENATE([.Q$1];&quot;_&quot;;[.$A32];&quot;_&quot;;[.$B32])" office:value-type="string" office:string-value="Dell Vostro 3550_180_6" calcext:value-type="string">
            <text:p>Dell Vostro 3550_180_6</text:p>
          </table:table-cell>
          <table:table-cell table:formula="of:=256-([.R32]+[.S32])" office:value-type="float" office:value="243" calcext:value-type="float">
            <text:p>243</text:p>
          </table:table-cell>
          <table:table-cell table:formula="of:=VLOOKUP([.P32];[data.$A$1:.$H$1048576];7;0)" office:value-type="float" office:value="13" calcext:value-type="float">
            <text:p>13</text:p>
          </table:table-cell>
          <table:table-cell table:style-name="ce13" table:formula="of:=VLOOKUP([.P32];[data.$A$1:.$H$1048576];8;0)" office:value-type="float" office:value="0" calcext:value-type="float">
            <text:p>0</text:p>
          </table:table-cell>
          <table:table-cell table:style-name="ce17" table:formula="of:=[.Q32]/256" office:value-type="percentage" office:value="0.94921875" calcext:value-type="percentage">
            <text:p>94.92%</text:p>
          </table:table-cell>
          <table:table-cell table:style-name="ce20" table:formula="of:=([.R32]+[.S32])/256" office:value-type="percentage" office:value="0.05078125" calcext:value-type="percentage">
            <text:p>5.08%</text:p>
          </table:table-cell>
          <table:table-cell table:style-name="ce8" table:formula="of:=CONCATENATE([.W$1];&quot;_&quot;;[.$A32];&quot;_&quot;;[.$B32])" office:value-type="string" office:string-value="Intel NUC7i5BNH_180_6" calcext:value-type="string">
            <text:p>Intel NUC7i5BNH_180_6</text:p>
          </table:table-cell>
          <table:table-cell table:formula="of:=256-([.X32]+[.Y32])" office:value-type="float" office:value="143" calcext:value-type="float">
            <text:p>143</text:p>
          </table:table-cell>
          <table:table-cell table:formula="of:=VLOOKUP([.V32];[data.$A$1:.$H$1048576];7;0)" office:value-type="float" office:value="112" calcext:value-type="float">
            <text:p>112</text:p>
          </table:table-cell>
          <table:table-cell table:style-name="ce13" table:formula="of:=VLOOKUP([.V32];[data.$A$1:.$H$1048576];8;0)" office:value-type="float" office:value="1" calcext:value-type="float">
            <text:p>1</text:p>
          </table:table-cell>
          <table:table-cell table:style-name="ce17" table:formula="of:=[.W32]/256" office:value-type="percentage" office:value="0.55859375" calcext:value-type="percentage">
            <text:p>55.86%</text:p>
          </table:table-cell>
          <table:table-cell table:style-name="ce20" table:formula="of:=([.X32]+[.Y32])/256" office:value-type="percentage" office:value="0.44140625" calcext:value-type="percentage">
            <text:p>44.14%</text:p>
          </table:table-cell>
          <table:table-cell/>
          <table:table-cell table:style-name="ce9" table:formula="of:=([.E32]+[.K32]+[.Q32])/SUM([.E32:.S32])" office:value-type="percentage" office:value="0.467532467532468" calcext:value-type="percentage">
            <text:p>46.75%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13"/>
          <table:table-cell table:style-name="ce17"/>
          <table:table-cell table:style-name="ce20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/>
          <table:table-cell table:style-name="ce9"/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13"/>
          <table:table-cell table:style-name="ce17"/>
          <table:table-cell table:style-name="ce20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"/>
          <table:table-cell/>
          <table:table-cell table:formula="of:=SUM([.E4:.E9])" office:value-type="float" office:value="1481" calcext:value-type="float">
            <text:p>1481</text:p>
          </table:table-cell>
          <table:table-cell table:formula="of:=SUM([.F4:.F9])" office:value-type="float" office:value="55" calcext:value-type="float">
            <text:p>55</text:p>
          </table:table-cell>
          <table:table-cell table:style-name="ce13" table:formula="of:=SUM([.G4:.G9])" office:value-type="float" office:value="0" calcext:value-type="float">
            <text:p>0</text:p>
          </table:table-cell>
          <table:table-cell table:style-name="ce17"/>
          <table:table-cell table:style-name="ce20"/>
          <table:table-cell/>
          <table:table-cell table:formula="of:=SUM([.K4:.K9])" office:value-type="float" office:value="1522" calcext:value-type="float">
            <text:p>1522</text:p>
          </table:table-cell>
          <table:table-cell table:formula="of:=SUM([.L4:.L9])" office:value-type="float" office:value="14" calcext:value-type="float">
            <text:p>14</text:p>
          </table:table-cell>
          <table:table-cell table:style-name="ce13" table:formula="of:=SUM([.M4:.M9])" office:value-type="float" office:value="0" calcext:value-type="float">
            <text:p>0</text:p>
          </table:table-cell>
          <table:table-cell table:style-name="ce17"/>
          <table:table-cell table:style-name="ce22"/>
          <table:table-cell/>
          <table:table-cell table:formula="of:=SUM([.Q4:.Q9])" office:value-type="float" office:value="1525" calcext:value-type="float">
            <text:p>1525</text:p>
          </table:table-cell>
          <table:table-cell table:formula="of:=SUM([.R4:.R9])" office:value-type="float" office:value="11" calcext:value-type="float">
            <text:p>11</text:p>
          </table:table-cell>
          <table:table-cell table:style-name="ce13" table:formula="of:=SUM([.S4:.S9])" office:value-type="float" office:value="0" calcext:value-type="float">
            <text:p>0</text:p>
          </table:table-cell>
          <table:table-cell table:style-name="ce17"/>
          <table:table-cell table:style-name="ce22"/>
          <table:table-cell/>
          <table:table-cell table:formula="of:=SUM([.W4:.W9])" office:value-type="float" office:value="1498" calcext:value-type="float">
            <text:p>1498</text:p>
          </table:table-cell>
          <table:table-cell table:formula="of:=SUM([.X4:.X9])" office:value-type="float" office:value="36" calcext:value-type="float">
            <text:p>36</text:p>
          </table:table-cell>
          <table:table-cell table:style-name="ce13" table:formula="of:=SUM([.Y4:.Y9])" office:value-type="float" office:value="2" calcext:value-type="float">
            <text:p>2</text:p>
          </table:table-cell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table:number-columns-repeated="2"/>
          <table:table-cell table:style-name="ce5"/>
          <table:table-cell/>
          <table:table-cell table:style-name="ce9" table:formula="of:=[.E35]/SUM([.E35:.G35])" office:value-type="percentage" office:value="0.964192708333333" calcext:value-type="percentage">
            <text:p>96.42%</text:p>
          </table:table-cell>
          <table:table-cell table:style-name="ce10" table:formula="of:=[.F35]/SUM([.E35:.G35])" office:value-type="percentage" office:value="0.0358072916666667" calcext:value-type="percentage">
            <text:p>3.58%</text:p>
          </table:table-cell>
          <table:table-cell table:style-name="ce14" table:formula="of:=[.G35]/SUM([.E35:.G35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K35]/SUM([.K35:.M35])" office:value-type="percentage" office:value="0.990885416666667" calcext:value-type="percentage">
            <text:p>99.09%</text:p>
          </table:table-cell>
          <table:table-cell table:style-name="ce10" table:formula="of:=[.L35]/SUM([.K35:.M35])" office:value-type="percentage" office:value="0.00911458333333333" calcext:value-type="percentage">
            <text:p>0.91%</text:p>
          </table:table-cell>
          <table:table-cell table:style-name="ce14" table:formula="of:=[.M35]/SUM([.K35:.M35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Q35]/SUM([.Q35:.S35])" office:value-type="percentage" office:value="0.992838541666667" calcext:value-type="percentage">
            <text:p>99.28%</text:p>
          </table:table-cell>
          <table:table-cell table:style-name="ce10" table:formula="of:=[.R35]/SUM([.Q35:.S35])" office:value-type="percentage" office:value="0.00716145833333333" calcext:value-type="percentage">
            <text:p>0.72%</text:p>
          </table:table-cell>
          <table:table-cell table:style-name="ce14" table:formula="of:=[.S35]/SUM([.Q35:.S35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W35]/SUM([.W35:.Y35])" office:value-type="percentage" office:value="0.975260416666667" calcext:value-type="percentage">
            <text:p>97.53%</text:p>
          </table:table-cell>
          <table:table-cell table:style-name="ce10" table:formula="of:=[.X35]/SUM([.W35:.Y35])" office:value-type="percentage" office:value="0.0234375" calcext:value-type="percentage">
            <text:p>2.34%</text:p>
          </table:table-cell>
          <table:table-cell table:style-name="ce14" table:formula="of:=[.Y35]/SUM([.W35:.Y35])" office:value-type="percentage" office:value="0.00130208333333333" calcext:value-type="percentage">
            <text:p>0.13%</text:p>
          </table:table-cell>
          <table:table-cell table:style-name="ce14"/>
          <table:table-cell table:style-name="ce21"/>
          <table:table-cell table:number-columns-repeated="99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8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Carrier Freq.</text:p>
          </table:table-cell>
          <table:table-cell table:style-name="ce1" office:value-type="string" calcext:value-type="string">
            <text:p>Baud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Clipping</text:p>
          </table:table-cell>
          <table:table-cell table:style-name="ce1" office:value-type="string" calcext:value-type="string">
            <text:p>Packet Loss</text:p>
          </table:table-cell>
          <table:table-cell table:style-name="ce1" office:value-type="string" calcext:value-type="string">
            <text:p>Packet Corruption</text:p>
          </table:table-cell>
          <table:table-cell table:style-name="ce1" table:number-columns-repeated="1015"/>
        </table:table-row>
        <table:table-row table:style-name="ro1">
          <table:table-cell table:formula="of:=CONCATENATE([.B2];&quot;_&quot;;[.C2];&quot;_&quot;;;[.D2])" office:value-type="string" office:string-value="Custom Desktop_102_6" calcext:value-type="string">
            <text:p>Custom Desktop_102_6</text:p>
          </table:table-cell>
          <table:table-cell office:value-type="string" calcext:value-type="string">
            <text:p>Custom Desktop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];&quot;_&quot;;[.C3];&quot;_&quot;;;[.D3])" office:value-type="string" office:string-value="Custom Desktop_108_6" calcext:value-type="string">
            <text:p>Custom Desktop_108_6</text:p>
          </table:table-cell>
          <table:table-cell office:value-type="string" calcext:value-type="string">
            <text:p>Custom Desktop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];&quot;_&quot;;[.C4];&quot;_&quot;;;[.D4])" office:value-type="string" office:string-value="Custom Desktop_114_6" calcext:value-type="string">
            <text:p>Custom Desktop_114_6</text:p>
          </table:table-cell>
          <table:table-cell office:value-type="string" calcext:value-type="string">
            <text:p>Custom Desktop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];&quot;_&quot;;[.C5];&quot;_&quot;;;[.D5])" office:value-type="string" office:string-value="Custom Desktop_120_6" calcext:value-type="string">
            <text:p>Custom Desktop_120_6</text:p>
          </table:table-cell>
          <table:table-cell office:value-type="string" calcext:value-type="string">
            <text:p>Custom Desktop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];&quot;_&quot;;[.C6];&quot;_&quot;;;[.D6])" office:value-type="string" office:string-value="Custom Desktop_126_6" calcext:value-type="string">
            <text:p>Custom Desktop_126_6</text:p>
          </table:table-cell>
          <table:table-cell office:value-type="string" calcext:value-type="string">
            <text:p>Custom Desktop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];&quot;_&quot;;[.C7];&quot;_&quot;;;[.D7])" office:value-type="string" office:string-value="Custom Desktop_12_6" calcext:value-type="string">
            <text:p>Custom Desktop_12_6</text:p>
          </table:table-cell>
          <table:table-cell office:value-type="string" calcext:value-type="string">
            <text:p>Custom Desktop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];&quot;_&quot;;[.C8];&quot;_&quot;;;[.D8])" office:value-type="string" office:string-value="Custom Desktop_132_6" calcext:value-type="string">
            <text:p>Custom Desktop_132_6</text:p>
          </table:table-cell>
          <table:table-cell office:value-type="string" calcext:value-type="string">
            <text:p>Custom Desktop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9];&quot;_&quot;;[.C9];&quot;_&quot;;;[.D9])" office:value-type="string" office:string-value="Custom Desktop_138_6" calcext:value-type="string">
            <text:p>Custom Desktop_138_6</text:p>
          </table:table-cell>
          <table:table-cell office:value-type="string" calcext:value-type="string">
            <text:p>Custom Desktop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10];&quot;_&quot;;[.C10];&quot;_&quot;;;[.D10])" office:value-type="string" office:string-value="Custom Desktop_144_6" calcext:value-type="string">
            <text:p>Custom Desktop_144_6</text:p>
          </table:table-cell>
          <table:table-cell office:value-type="string" calcext:value-type="string">
            <text:p>Custom Desktop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];&quot;_&quot;;[.C11];&quot;_&quot;;;[.D11])" office:value-type="string" office:string-value="Custom Desktop_150_6" calcext:value-type="string">
            <text:p>Custom Desktop_150_6</text:p>
          </table:table-cell>
          <table:table-cell office:value-type="string" calcext:value-type="string">
            <text:p>Custom Desktop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2];&quot;_&quot;;[.C12];&quot;_&quot;;;[.D12])" office:value-type="string" office:string-value="Custom Desktop_156_6" calcext:value-type="string">
            <text:p>Custom Desktop_156_6</text:p>
          </table:table-cell>
          <table:table-cell office:value-type="string" calcext:value-type="string">
            <text:p>Custom Desktop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3];&quot;_&quot;;[.C13];&quot;_&quot;;;[.D13])" office:value-type="string" office:string-value="Custom Desktop_162_6" calcext:value-type="string">
            <text:p>Custom Desktop_162_6</text:p>
          </table:table-cell>
          <table:table-cell office:value-type="string" calcext:value-type="string">
            <text:p>Custom Desktop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4];&quot;_&quot;;[.C14];&quot;_&quot;;;[.D14])" office:value-type="string" office:string-value="Custom Desktop_168_6" calcext:value-type="string">
            <text:p>Custom Desktop_168_6</text:p>
          </table:table-cell>
          <table:table-cell office:value-type="string" calcext:value-type="string">
            <text:p>Custom Desktop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5];&quot;_&quot;;[.C15];&quot;_&quot;;;[.D15])" office:value-type="string" office:string-value="Custom Desktop_174_6" calcext:value-type="string">
            <text:p>Custom Desktop_174_6</text:p>
          </table:table-cell>
          <table:table-cell office:value-type="string" calcext:value-type="string">
            <text:p>Custom Desktop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6];&quot;_&quot;;[.C16];&quot;_&quot;;;[.D16])" office:value-type="string" office:string-value="Custom Desktop_180_6" calcext:value-type="string">
            <text:p>Custom Desktop_180_6</text:p>
          </table:table-cell>
          <table:table-cell office:value-type="string" calcext:value-type="string">
            <text:p>Custom Desktop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7];&quot;_&quot;;[.C17];&quot;_&quot;;;[.D17])" office:value-type="string" office:string-value="Custom Desktop_18_6" calcext:value-type="string">
            <text:p>Custom Desktop_18_6</text:p>
          </table:table-cell>
          <table:table-cell office:value-type="string" calcext:value-type="string">
            <text:p>Custom Desktop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8];&quot;_&quot;;[.C18];&quot;_&quot;;;[.D18])" office:value-type="string" office:string-value="Custom Desktop_24_6" calcext:value-type="string">
            <text:p>Custom Desktop_24_6</text:p>
          </table:table-cell>
          <table:table-cell office:value-type="string" calcext:value-type="string">
            <text:p>Custom Desktop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9];&quot;_&quot;;[.C19];&quot;_&quot;;;[.D19])" office:value-type="string" office:string-value="Custom Desktop_30_6" calcext:value-type="string">
            <text:p>Custom Desktop_30_6</text:p>
          </table:table-cell>
          <table:table-cell office:value-type="string" calcext:value-type="string">
            <text:p>Custom Desktop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0];&quot;_&quot;;[.C20];&quot;_&quot;;;[.D20])" office:value-type="string" office:string-value="Custom Desktop_36_6" calcext:value-type="string">
            <text:p>Custom Desktop_36_6</text:p>
          </table:table-cell>
          <table:table-cell office:value-type="string" calcext:value-type="string">
            <text:p>Custom Desktop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1];&quot;_&quot;;[.C21];&quot;_&quot;;;[.D21])" office:value-type="string" office:string-value="Custom Desktop_42_6" calcext:value-type="string">
            <text:p>Custom Desktop_42_6</text:p>
          </table:table-cell>
          <table:table-cell office:value-type="string" calcext:value-type="string">
            <text:p>Custom Desktop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2];&quot;_&quot;;[.C22];&quot;_&quot;;;[.D22])" office:value-type="string" office:string-value="Custom Desktop_48_6" calcext:value-type="string">
            <text:p>Custom Desktop_48_6</text:p>
          </table:table-cell>
          <table:table-cell office:value-type="string" calcext:value-type="string">
            <text:p>Custom Desktop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3];&quot;_&quot;;[.C23];&quot;_&quot;;;[.D23])" office:value-type="string" office:string-value="Custom Desktop_54_6" calcext:value-type="string">
            <text:p>Custom Desktop_54_6</text:p>
          </table:table-cell>
          <table:table-cell office:value-type="string" calcext:value-type="string">
            <text:p>Custom Desktop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4];&quot;_&quot;;[.C24];&quot;_&quot;;;[.D24])" office:value-type="string" office:string-value="Custom Desktop_60_6" calcext:value-type="string">
            <text:p>Custom Desktop_60_6</text:p>
          </table:table-cell>
          <table:table-cell office:value-type="string" calcext:value-type="string">
            <text:p>Custom Desktop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5];&quot;_&quot;;[.C25];&quot;_&quot;;;[.D25])" office:value-type="string" office:string-value="Custom Desktop_66_6" calcext:value-type="string">
            <text:p>Custom Desktop_66_6</text:p>
          </table:table-cell>
          <table:table-cell office:value-type="string" calcext:value-type="string">
            <text:p>Custom Desktop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6];&quot;_&quot;;[.C26];&quot;_&quot;;;[.D26])" office:value-type="string" office:string-value="Custom Desktop_72_6" calcext:value-type="string">
            <text:p>Custom Desktop_72_6</text:p>
          </table:table-cell>
          <table:table-cell office:value-type="string" calcext:value-type="string">
            <text:p>Custom Desktop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27];&quot;_&quot;;[.C27];&quot;_&quot;;;[.D27])" office:value-type="string" office:string-value="Custom Desktop_78_6" calcext:value-type="string">
            <text:p>Custom Desktop_78_6</text:p>
          </table:table-cell>
          <table:table-cell office:value-type="string" calcext:value-type="string">
            <text:p>Custom Desktop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8];&quot;_&quot;;[.C28];&quot;_&quot;;;[.D28])" office:value-type="string" office:string-value="Custom Desktop_84_6" calcext:value-type="string">
            <text:p>Custom Desktop_84_6</text:p>
          </table:table-cell>
          <table:table-cell office:value-type="string" calcext:value-type="string">
            <text:p>Custom Desktop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9];&quot;_&quot;;[.C29];&quot;_&quot;;;[.D29])" office:value-type="string" office:string-value="Custom Desktop_90_6" calcext:value-type="string">
            <text:p>Custom Desktop_90_6</text:p>
          </table:table-cell>
          <table:table-cell office:value-type="string" calcext:value-type="string">
            <text:p>Custom Desktop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0];&quot;_&quot;;[.C30];&quot;_&quot;;;[.D30])" office:value-type="string" office:string-value="Custom Desktop_96_6" calcext:value-type="string">
            <text:p>Custom Desktop_96_6</text:p>
          </table:table-cell>
          <table:table-cell office:value-type="string" calcext:value-type="string">
            <text:p>Custom Desktop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1];&quot;_&quot;;[.C31];&quot;_&quot;;;[.D31])" office:value-type="string" office:string-value="Dell Poweredge 1950_102_6" calcext:value-type="string">
            <text:p>Dell Poweredge 1950_102_6</text:p>
          </table:table-cell>
          <table:table-cell office:value-type="string" calcext:value-type="string">
            <text:p>Dell Poweredge 195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2];&quot;_&quot;;[.C32];&quot;_&quot;;;[.D32])" office:value-type="string" office:string-value="Dell Poweredge 1950_108_6" calcext:value-type="string">
            <text:p>Dell Poweredge 1950_108_6</text:p>
          </table:table-cell>
          <table:table-cell office:value-type="string" calcext:value-type="string">
            <text:p>Dell Poweredge 195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3];&quot;_&quot;;[.C33];&quot;_&quot;;;[.D33])" office:value-type="string" office:string-value="Dell Poweredge 1950_114_6" calcext:value-type="string">
            <text:p>Dell Poweredge 1950_114_6</text:p>
          </table:table-cell>
          <table:table-cell office:value-type="string" calcext:value-type="string">
            <text:p>Dell Poweredge 195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4];&quot;_&quot;;[.C34];&quot;_&quot;;;[.D34])" office:value-type="string" office:string-value="Dell Poweredge 1950_120_6" calcext:value-type="string">
            <text:p>Dell Poweredge 1950_120_6</text:p>
          </table:table-cell>
          <table:table-cell office:value-type="string" calcext:value-type="string">
            <text:p>Dell Poweredge 195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5];&quot;_&quot;;[.C35];&quot;_&quot;;;[.D35])" office:value-type="string" office:string-value="Dell Poweredge 1950_126_6" calcext:value-type="string">
            <text:p>Dell Poweredge 1950_126_6</text:p>
          </table:table-cell>
          <table:table-cell office:value-type="string" calcext:value-type="string">
            <text:p>Dell Poweredge 1950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36];&quot;_&quot;;[.C36];&quot;_&quot;;;[.D36])" office:value-type="string" office:string-value="Dell Poweredge 1950_12_6" calcext:value-type="string">
            <text:p>Dell Poweredge 1950_12_6</text:p>
          </table:table-cell>
          <table:table-cell office:value-type="string" calcext:value-type="string">
            <text:p>Dell Poweredge 19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7];&quot;_&quot;;[.C37];&quot;_&quot;;;[.D37])" office:value-type="string" office:string-value="Dell Poweredge 1950_132_6" calcext:value-type="string">
            <text:p>Dell Poweredge 1950_132_6</text:p>
          </table:table-cell>
          <table:table-cell office:value-type="string" calcext:value-type="string">
            <text:p>Dell Poweredge 195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38];&quot;_&quot;;[.C38];&quot;_&quot;;;[.D38])" office:value-type="string" office:string-value="Dell Poweredge 1950_138_6" calcext:value-type="string">
            <text:p>Dell Poweredge 1950_138_6</text:p>
          </table:table-cell>
          <table:table-cell office:value-type="string" calcext:value-type="string">
            <text:p>Dell Poweredge 1950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9];&quot;_&quot;;[.C39];&quot;_&quot;;;[.D39])" office:value-type="string" office:string-value="Dell Poweredge 1950_144_6" calcext:value-type="string">
            <text:p>Dell Poweredge 1950_144_6</text:p>
          </table:table-cell>
          <table:table-cell office:value-type="string" calcext:value-type="string">
            <text:p>Dell Poweredge 1950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40];&quot;_&quot;;[.C40];&quot;_&quot;;;[.D40])" office:value-type="string" office:string-value="Dell Poweredge 1950_150_6" calcext:value-type="string">
            <text:p>Dell Poweredge 1950_150_6</text:p>
          </table:table-cell>
          <table:table-cell office:value-type="string" calcext:value-type="string">
            <text:p>Dell Poweredge 195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1];&quot;_&quot;;[.C41];&quot;_&quot;;;[.D41])" office:value-type="string" office:string-value="Dell Poweredge 1950_156_6" calcext:value-type="string">
            <text:p>Dell Poweredge 1950_156_6</text:p>
          </table:table-cell>
          <table:table-cell office:value-type="string" calcext:value-type="string">
            <text:p>Dell Poweredge 1950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42];&quot;_&quot;;[.C42];&quot;_&quot;;;[.D42])" office:value-type="string" office:string-value="Dell Poweredge 1950_162_6" calcext:value-type="string">
            <text:p>Dell Poweredge 1950_162_6</text:p>
          </table:table-cell>
          <table:table-cell office:value-type="string" calcext:value-type="string">
            <text:p>Dell Poweredge 1950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43];&quot;_&quot;;[.C43];&quot;_&quot;;;[.D43])" office:value-type="string" office:string-value="Dell Poweredge 1950_168_6" calcext:value-type="string">
            <text:p>Dell Poweredge 1950_168_6</text:p>
          </table:table-cell>
          <table:table-cell office:value-type="string" calcext:value-type="string">
            <text:p>Dell Poweredge 1950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44];&quot;_&quot;;[.C44];&quot;_&quot;;;[.D44])" office:value-type="string" office:string-value="Dell Poweredge 1950_174_6" calcext:value-type="string">
            <text:p>Dell Poweredge 1950_174_6</text:p>
          </table:table-cell>
          <table:table-cell office:value-type="string" calcext:value-type="string">
            <text:p>Dell Poweredge 195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45];&quot;_&quot;;[.C45];&quot;_&quot;;;[.D45])" office:value-type="string" office:string-value="Dell Poweredge 1950_180_6" calcext:value-type="string">
            <text:p>Dell Poweredge 1950_180_6</text:p>
          </table:table-cell>
          <table:table-cell office:value-type="string" calcext:value-type="string">
            <text:p>Dell Poweredge 195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46];&quot;_&quot;;[.C46];&quot;_&quot;;;[.D46])" office:value-type="string" office:string-value="Dell Poweredge 1950_18_6" calcext:value-type="string">
            <text:p>Dell Poweredge 1950_18_6</text:p>
          </table:table-cell>
          <table:table-cell office:value-type="string" calcext:value-type="string">
            <text:p>Dell Poweredge 19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7];&quot;_&quot;;[.C47];&quot;_&quot;;;[.D47])" office:value-type="string" office:string-value="Dell Poweredge 1950_24_6" calcext:value-type="string">
            <text:p>Dell Poweredge 1950_24_6</text:p>
          </table:table-cell>
          <table:table-cell office:value-type="string" calcext:value-type="string">
            <text:p>Dell Poweredge 19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8];&quot;_&quot;;[.C48];&quot;_&quot;;;[.D48])" office:value-type="string" office:string-value="Dell Poweredge 1950_30_6" calcext:value-type="string">
            <text:p>Dell Poweredge 1950_30_6</text:p>
          </table:table-cell>
          <table:table-cell office:value-type="string" calcext:value-type="string">
            <text:p>Dell Poweredge 19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9];&quot;_&quot;;[.C49];&quot;_&quot;;;[.D49])" office:value-type="string" office:string-value="Dell Poweredge 1950_36_6" calcext:value-type="string">
            <text:p>Dell Poweredge 1950_36_6</text:p>
          </table:table-cell>
          <table:table-cell office:value-type="string" calcext:value-type="string">
            <text:p>Dell Poweredge 195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0];&quot;_&quot;;[.C50];&quot;_&quot;;;[.D50])" office:value-type="string" office:string-value="Dell Poweredge 1950_42_6" calcext:value-type="string">
            <text:p>Dell Poweredge 1950_42_6</text:p>
          </table:table-cell>
          <table:table-cell office:value-type="string" calcext:value-type="string">
            <text:p>Dell Poweredge 195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1];&quot;_&quot;;[.C51];&quot;_&quot;;;[.D51])" office:value-type="string" office:string-value="Dell Poweredge 1950_48_6" calcext:value-type="string">
            <text:p>Dell Poweredge 1950_48_6</text:p>
          </table:table-cell>
          <table:table-cell office:value-type="string" calcext:value-type="string">
            <text:p>Dell Poweredge 195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2];&quot;_&quot;;[.C52];&quot;_&quot;;;[.D52])" office:value-type="string" office:string-value="Dell Poweredge 1950_54_6" calcext:value-type="string">
            <text:p>Dell Poweredge 1950_54_6</text:p>
          </table:table-cell>
          <table:table-cell office:value-type="string" calcext:value-type="string">
            <text:p>Dell Poweredge 195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3];&quot;_&quot;;[.C53];&quot;_&quot;;;[.D53])" office:value-type="string" office:string-value="Dell Poweredge 1950_60_6" calcext:value-type="string">
            <text:p>Dell Poweredge 1950_60_6</text:p>
          </table:table-cell>
          <table:table-cell office:value-type="string" calcext:value-type="string">
            <text:p>Dell Poweredge 195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4];&quot;_&quot;;[.C54];&quot;_&quot;;;[.D54])" office:value-type="string" office:string-value="Dell Poweredge 1950_66_6" calcext:value-type="string">
            <text:p>Dell Poweredge 1950_66_6</text:p>
          </table:table-cell>
          <table:table-cell office:value-type="string" calcext:value-type="string">
            <text:p>Dell Poweredge 195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55];&quot;_&quot;;[.C55];&quot;_&quot;;;[.D55])" office:value-type="string" office:string-value="Dell Poweredge 1950_72_6" calcext:value-type="string">
            <text:p>Dell Poweredge 1950_72_6</text:p>
          </table:table-cell>
          <table:table-cell office:value-type="string" calcext:value-type="string">
            <text:p>Dell Poweredge 195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6];&quot;_&quot;;[.C56];&quot;_&quot;;;[.D56])" office:value-type="string" office:string-value="Dell Poweredge 1950_78_6" calcext:value-type="string">
            <text:p>Dell Poweredge 1950_78_6</text:p>
          </table:table-cell>
          <table:table-cell office:value-type="string" calcext:value-type="string">
            <text:p>Dell Poweredge 195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7];&quot;_&quot;;[.C57];&quot;_&quot;;;[.D57])" office:value-type="string" office:string-value="Dell Poweredge 1950_84_6" calcext:value-type="string">
            <text:p>Dell Poweredge 1950_84_6</text:p>
          </table:table-cell>
          <table:table-cell office:value-type="string" calcext:value-type="string">
            <text:p>Dell Poweredge 195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8];&quot;_&quot;;[.C58];&quot;_&quot;;;[.D58])" office:value-type="string" office:string-value="Dell Poweredge 1950_90_6" calcext:value-type="string">
            <text:p>Dell Poweredge 1950_90_6</text:p>
          </table:table-cell>
          <table:table-cell office:value-type="string" calcext:value-type="string">
            <text:p>Dell Poweredge 195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9];&quot;_&quot;;[.C59];&quot;_&quot;;;[.D59])" office:value-type="string" office:string-value="Dell Poweredge 1950_96_6" calcext:value-type="string">
            <text:p>Dell Poweredge 1950_96_6</text:p>
          </table:table-cell>
          <table:table-cell office:value-type="string" calcext:value-type="string">
            <text:p>Dell Poweredge 195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60];&quot;_&quot;;[.C60];&quot;_&quot;;;[.D60])" office:value-type="string" office:string-value="Dell Vostro 3550_102_6" calcext:value-type="string">
            <text:p>Dell Vostro 3550_102_6</text:p>
          </table:table-cell>
          <table:table-cell office:value-type="string" calcext:value-type="string">
            <text:p>Dell Vostro 355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1];&quot;_&quot;;[.C61];&quot;_&quot;;;[.D61])" office:value-type="string" office:string-value="Dell Vostro 3550_108_6" calcext:value-type="string">
            <text:p>Dell Vostro 3550_108_6</text:p>
          </table:table-cell>
          <table:table-cell office:value-type="string" calcext:value-type="string">
            <text:p>Dell Vostro 355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62];&quot;_&quot;;[.C62];&quot;_&quot;;;[.D62])" office:value-type="string" office:string-value="Dell Vostro 3550_114_6" calcext:value-type="string">
            <text:p>Dell Vostro 3550_114_6</text:p>
          </table:table-cell>
          <table:table-cell office:value-type="string" calcext:value-type="string">
            <text:p>Dell Vostro 355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3];&quot;_&quot;;[.C63];&quot;_&quot;;;[.D63])" office:value-type="string" office:string-value="Dell Vostro 3550_120_6" calcext:value-type="string">
            <text:p>Dell Vostro 3550_120_6</text:p>
          </table:table-cell>
          <table:table-cell office:value-type="string" calcext:value-type="string">
            <text:p>Dell Vostro 355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4];&quot;_&quot;;[.C64];&quot;_&quot;;;[.D64])" office:value-type="string" office:string-value="Dell Vostro 3550_126_6" calcext:value-type="string">
            <text:p>Dell Vostro 3550_126_6</text:p>
          </table:table-cell>
          <table:table-cell office:value-type="string" calcext:value-type="string">
            <text:p>Dell Vostro 3550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5];&quot;_&quot;;[.C65];&quot;_&quot;;;[.D65])" office:value-type="string" office:string-value="Dell Vostro 3550_12_6" calcext:value-type="string">
            <text:p>Dell Vostro 3550_12_6</text:p>
          </table:table-cell>
          <table:table-cell office:value-type="string" calcext:value-type="string">
            <text:p>Dell Vostro 3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6];&quot;_&quot;;[.C66];&quot;_&quot;;;[.D66])" office:value-type="string" office:string-value="Dell Vostro 3550_132_6" calcext:value-type="string">
            <text:p>Dell Vostro 3550_132_6</text:p>
          </table:table-cell>
          <table:table-cell office:value-type="string" calcext:value-type="string">
            <text:p>Dell Vostro 355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67];&quot;_&quot;;[.C67];&quot;_&quot;;;[.D67])" office:value-type="string" office:string-value="Dell Vostro 3550_138_6" calcext:value-type="string">
            <text:p>Dell Vostro 3550_138_6</text:p>
          </table:table-cell>
          <table:table-cell office:value-type="string" calcext:value-type="string">
            <text:p>Dell Vostro 3550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68];&quot;_&quot;;[.C68];&quot;_&quot;;;[.D68])" office:value-type="string" office:string-value="Dell Vostro 3550_144_6" calcext:value-type="string">
            <text:p>Dell Vostro 3550_144_6</text:p>
          </table:table-cell>
          <table:table-cell office:value-type="string" calcext:value-type="string">
            <text:p>Dell Vostro 3550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9];&quot;_&quot;;[.C69];&quot;_&quot;;;[.D69])" office:value-type="string" office:string-value="Dell Vostro 3550_150_6" calcext:value-type="string">
            <text:p>Dell Vostro 3550_150_6</text:p>
          </table:table-cell>
          <table:table-cell office:value-type="string" calcext:value-type="string">
            <text:p>Dell Vostro 355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0];&quot;_&quot;;[.C70];&quot;_&quot;;;[.D70])" office:value-type="string" office:string-value="Dell Vostro 3550_156_6" calcext:value-type="string">
            <text:p>Dell Vostro 3550_156_6</text:p>
          </table:table-cell>
          <table:table-cell office:value-type="string" calcext:value-type="string">
            <text:p>Dell Vostro 3550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1];&quot;_&quot;;[.C71];&quot;_&quot;;;[.D71])" office:value-type="string" office:string-value="Dell Vostro 3550_162_6" calcext:value-type="string">
            <text:p>Dell Vostro 3550_162_6</text:p>
          </table:table-cell>
          <table:table-cell office:value-type="string" calcext:value-type="string">
            <text:p>Dell Vostro 3550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2];&quot;_&quot;;[.C72];&quot;_&quot;;;[.D72])" office:value-type="string" office:string-value="Dell Vostro 3550_168_6" calcext:value-type="string">
            <text:p>Dell Vostro 3550_168_6</text:p>
          </table:table-cell>
          <table:table-cell office:value-type="string" calcext:value-type="string">
            <text:p>Dell Vostro 3550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3];&quot;_&quot;;[.C73];&quot;_&quot;;;[.D73])" office:value-type="string" office:string-value="Dell Vostro 3550_174_6" calcext:value-type="string">
            <text:p>Dell Vostro 3550_174_6</text:p>
          </table:table-cell>
          <table:table-cell office:value-type="string" calcext:value-type="string">
            <text:p>Dell Vostro 355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74];&quot;_&quot;;[.C74];&quot;_&quot;;;[.D74])" office:value-type="string" office:string-value="Dell Vostro 3550_180_6" calcext:value-type="string">
            <text:p>Dell Vostro 3550_180_6</text:p>
          </table:table-cell>
          <table:table-cell office:value-type="string" calcext:value-type="string">
            <text:p>Dell Vostro 355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5];&quot;_&quot;;[.C75];&quot;_&quot;;;[.D75])" office:value-type="string" office:string-value="Dell Vostro 3550_18_6" calcext:value-type="string">
            <text:p>Dell Vostro 3550_18_6</text:p>
          </table:table-cell>
          <table:table-cell office:value-type="string" calcext:value-type="string">
            <text:p>Dell Vostro 35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6];&quot;_&quot;;[.C76];&quot;_&quot;;;[.D76])" office:value-type="string" office:string-value="Dell Vostro 3550_24_6" calcext:value-type="string">
            <text:p>Dell Vostro 3550_24_6</text:p>
          </table:table-cell>
          <table:table-cell office:value-type="string" calcext:value-type="string">
            <text:p>Dell Vostro 35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7];&quot;_&quot;;[.C77];&quot;_&quot;;;[.D77])" office:value-type="string" office:string-value="Dell Vostro 3550_30_6" calcext:value-type="string">
            <text:p>Dell Vostro 3550_30_6</text:p>
          </table:table-cell>
          <table:table-cell office:value-type="string" calcext:value-type="string">
            <text:p>Dell Vostro 35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8];&quot;_&quot;;[.C78];&quot;_&quot;;;[.D78])" office:value-type="string" office:string-value="Dell Vostro 3550_36_6" calcext:value-type="string">
            <text:p>Dell Vostro 3550_36_6</text:p>
          </table:table-cell>
          <table:table-cell office:value-type="string" calcext:value-type="string">
            <text:p>Dell Vostro 355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9];&quot;_&quot;;[.C79];&quot;_&quot;;;[.D79])" office:value-type="string" office:string-value="Dell Vostro 3550_42_6" calcext:value-type="string">
            <text:p>Dell Vostro 3550_42_6</text:p>
          </table:table-cell>
          <table:table-cell office:value-type="string" calcext:value-type="string">
            <text:p>Dell Vostro 355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0];&quot;_&quot;;[.C80];&quot;_&quot;;;[.D80])" office:value-type="string" office:string-value="Dell Vostro 3550_48_6" calcext:value-type="string">
            <text:p>Dell Vostro 3550_48_6</text:p>
          </table:table-cell>
          <table:table-cell office:value-type="string" calcext:value-type="string">
            <text:p>Dell Vostro 355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1];&quot;_&quot;;[.C81];&quot;_&quot;;;[.D81])" office:value-type="string" office:string-value="Dell Vostro 3550_54_6" calcext:value-type="string">
            <text:p>Dell Vostro 3550_54_6</text:p>
          </table:table-cell>
          <table:table-cell office:value-type="string" calcext:value-type="string">
            <text:p>Dell Vostro 355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2];&quot;_&quot;;[.C82];&quot;_&quot;;;[.D82])" office:value-type="string" office:string-value="Dell Vostro 3550_60_6" calcext:value-type="string">
            <text:p>Dell Vostro 3550_60_6</text:p>
          </table:table-cell>
          <table:table-cell office:value-type="string" calcext:value-type="string">
            <text:p>Dell Vostro 355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3];&quot;_&quot;;[.C83];&quot;_&quot;;;[.D83])" office:value-type="string" office:string-value="Dell Vostro 3550_66_6" calcext:value-type="string">
            <text:p>Dell Vostro 3550_66_6</text:p>
          </table:table-cell>
          <table:table-cell office:value-type="string" calcext:value-type="string">
            <text:p>Dell Vostro 355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4];&quot;_&quot;;[.C84];&quot;_&quot;;;[.D84])" office:value-type="string" office:string-value="Dell Vostro 3550_72_6" calcext:value-type="string">
            <text:p>Dell Vostro 3550_72_6</text:p>
          </table:table-cell>
          <table:table-cell office:value-type="string" calcext:value-type="string">
            <text:p>Dell Vostro 355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5];&quot;_&quot;;[.C85];&quot;_&quot;;;[.D85])" office:value-type="string" office:string-value="Dell Vostro 3550_78_6" calcext:value-type="string">
            <text:p>Dell Vostro 3550_78_6</text:p>
          </table:table-cell>
          <table:table-cell office:value-type="string" calcext:value-type="string">
            <text:p>Dell Vostro 355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6];&quot;_&quot;;[.C86];&quot;_&quot;;;[.D86])" office:value-type="string" office:string-value="Dell Vostro 3550_84_6" calcext:value-type="string">
            <text:p>Dell Vostro 3550_84_6</text:p>
          </table:table-cell>
          <table:table-cell office:value-type="string" calcext:value-type="string">
            <text:p>Dell Vostro 355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7];&quot;_&quot;;[.C87];&quot;_&quot;;;[.D87])" office:value-type="string" office:string-value="Dell Vostro 3550_90_6" calcext:value-type="string">
            <text:p>Dell Vostro 3550_90_6</text:p>
          </table:table-cell>
          <table:table-cell office:value-type="string" calcext:value-type="string">
            <text:p>Dell Vostro 355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8];&quot;_&quot;;[.C88];&quot;_&quot;;;[.D88])" office:value-type="string" office:string-value="Dell Vostro 3550_96_6" calcext:value-type="string">
            <text:p>Dell Vostro 3550_96_6</text:p>
          </table:table-cell>
          <table:table-cell office:value-type="string" calcext:value-type="string">
            <text:p>Dell Vostro 355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9];&quot;_&quot;;[.C89];&quot;_&quot;;;[.D89])" office:value-type="string" office:string-value="Intel NUC7i5BNH_102_6" calcext:value-type="string">
            <text:p>Intel NUC7i5BNH_102_6</text:p>
          </table:table-cell>
          <table:table-cell office:value-type="string" calcext:value-type="string">
            <text:p>Intel NUC7i5BNH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0];&quot;_&quot;;[.C90];&quot;_&quot;;;[.D90])" office:value-type="string" office:string-value="Intel NUC7i5BNH_108_6" calcext:value-type="string">
            <text:p>Intel NUC7i5BNH_108_6</text:p>
          </table:table-cell>
          <table:table-cell office:value-type="string" calcext:value-type="string">
            <text:p>Intel NUC7i5BNH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1];&quot;_&quot;;[.C91];&quot;_&quot;;;[.D91])" office:value-type="string" office:string-value="Intel NUC7i5BNH_114_6" calcext:value-type="string">
            <text:p>Intel NUC7i5BNH_114_6</text:p>
          </table:table-cell>
          <table:table-cell office:value-type="string" calcext:value-type="string">
            <text:p>Intel NUC7i5BNH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2];&quot;_&quot;;[.C92];&quot;_&quot;;;[.D92])" office:value-type="string" office:string-value="Intel NUC7i5BNH_120_6" calcext:value-type="string">
            <text:p>Intel NUC7i5BNH_120_6</text:p>
          </table:table-cell>
          <table:table-cell office:value-type="string" calcext:value-type="string">
            <text:p>Intel NUC7i5BNH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3];&quot;_&quot;;[.C93];&quot;_&quot;;;[.D93])" office:value-type="string" office:string-value="Intel NUC7i5BNH_126_6" calcext:value-type="string">
            <text:p>Intel NUC7i5BNH_126_6</text:p>
          </table:table-cell>
          <table:table-cell office:value-type="string" calcext:value-type="string">
            <text:p>Intel NUC7i5BNH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94];&quot;_&quot;;[.C94];&quot;_&quot;;;[.D94])" office:value-type="string" office:string-value="Intel NUC7i5BNH_12_6" calcext:value-type="string">
            <text:p>Intel NUC7i5BNH_12_6</text:p>
          </table:table-cell>
          <table:table-cell office:value-type="string" calcext:value-type="string">
            <text:p>Intel NUC7i5BN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5];&quot;_&quot;;[.C95];&quot;_&quot;;;[.D95])" office:value-type="string" office:string-value="Intel NUC7i5BNH_132_6" calcext:value-type="string">
            <text:p>Intel NUC7i5BNH_132_6</text:p>
          </table:table-cell>
          <table:table-cell office:value-type="string" calcext:value-type="string">
            <text:p>Intel NUC7i5BNH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96];&quot;_&quot;;[.C96];&quot;_&quot;;;[.D96])" office:value-type="string" office:string-value="Intel NUC7i5BNH_138_6" calcext:value-type="string">
            <text:p>Intel NUC7i5BNH_138_6</text:p>
          </table:table-cell>
          <table:table-cell office:value-type="string" calcext:value-type="string">
            <text:p>Intel NUC7i5BNH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7];&quot;_&quot;;[.C97];&quot;_&quot;;;[.D97])" office:value-type="string" office:string-value="Intel NUC7i5BNH_144_6" calcext:value-type="string">
            <text:p>Intel NUC7i5BNH_144_6</text:p>
          </table:table-cell>
          <table:table-cell office:value-type="string" calcext:value-type="string">
            <text:p>Intel NUC7i5BNH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98];&quot;_&quot;;[.C98];&quot;_&quot;;;[.D98])" office:value-type="string" office:string-value="Intel NUC7i5BNH_150_6" calcext:value-type="string">
            <text:p>Intel NUC7i5BNH_150_6</text:p>
          </table:table-cell>
          <table:table-cell office:value-type="string" calcext:value-type="string">
            <text:p>Intel NUC7i5BNH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99];&quot;_&quot;;[.C99];&quot;_&quot;;;[.D99])" office:value-type="string" office:string-value="Intel NUC7i5BNH_156_6" calcext:value-type="string">
            <text:p>Intel NUC7i5BNH_156_6</text:p>
          </table:table-cell>
          <table:table-cell office:value-type="string" calcext:value-type="string">
            <text:p>Intel NUC7i5BNH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100];&quot;_&quot;;[.C100];&quot;_&quot;;;[.D100])" office:value-type="string" office:string-value="Intel NUC7i5BNH_162_6" calcext:value-type="string">
            <text:p>Intel NUC7i5BNH_162_6</text:p>
          </table:table-cell>
          <table:table-cell office:value-type="string" calcext:value-type="string">
            <text:p>Intel NUC7i5BNH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1];&quot;_&quot;;[.C101];&quot;_&quot;;;[.D101])" office:value-type="string" office:string-value="Intel NUC7i5BNH_168_6" calcext:value-type="string">
            <text:p>Intel NUC7i5BNH_168_6</text:p>
          </table:table-cell>
          <table:table-cell office:value-type="string" calcext:value-type="string">
            <text:p>Intel NUC7i5BNH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02];&quot;_&quot;;[.C102];&quot;_&quot;;;[.D102])" office:value-type="string" office:string-value="Intel NUC7i5BNH_174_6" calcext:value-type="string">
            <text:p>Intel NUC7i5BNH_174_6</text:p>
          </table:table-cell>
          <table:table-cell office:value-type="string" calcext:value-type="string">
            <text:p>Intel NUC7i5BNH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3];&quot;_&quot;;[.C103];&quot;_&quot;;;[.D103])" office:value-type="string" office:string-value="Intel NUC7i5BNH_180_6" calcext:value-type="string">
            <text:p>Intel NUC7i5BNH_180_6</text:p>
          </table:table-cell>
          <table:table-cell office:value-type="string" calcext:value-type="string">
            <text:p>Intel NUC7i5BNH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04];&quot;_&quot;;[.C104];&quot;_&quot;;;[.D104])" office:value-type="string" office:string-value="Intel NUC7i5BNH_18_6" calcext:value-type="string">
            <text:p>Intel NUC7i5BNH_18_6</text:p>
          </table:table-cell>
          <table:table-cell office:value-type="string" calcext:value-type="string">
            <text:p>Intel NUC7i5BNH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5];&quot;_&quot;;[.C105];&quot;_&quot;;;[.D105])" office:value-type="string" office:string-value="Intel NUC7i5BNH_24_6" calcext:value-type="string">
            <text:p>Intel NUC7i5BNH_24_6</text:p>
          </table:table-cell>
          <table:table-cell office:value-type="string" calcext:value-type="string">
            <text:p>Intel NUC7i5BNH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6];&quot;_&quot;;[.C106];&quot;_&quot;;;[.D106])" office:value-type="string" office:string-value="Intel NUC7i5BNH_30_6" calcext:value-type="string">
            <text:p>Intel NUC7i5BNH_30_6</text:p>
          </table:table-cell>
          <table:table-cell office:value-type="string" calcext:value-type="string">
            <text:p>Intel NUC7i5BNH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7];&quot;_&quot;;[.C107];&quot;_&quot;;;[.D107])" office:value-type="string" office:string-value="Intel NUC7i5BNH_36_6" calcext:value-type="string">
            <text:p>Intel NUC7i5BNH_36_6</text:p>
          </table:table-cell>
          <table:table-cell office:value-type="string" calcext:value-type="string">
            <text:p>Intel NUC7i5BNH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8];&quot;_&quot;;[.C108];&quot;_&quot;;;[.D108])" office:value-type="string" office:string-value="Intel NUC7i5BNH_42_6" calcext:value-type="string">
            <text:p>Intel NUC7i5BNH_42_6</text:p>
          </table:table-cell>
          <table:table-cell office:value-type="string" calcext:value-type="string">
            <text:p>Intel NUC7i5BNH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109];&quot;_&quot;;[.C109];&quot;_&quot;;;[.D109])" office:value-type="string" office:string-value="Intel NUC7i5BNH_48_6" calcext:value-type="string">
            <text:p>Intel NUC7i5BNH_48_6</text:p>
          </table:table-cell>
          <table:table-cell office:value-type="string" calcext:value-type="string">
            <text:p>Intel NUC7i5BNH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0];&quot;_&quot;;[.C110];&quot;_&quot;;;[.D110])" office:value-type="string" office:string-value="Intel NUC7i5BNH_54_6" calcext:value-type="string">
            <text:p>Intel NUC7i5BNH_54_6</text:p>
          </table:table-cell>
          <table:table-cell office:value-type="string" calcext:value-type="string">
            <text:p>Intel NUC7i5BNH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1];&quot;_&quot;;[.C111];&quot;_&quot;;;[.D111])" office:value-type="string" office:string-value="Intel NUC7i5BNH_60_6" calcext:value-type="string">
            <text:p>Intel NUC7i5BNH_60_6</text:p>
          </table:table-cell>
          <table:table-cell office:value-type="string" calcext:value-type="string">
            <text:p>Intel NUC7i5BNH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2];&quot;_&quot;;[.C112];&quot;_&quot;;;[.D112])" office:value-type="string" office:string-value="Intel NUC7i5BNH_66_6" calcext:value-type="string">
            <text:p>Intel NUC7i5BNH_66_6</text:p>
          </table:table-cell>
          <table:table-cell office:value-type="string" calcext:value-type="string">
            <text:p>Intel NUC7i5BNH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13];&quot;_&quot;;[.C113];&quot;_&quot;;;[.D113])" office:value-type="string" office:string-value="Intel NUC7i5BNH_72_6" calcext:value-type="string">
            <text:p>Intel NUC7i5BNH_72_6</text:p>
          </table:table-cell>
          <table:table-cell office:value-type="string" calcext:value-type="string">
            <text:p>Intel NUC7i5BNH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14];&quot;_&quot;;[.C114];&quot;_&quot;;;[.D114])" office:value-type="string" office:string-value="Intel NUC7i5BNH_78_6" calcext:value-type="string">
            <text:p>Intel NUC7i5BNH_78_6</text:p>
          </table:table-cell>
          <table:table-cell office:value-type="string" calcext:value-type="string">
            <text:p>Intel NUC7i5BNH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5];&quot;_&quot;;[.C115];&quot;_&quot;;;[.D115])" office:value-type="string" office:string-value="Intel NUC7i5BNH_84_6" calcext:value-type="string">
            <text:p>Intel NUC7i5BNH_84_6</text:p>
          </table:table-cell>
          <table:table-cell office:value-type="string" calcext:value-type="string">
            <text:p>Intel NUC7i5BNH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6];&quot;_&quot;;[.C116];&quot;_&quot;;;[.D116])" office:value-type="string" office:string-value="Intel NUC7i5BNH_90_6" calcext:value-type="string">
            <text:p>Intel NUC7i5BNH_90_6</text:p>
          </table:table-cell>
          <table:table-cell office:value-type="string" calcext:value-type="string">
            <text:p>Intel NUC7i5BNH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117];&quot;_&quot;;[.C117];&quot;_&quot;;;[.D117])" office:value-type="string" office:string-value="Intel NUC7i5BNH_96_6" calcext:value-type="string">
            <text:p>Intel NUC7i5BNH_96_6</text:p>
          </table:table-cell>
          <table:table-cell office:value-type="string" calcext:value-type="string">
            <text:p>Intel NUC7i5BNH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</table:table>
      <table:table table:name="Charts" table:style-name="ta1">
        <table:shapes>
          <draw:frame draw:z-index="0" draw:style-name="gr1" draw:text-style-name="P1" svg:width="977.95pt" svg:height="522.54pt" svg:x="30.44pt" svg:y="8.31pt">
            <loext:p draw:notify-on-update-of-ranges="Results.C4:Results.C32 Results.E1:Results.E1 Results.H4:Results.H32 Results.K1:Results.K1 Results.N4:Results.N32 Results.Q1:Results.Q1 Results.T4:Results.T32 Results.W1:Results.W1 Results.Z4:Results.Z3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.A1:data.H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5:56:43.696104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38:07.680876219</meta:creation-date>
    <dc:date>2017-07-22T15:57:24.128545960</dc:date>
    <meta:editing-duration>PT8H11M14S</meta:editing-duration>
    <meta:editing-cycles>14</meta:editing-cycles>
    <meta:generator>LibreOffice/5.1.6.2$Linux_X86_64 LibreOffice_project/10m0$Build-2</meta:generator>
    <meta:document-statistic meta:table-count="3" meta:cell-count="1805" meta:object-count="1"/>
  </office:meta>
</office:document-meta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01cm" svg:height="18.435cm" xlink:href=".." xlink:type="simple" chart:class="chart:line" chart:style-name="ch1">
        <chart:title svg:x="15.196cm" svg:y="0.504cm" chart:style-name="ch2">
          <text:p>Fixed baud rate test</text:p>
        </chart:title>
        <chart:legend chart:legend-position="end" svg:x="29.929cm" svg:y="8.171cm" style:legend-expansion="high" chart:style-name="ch3"/>
        <chart:plot-area chart:style-name="ch4" table:cell-range-address="Results.C4:Results.C32 Results.E1:Results.E1 Results.H4:Results.H32 Results.K1:Results.K1 Results.N4:Results.N32 Results.Q1:Results.Q1 Results.T4:Results.T32 Results.W1:Results.W1 Results.Z4:Results.Z32" chart:data-source-has-labels="both" svg:x="1.701cm" svg:y="1.651cm" svg:width="27.538cm" svg:height="16.416cm">
          <chartooo:coordinate-region svg:x="3.116cm" svg:y="1.651cm" svg:width="25.46cm" svg:height="13.759cm"/>
          <chart:axis chart:dimension="x" chart:name="primary-x" chart:style-name="ch5" chartooo:axis-type="auto">
            <chartooo:date-scale/>
            <chart:categories table:cell-range-address="Results.C4:Results.C32"/>
            <chart:grid chart:style-name="ch6" chart:class="major"/>
          </chart:axis>
          <chart:axis chart:dimension="y" chart:name="primary-y" chart:style-name="ch7">
            <chart:title svg:x="0.451cm" svg:y="11.398cm" chart:style-name="ch8">
              <text:p>% Packets Received</text:p>
            </chart:title>
            <chart:grid chart:style-name="ch6" chart:class="major"/>
          </chart:axis>
          <chart:series chart:style-name="ch9" chart:values-cell-range-address="Results.H4:Results.H32" chart:label-cell-address="Results.E1:Results.E1" chart:class="chart:line">
            <chart:data-point chart:repeated="29"/>
          </chart:series>
          <chart:series chart:style-name="ch10" chart:values-cell-range-address="Results.N4:Results.N32" chart:label-cell-address="Results.K1:Results.K1" chart:class="chart:line">
            <chart:data-point chart:repeated="29"/>
          </chart:series>
          <chart:series chart:style-name="ch11" chart:values-cell-range-address="Results.T4:Results.T32" chart:label-cell-address="Results.Q1:Results.Q1" chart:class="chart:line">
            <chart:data-point chart:repeated="29"/>
          </chart:series>
          <chart:series chart:style-name="ch12" chart:values-cell-range-address="Results.Z4:Results.Z32" chart:label-cell-address="Results.W1:Results.W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 Desktop</text:p>
                <draw:g>
                  <svg:desc>Results.E1:Results.E1</svg:desc>
                </draw:g>
              </table:table-cell>
              <table:table-cell office:value-type="string">
                <text:p>Dell Poweredge 1950</text:p>
                <draw:g>
                  <svg:desc>Results.K1:Results.K1</svg:desc>
                </draw:g>
              </table:table-cell>
              <table:table-cell office:value-type="string">
                <text:p>Dell Vostro 3550</text:p>
                <draw:g>
                  <svg:desc>Results.Q1:Results.Q1</svg:desc>
                </draw:g>
              </table:table-cell>
              <table:table-cell office:value-type="string">
                <text:p>Intel NUC7i5BNH</text:p>
                <draw:g>
                  <svg:desc>Results.W1:Result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Baud @ 12 Hz</text:p>
                <draw:g>
                  <svg:desc>Results.C4:Results.C32</svg:desc>
                </draw:g>
              </table:table-cell>
              <table:table-cell office:value-type="float" office:value="1">
                <text:p>1</text:p>
                <draw:g>
                  <svg:desc>Results.H4:Results.H32</svg:desc>
                </draw:g>
              </table:table-cell>
              <table:table-cell office:value-type="float" office:value="0.99609375">
                <text:p>0.99609375</text:p>
                <draw:g>
                  <svg:desc>Results.N4:Results.N32</svg:desc>
                </draw:g>
              </table:table-cell>
              <table:table-cell office:value-type="float" office:value="0.9921875">
                <text:p>0.9921875</text:p>
                <draw:g>
                  <svg:desc>Results.T4:Results.T32</svg:desc>
                </draw:g>
              </table:table-cell>
              <table:table-cell office:value-type="float" office:value="0.98046875">
                <text:p>0.98046875</text:p>
                <draw:g>
                  <svg:desc>Results.Z4:Results.Z32</svg:desc>
                </draw:g>
              </table:table-cell>
            </table:table-row>
            <table:table-row>
              <table:table-cell office:value-type="string">
                <text:p>6 Baud @ 18 Hz</text:p>
              </table:table-cell>
              <table:table-cell office:value-type="float" office:value="1">
                <text:p>1</text:p>
              </table:table-cell>
              <table:table-cell office:value-type="float" office:value="0.99609375">
                <text:p>0.99609375</text:p>
              </table:table-cell>
              <table:table-cell office:value-type="float" office:value="1">
                <text:p>1</text:p>
              </table:table-cell>
              <table:table-cell office:value-type="float" office:value="0.99609375">
                <text:p>0.99609375</text:p>
              </table:table-cell>
            </table:table-row>
            <table:table-row>
              <table:table-cell office:value-type="string">
                <text:p>6 Baud @ 24 Hz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 Baud @ 30 Hz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1">
                <text:p>1</text:p>
              </table:table-cell>
              <table:table-cell office:value-type="float" office:value="0.98828125">
                <text:p>0.98828125</text:p>
              </table:table-cell>
            </table:table-row>
            <table:table-row>
              <table:table-cell office:value-type="string">
                <text:p>6 Baud @ 36 Hz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984375">
                <text:p>0.984375</text:p>
              </table:table-cell>
              <table:table-cell office:value-type="float" office:value="0.96875">
                <text:p>0.96875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 Baud @ 42 Hz</text:p>
              </table:table-cell>
              <table:table-cell office:value-type="float" office:value="0.859375">
                <text:p>0.859375</text:p>
              </table:table-cell>
              <table:table-cell office:value-type="float" office:value="0.9765625">
                <text:p>0.9765625</text:p>
              </table:table-cell>
              <table:table-cell office:value-type="float" office:value="1">
                <text:p>1</text:p>
              </table:table-cell>
              <table:table-cell office:value-type="float" office:value="0.93359375">
                <text:p>0.93359375</text:p>
              </table:table-cell>
            </table:table-row>
            <table:table-row>
              <table:table-cell office:value-type="string">
                <text:p>6 Baud @ 48 Hz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8515625">
                <text:p>0.851562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6 Baud @ 54 Hz</text:p>
              </table:table-cell>
              <table:table-cell office:value-type="float" office:value="0.8125">
                <text:p>0.8125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9921875">
                <text:p>0.992187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6 Baud @ 60 Hz</text:p>
              </table:table-cell>
              <table:table-cell office:value-type="float" office:value="0.84375">
                <text:p>0.84375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6 Baud @ 66 Hz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9921875">
                <text:p>0.9921875</text:p>
              </table:table-cell>
              <table:table-cell office:value-type="float" office:value="0.75390625">
                <text:p>0.75390625</text:p>
              </table:table-cell>
            </table:table-row>
            <table:table-row>
              <table:table-cell office:value-type="string">
                <text:p>6 Baud @ 72 Hz</text:p>
              </table:table-cell>
              <table:table-cell office:value-type="float" office:value="0.2578125">
                <text:p>0.2578125</text:p>
              </table:table-cell>
              <table:table-cell office:value-type="float" office:value="0.9765625">
                <text:p>0.976562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76171875">
                <text:p>0.76171875</text:p>
              </table:table-cell>
            </table:table-row>
            <table:table-row>
              <table:table-cell office:value-type="string">
                <text:p>6 Baud @ 78 Hz</text:p>
              </table:table-cell>
              <table:table-cell office:value-type="float" office:value="0.609375">
                <text:p>0.609375</text:p>
              </table:table-cell>
              <table:table-cell office:value-type="float" office:value="0.9296875">
                <text:p>0.92968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string">
                <text:p>6 Baud @ 84 Hz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6 Baud @ 90 Hz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6 Baud @ 96 Hz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7421875">
                <text:p>0.7421875</text:p>
              </table:table-cell>
              <table:table-cell office:value-type="float" office:value="0.96875">
                <text:p>0.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Baud @ 102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Baud @ 108 Hz</text:p>
              </table:table-cell>
              <table:table-cell office:value-type="float" office:value="0">
                <text:p>0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8828125">
                <text:p>0.882812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6 Baud @ 114 Hz</text:p>
              </table:table-cell>
              <table:table-cell office:value-type="float" office:value="0.03515625">
                <text:p>0.03515625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Baud @ 120 Hz</text:p>
              </table:table-cell>
              <table:table-cell office:value-type="float" office:value="0.15234375">
                <text:p>0.15234375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9765625">
                <text:p>0.9765625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6 Baud @ 126 Hz</text:p>
              </table:table-cell>
              <table:table-cell office:value-type="float" office:value="0.26171875">
                <text:p>0.26171875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96875">
                <text:p>0.9687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6 Baud @ 132 Hz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6484375">
                <text:p>0.6484375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 Baud @ 138 Hz</text:p>
              </table:table-cell>
              <table:table-cell office:value-type="float" office:value="0.125">
                <text:p>0.125</text:p>
              </table:table-cell>
              <table:table-cell office:value-type="float" office:value="0.5234375">
                <text:p>0.5234375</text:p>
              </table:table-cell>
              <table:table-cell office:value-type="float" office:value="0.984375">
                <text:p>0.98437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6 Baud @ 144 Hz</text:p>
              </table:table-cell>
              <table:table-cell office:value-type="float" office:value="0.1484375">
                <text:p>0.1484375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6 Baud @ 150 Hz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9609375">
                <text:p>0.960937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6 Baud @ 156 Hz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59375">
                <text:p>0.59375</text:p>
              </table:table-cell>
              <table:table-cell office:value-type="float" office:value="0.9765625">
                <text:p>0.9765625</text:p>
              </table:table-cell>
              <table:table-cell office:value-type="float" office:value="0.83203125">
                <text:p>0.83203125</text:p>
              </table:table-cell>
            </table:table-row>
            <table:table-row>
              <table:table-cell office:value-type="string">
                <text:p>6 Baud @ 162 Hz</text:p>
              </table:table-cell>
              <table:table-cell office:value-type="float" office:value="0.0234375">
                <text:p>0.0234375</text:p>
              </table:table-cell>
              <table:table-cell office:value-type="float" office:value="0.3203125">
                <text:p>0.3203125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 Baud @ 168 Hz</text:p>
              </table:table-cell>
              <table:table-cell office:value-type="float" office:value="0.0390625">
                <text:p>0.0390625</text:p>
              </table:table-cell>
              <table:table-cell office:value-type="float" office:value="0.453125">
                <text:p>0.453125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 Baud @ 174 Hz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8828125">
                <text:p>0.882812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6 Baud @ 180 Hz</text:p>
              </table:table-cell>
              <table:table-cell office:value-type="float" office:value="0">
                <text:p>0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55859375">
                <text:p>0.55859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